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17.8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6"/>
      <style:map style:condition="cell-content()=&quot;术士&quot;" style:apply-style-name="术士" style:base-cell-address="卡牌.C1096"/>
      <style:map style:condition="cell-content()=&quot;法师&quot;" style:apply-style-name="法师" style:base-cell-address="卡牌.C1096"/>
      <style:map style:condition="cell-content()=&quot;潜行者&quot;" style:apply-style-name="潜行者" style:base-cell-address="卡牌.C1096"/>
      <style:map style:condition="cell-content()=&quot;猎人&quot;" style:apply-style-name="猎人" style:base-cell-address="卡牌.C1096"/>
      <style:map style:condition="cell-content()=&quot;德鲁伊&quot;" style:apply-style-name="德鲁伊" style:base-cell-address="卡牌.C1096"/>
      <style:map style:condition="cell-content()=&quot;萨满祭司&quot;" style:apply-style-name="萨满祭司" style:base-cell-address="卡牌.C1096"/>
      <style:map style:condition="cell-content()=&quot;圣骑士&quot;" style:apply-style-name="圣骑士" style:base-cell-address="卡牌.C1096"/>
    </style:style>
    <style:style style:name="ce1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7"/>
      <style:map style:condition="cell-content()=&quot;术士&quot;" style:apply-style-name="术士" style:base-cell-address="卡牌.C1097"/>
      <style:map style:condition="cell-content()=&quot;法师&quot;" style:apply-style-name="法师" style:base-cell-address="卡牌.C1097"/>
      <style:map style:condition="cell-content()=&quot;潜行者&quot;" style:apply-style-name="潜行者" style:base-cell-address="卡牌.C1097"/>
      <style:map style:condition="cell-content()=&quot;猎人&quot;" style:apply-style-name="猎人" style:base-cell-address="卡牌.C1097"/>
      <style:map style:condition="cell-content()=&quot;德鲁伊&quot;" style:apply-style-name="德鲁伊" style:base-cell-address="卡牌.C1097"/>
      <style:map style:condition="cell-content()=&quot;萨满祭司&quot;" style:apply-style-name="萨满祭司" style:base-cell-address="卡牌.C1097"/>
      <style:map style:condition="cell-content()=&quot;圣骑士&quot;" style:apply-style-name="圣骑士" style:base-cell-address="卡牌.C1097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8"/>
      <style:map style:condition="cell-content()=&quot;术士&quot;" style:apply-style-name="术士" style:base-cell-address="卡牌.C1098"/>
      <style:map style:condition="cell-content()=&quot;法师&quot;" style:apply-style-name="法师" style:base-cell-address="卡牌.C1098"/>
      <style:map style:condition="cell-content()=&quot;潜行者&quot;" style:apply-style-name="潜行者" style:base-cell-address="卡牌.C1098"/>
      <style:map style:condition="cell-content()=&quot;猎人&quot;" style:apply-style-name="猎人" style:base-cell-address="卡牌.C1098"/>
      <style:map style:condition="cell-content()=&quot;德鲁伊&quot;" style:apply-style-name="德鲁伊" style:base-cell-address="卡牌.C1098"/>
      <style:map style:condition="cell-content()=&quot;萨满祭司&quot;" style:apply-style-name="萨满祭司" style:base-cell-address="卡牌.C1098"/>
      <style:map style:condition="cell-content()=&quot;圣骑士&quot;" style:apply-style-name="圣骑士" style:base-cell-address="卡牌.C1098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9"/>
      <style:map style:condition="cell-content()=&quot;术士&quot;" style:apply-style-name="术士" style:base-cell-address="卡牌.C1099"/>
      <style:map style:condition="cell-content()=&quot;法师&quot;" style:apply-style-name="法师" style:base-cell-address="卡牌.C1099"/>
      <style:map style:condition="cell-content()=&quot;潜行者&quot;" style:apply-style-name="潜行者" style:base-cell-address="卡牌.C1099"/>
      <style:map style:condition="cell-content()=&quot;猎人&quot;" style:apply-style-name="猎人" style:base-cell-address="卡牌.C1099"/>
      <style:map style:condition="cell-content()=&quot;德鲁伊&quot;" style:apply-style-name="德鲁伊" style:base-cell-address="卡牌.C1099"/>
      <style:map style:condition="cell-content()=&quot;萨满祭司&quot;" style:apply-style-name="萨满祭司" style:base-cell-address="卡牌.C1099"/>
      <style:map style:condition="cell-content()=&quot;圣骑士&quot;" style:apply-style-name="圣骑士" style:base-cell-address="卡牌.C1099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0"/>
      <style:map style:condition="cell-content()=&quot;术士&quot;" style:apply-style-name="术士" style:base-cell-address="卡牌.C1100"/>
      <style:map style:condition="cell-content()=&quot;法师&quot;" style:apply-style-name="法师" style:base-cell-address="卡牌.C1100"/>
      <style:map style:condition="cell-content()=&quot;潜行者&quot;" style:apply-style-name="潜行者" style:base-cell-address="卡牌.C1100"/>
      <style:map style:condition="cell-content()=&quot;猎人&quot;" style:apply-style-name="猎人" style:base-cell-address="卡牌.C1100"/>
      <style:map style:condition="cell-content()=&quot;德鲁伊&quot;" style:apply-style-name="德鲁伊" style:base-cell-address="卡牌.C1100"/>
      <style:map style:condition="cell-content()=&quot;萨满祭司&quot;" style:apply-style-name="萨满祭司" style:base-cell-address="卡牌.C1100"/>
      <style:map style:condition="cell-content()=&quot;圣骑士&quot;" style:apply-style-name="圣骑士" style:base-cell-address="卡牌.C1100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1"/>
      <style:map style:condition="cell-content()=&quot;术士&quot;" style:apply-style-name="术士" style:base-cell-address="卡牌.C1101"/>
      <style:map style:condition="cell-content()=&quot;法师&quot;" style:apply-style-name="法师" style:base-cell-address="卡牌.C1101"/>
      <style:map style:condition="cell-content()=&quot;潜行者&quot;" style:apply-style-name="潜行者" style:base-cell-address="卡牌.C1101"/>
      <style:map style:condition="cell-content()=&quot;猎人&quot;" style:apply-style-name="猎人" style:base-cell-address="卡牌.C1101"/>
      <style:map style:condition="cell-content()=&quot;德鲁伊&quot;" style:apply-style-name="德鲁伊" style:base-cell-address="卡牌.C1101"/>
      <style:map style:condition="cell-content()=&quot;萨满祭司&quot;" style:apply-style-name="萨满祭司" style:base-cell-address="卡牌.C1101"/>
      <style:map style:condition="cell-content()=&quot;圣骑士&quot;" style:apply-style-name="圣骑士" style:base-cell-address="卡牌.C1101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2"/>
      <style:map style:condition="cell-content()=&quot;术士&quot;" style:apply-style-name="术士" style:base-cell-address="卡牌.C1102"/>
      <style:map style:condition="cell-content()=&quot;法师&quot;" style:apply-style-name="法师" style:base-cell-address="卡牌.C1102"/>
      <style:map style:condition="cell-content()=&quot;潜行者&quot;" style:apply-style-name="潜行者" style:base-cell-address="卡牌.C1102"/>
      <style:map style:condition="cell-content()=&quot;猎人&quot;" style:apply-style-name="猎人" style:base-cell-address="卡牌.C1102"/>
      <style:map style:condition="cell-content()=&quot;德鲁伊&quot;" style:apply-style-name="德鲁伊" style:base-cell-address="卡牌.C1102"/>
      <style:map style:condition="cell-content()=&quot;萨满祭司&quot;" style:apply-style-name="萨满祭司" style:base-cell-address="卡牌.C1102"/>
      <style:map style:condition="cell-content()=&quot;圣骑士&quot;" style:apply-style-name="圣骑士" style:base-cell-address="卡牌.C1102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3"/>
      <style:map style:condition="cell-content()=&quot;术士&quot;" style:apply-style-name="术士" style:base-cell-address="卡牌.C1103"/>
      <style:map style:condition="cell-content()=&quot;法师&quot;" style:apply-style-name="法师" style:base-cell-address="卡牌.C1103"/>
      <style:map style:condition="cell-content()=&quot;潜行者&quot;" style:apply-style-name="潜行者" style:base-cell-address="卡牌.C1103"/>
      <style:map style:condition="cell-content()=&quot;猎人&quot;" style:apply-style-name="猎人" style:base-cell-address="卡牌.C1103"/>
      <style:map style:condition="cell-content()=&quot;德鲁伊&quot;" style:apply-style-name="德鲁伊" style:base-cell-address="卡牌.C1103"/>
      <style:map style:condition="cell-content()=&quot;萨满祭司&quot;" style:apply-style-name="萨满祭司" style:base-cell-address="卡牌.C1103"/>
      <style:map style:condition="cell-content()=&quot;圣骑士&quot;" style:apply-style-name="圣骑士" style:base-cell-address="卡牌.C1103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4"/>
      <style:map style:condition="cell-content()=&quot;术士&quot;" style:apply-style-name="术士" style:base-cell-address="卡牌.C1104"/>
      <style:map style:condition="cell-content()=&quot;法师&quot;" style:apply-style-name="法师" style:base-cell-address="卡牌.C1104"/>
      <style:map style:condition="cell-content()=&quot;潜行者&quot;" style:apply-style-name="潜行者" style:base-cell-address="卡牌.C1104"/>
      <style:map style:condition="cell-content()=&quot;猎人&quot;" style:apply-style-name="猎人" style:base-cell-address="卡牌.C1104"/>
      <style:map style:condition="cell-content()=&quot;德鲁伊&quot;" style:apply-style-name="德鲁伊" style:base-cell-address="卡牌.C1104"/>
      <style:map style:condition="cell-content()=&quot;萨满祭司&quot;" style:apply-style-name="萨满祭司" style:base-cell-address="卡牌.C1104"/>
      <style:map style:condition="cell-content()=&quot;圣骑士&quot;" style:apply-style-name="圣骑士" style:base-cell-address="卡牌.C1104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6"/>
      <style:map style:condition="cell-content()=&quot;术士&quot;" style:apply-style-name="术士" style:base-cell-address="卡牌.C1106"/>
      <style:map style:condition="cell-content()=&quot;法师&quot;" style:apply-style-name="法师" style:base-cell-address="卡牌.C1106"/>
      <style:map style:condition="cell-content()=&quot;潜行者&quot;" style:apply-style-name="潜行者" style:base-cell-address="卡牌.C1106"/>
      <style:map style:condition="cell-content()=&quot;猎人&quot;" style:apply-style-name="猎人" style:base-cell-address="卡牌.C1106"/>
      <style:map style:condition="cell-content()=&quot;德鲁伊&quot;" style:apply-style-name="德鲁伊" style:base-cell-address="卡牌.C1106"/>
      <style:map style:condition="cell-content()=&quot;萨满祭司&quot;" style:apply-style-name="萨满祭司" style:base-cell-address="卡牌.C1106"/>
      <style:map style:condition="cell-content()=&quot;圣骑士&quot;" style:apply-style-name="圣骑士" style:base-cell-address="卡牌.C1106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7"/>
      <style:map style:condition="cell-content()=&quot;术士&quot;" style:apply-style-name="术士" style:base-cell-address="卡牌.C1107"/>
      <style:map style:condition="cell-content()=&quot;法师&quot;" style:apply-style-name="法师" style:base-cell-address="卡牌.C1107"/>
      <style:map style:condition="cell-content()=&quot;潜行者&quot;" style:apply-style-name="潜行者" style:base-cell-address="卡牌.C1107"/>
      <style:map style:condition="cell-content()=&quot;猎人&quot;" style:apply-style-name="猎人" style:base-cell-address="卡牌.C1107"/>
      <style:map style:condition="cell-content()=&quot;德鲁伊&quot;" style:apply-style-name="德鲁伊" style:base-cell-address="卡牌.C1107"/>
      <style:map style:condition="cell-content()=&quot;萨满祭司&quot;" style:apply-style-name="萨满祭司" style:base-cell-address="卡牌.C1107"/>
      <style:map style:condition="cell-content()=&quot;圣骑士&quot;" style:apply-style-name="圣骑士" style:base-cell-address="卡牌.C1107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8"/>
      <style:map style:condition="cell-content()=&quot;术士&quot;" style:apply-style-name="术士" style:base-cell-address="卡牌.C1108"/>
      <style:map style:condition="cell-content()=&quot;法师&quot;" style:apply-style-name="法师" style:base-cell-address="卡牌.C1108"/>
      <style:map style:condition="cell-content()=&quot;潜行者&quot;" style:apply-style-name="潜行者" style:base-cell-address="卡牌.C1108"/>
      <style:map style:condition="cell-content()=&quot;猎人&quot;" style:apply-style-name="猎人" style:base-cell-address="卡牌.C1108"/>
      <style:map style:condition="cell-content()=&quot;德鲁伊&quot;" style:apply-style-name="德鲁伊" style:base-cell-address="卡牌.C1108"/>
      <style:map style:condition="cell-content()=&quot;萨满祭司&quot;" style:apply-style-name="萨满祭司" style:base-cell-address="卡牌.C1108"/>
      <style:map style:condition="cell-content()=&quot;圣骑士&quot;" style:apply-style-name="圣骑士" style:base-cell-address="卡牌.C1108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9"/>
      <style:map style:condition="cell-content()=&quot;术士&quot;" style:apply-style-name="术士" style:base-cell-address="卡牌.C1109"/>
      <style:map style:condition="cell-content()=&quot;法师&quot;" style:apply-style-name="法师" style:base-cell-address="卡牌.C1109"/>
      <style:map style:condition="cell-content()=&quot;潜行者&quot;" style:apply-style-name="潜行者" style:base-cell-address="卡牌.C1109"/>
      <style:map style:condition="cell-content()=&quot;猎人&quot;" style:apply-style-name="猎人" style:base-cell-address="卡牌.C1109"/>
      <style:map style:condition="cell-content()=&quot;德鲁伊&quot;" style:apply-style-name="德鲁伊" style:base-cell-address="卡牌.C1109"/>
      <style:map style:condition="cell-content()=&quot;萨满祭司&quot;" style:apply-style-name="萨满祭司" style:base-cell-address="卡牌.C1109"/>
      <style:map style:condition="cell-content()=&quot;圣骑士&quot;" style:apply-style-name="圣骑士" style:base-cell-address="卡牌.C1109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0"/>
      <style:map style:condition="cell-content()=&quot;术士&quot;" style:apply-style-name="术士" style:base-cell-address="卡牌.C1110"/>
      <style:map style:condition="cell-content()=&quot;法师&quot;" style:apply-style-name="法师" style:base-cell-address="卡牌.C1110"/>
      <style:map style:condition="cell-content()=&quot;潜行者&quot;" style:apply-style-name="潜行者" style:base-cell-address="卡牌.C1110"/>
      <style:map style:condition="cell-content()=&quot;猎人&quot;" style:apply-style-name="猎人" style:base-cell-address="卡牌.C1110"/>
      <style:map style:condition="cell-content()=&quot;德鲁伊&quot;" style:apply-style-name="德鲁伊" style:base-cell-address="卡牌.C1110"/>
      <style:map style:condition="cell-content()=&quot;萨满祭司&quot;" style:apply-style-name="萨满祭司" style:base-cell-address="卡牌.C1110"/>
      <style:map style:condition="cell-content()=&quot;圣骑士&quot;" style:apply-style-name="圣骑士" style:base-cell-address="卡牌.C1110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1"/>
      <style:map style:condition="cell-content()=&quot;术士&quot;" style:apply-style-name="术士" style:base-cell-address="卡牌.C1111"/>
      <style:map style:condition="cell-content()=&quot;法师&quot;" style:apply-style-name="法师" style:base-cell-address="卡牌.C1111"/>
      <style:map style:condition="cell-content()=&quot;潜行者&quot;" style:apply-style-name="潜行者" style:base-cell-address="卡牌.C1111"/>
      <style:map style:condition="cell-content()=&quot;猎人&quot;" style:apply-style-name="猎人" style:base-cell-address="卡牌.C1111"/>
      <style:map style:condition="cell-content()=&quot;德鲁伊&quot;" style:apply-style-name="德鲁伊" style:base-cell-address="卡牌.C1111"/>
      <style:map style:condition="cell-content()=&quot;萨满祭司&quot;" style:apply-style-name="萨满祭司" style:base-cell-address="卡牌.C1111"/>
      <style:map style:condition="cell-content()=&quot;圣骑士&quot;" style:apply-style-name="圣骑士" style:base-cell-address="卡牌.C1111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2"/>
      <style:map style:condition="cell-content()=&quot;术士&quot;" style:apply-style-name="术士" style:base-cell-address="卡牌.C1112"/>
      <style:map style:condition="cell-content()=&quot;法师&quot;" style:apply-style-name="法师" style:base-cell-address="卡牌.C1112"/>
      <style:map style:condition="cell-content()=&quot;潜行者&quot;" style:apply-style-name="潜行者" style:base-cell-address="卡牌.C1112"/>
      <style:map style:condition="cell-content()=&quot;猎人&quot;" style:apply-style-name="猎人" style:base-cell-address="卡牌.C1112"/>
      <style:map style:condition="cell-content()=&quot;德鲁伊&quot;" style:apply-style-name="德鲁伊" style:base-cell-address="卡牌.C1112"/>
      <style:map style:condition="cell-content()=&quot;萨满祭司&quot;" style:apply-style-name="萨满祭司" style:base-cell-address="卡牌.C1112"/>
      <style:map style:condition="cell-content()=&quot;圣骑士&quot;" style:apply-style-name="圣骑士" style:base-cell-address="卡牌.C1112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3"/>
      <style:map style:condition="cell-content()=&quot;术士&quot;" style:apply-style-name="术士" style:base-cell-address="卡牌.C1113"/>
      <style:map style:condition="cell-content()=&quot;法师&quot;" style:apply-style-name="法师" style:base-cell-address="卡牌.C1113"/>
      <style:map style:condition="cell-content()=&quot;潜行者&quot;" style:apply-style-name="潜行者" style:base-cell-address="卡牌.C1113"/>
      <style:map style:condition="cell-content()=&quot;猎人&quot;" style:apply-style-name="猎人" style:base-cell-address="卡牌.C1113"/>
      <style:map style:condition="cell-content()=&quot;德鲁伊&quot;" style:apply-style-name="德鲁伊" style:base-cell-address="卡牌.C1113"/>
      <style:map style:condition="cell-content()=&quot;萨满祭司&quot;" style:apply-style-name="萨满祭司" style:base-cell-address="卡牌.C1113"/>
      <style:map style:condition="cell-content()=&quot;圣骑士&quot;" style:apply-style-name="圣骑士" style:base-cell-address="卡牌.C1113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4"/>
      <style:map style:condition="cell-content()=&quot;术士&quot;" style:apply-style-name="术士" style:base-cell-address="卡牌.C1114"/>
      <style:map style:condition="cell-content()=&quot;法师&quot;" style:apply-style-name="法师" style:base-cell-address="卡牌.C1114"/>
      <style:map style:condition="cell-content()=&quot;潜行者&quot;" style:apply-style-name="潜行者" style:base-cell-address="卡牌.C1114"/>
      <style:map style:condition="cell-content()=&quot;猎人&quot;" style:apply-style-name="猎人" style:base-cell-address="卡牌.C1114"/>
      <style:map style:condition="cell-content()=&quot;德鲁伊&quot;" style:apply-style-name="德鲁伊" style:base-cell-address="卡牌.C1114"/>
      <style:map style:condition="cell-content()=&quot;萨满祭司&quot;" style:apply-style-name="萨满祭司" style:base-cell-address="卡牌.C1114"/>
      <style:map style:condition="cell-content()=&quot;圣骑士&quot;" style:apply-style-name="圣骑士" style:base-cell-address="卡牌.C1114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5"/>
      <style:map style:condition="cell-content()=&quot;术士&quot;" style:apply-style-name="术士" style:base-cell-address="卡牌.C1115"/>
      <style:map style:condition="cell-content()=&quot;法师&quot;" style:apply-style-name="法师" style:base-cell-address="卡牌.C1115"/>
      <style:map style:condition="cell-content()=&quot;潜行者&quot;" style:apply-style-name="潜行者" style:base-cell-address="卡牌.C1115"/>
      <style:map style:condition="cell-content()=&quot;猎人&quot;" style:apply-style-name="猎人" style:base-cell-address="卡牌.C1115"/>
      <style:map style:condition="cell-content()=&quot;德鲁伊&quot;" style:apply-style-name="德鲁伊" style:base-cell-address="卡牌.C1115"/>
      <style:map style:condition="cell-content()=&quot;萨满祭司&quot;" style:apply-style-name="萨满祭司" style:base-cell-address="卡牌.C1115"/>
      <style:map style:condition="cell-content()=&quot;圣骑士&quot;" style:apply-style-name="圣骑士" style:base-cell-address="卡牌.C1115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5"/>
      <style:map style:condition="cell-content()=&quot;术士&quot;" style:apply-style-name="术士" style:base-cell-address="卡牌.C1125"/>
      <style:map style:condition="cell-content()=&quot;法师&quot;" style:apply-style-name="法师" style:base-cell-address="卡牌.C1125"/>
      <style:map style:condition="cell-content()=&quot;潜行者&quot;" style:apply-style-name="潜行者" style:base-cell-address="卡牌.C1125"/>
      <style:map style:condition="cell-content()=&quot;猎人&quot;" style:apply-style-name="猎人" style:base-cell-address="卡牌.C1125"/>
      <style:map style:condition="cell-content()=&quot;德鲁伊&quot;" style:apply-style-name="德鲁伊" style:base-cell-address="卡牌.C1125"/>
      <style:map style:condition="cell-content()=&quot;萨满祭司&quot;" style:apply-style-name="萨满祭司" style:base-cell-address="卡牌.C1125"/>
      <style:map style:condition="cell-content()=&quot;圣骑士&quot;" style:apply-style-name="圣骑士" style:base-cell-address="卡牌.C1125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6"/>
      <style:map style:condition="cell-content()=&quot;术士&quot;" style:apply-style-name="术士" style:base-cell-address="卡牌.C1126"/>
      <style:map style:condition="cell-content()=&quot;法师&quot;" style:apply-style-name="法师" style:base-cell-address="卡牌.C1126"/>
      <style:map style:condition="cell-content()=&quot;潜行者&quot;" style:apply-style-name="潜行者" style:base-cell-address="卡牌.C1126"/>
      <style:map style:condition="cell-content()=&quot;猎人&quot;" style:apply-style-name="猎人" style:base-cell-address="卡牌.C1126"/>
      <style:map style:condition="cell-content()=&quot;德鲁伊&quot;" style:apply-style-name="德鲁伊" style:base-cell-address="卡牌.C1126"/>
      <style:map style:condition="cell-content()=&quot;萨满祭司&quot;" style:apply-style-name="萨满祭司" style:base-cell-address="卡牌.C1126"/>
      <style:map style:condition="cell-content()=&quot;圣骑士&quot;" style:apply-style-name="圣骑士" style:base-cell-address="卡牌.C1126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7"/>
      <style:map style:condition="cell-content()=&quot;术士&quot;" style:apply-style-name="术士" style:base-cell-address="卡牌.C1127"/>
      <style:map style:condition="cell-content()=&quot;法师&quot;" style:apply-style-name="法师" style:base-cell-address="卡牌.C1127"/>
      <style:map style:condition="cell-content()=&quot;潜行者&quot;" style:apply-style-name="潜行者" style:base-cell-address="卡牌.C1127"/>
      <style:map style:condition="cell-content()=&quot;猎人&quot;" style:apply-style-name="猎人" style:base-cell-address="卡牌.C1127"/>
      <style:map style:condition="cell-content()=&quot;德鲁伊&quot;" style:apply-style-name="德鲁伊" style:base-cell-address="卡牌.C1127"/>
      <style:map style:condition="cell-content()=&quot;萨满祭司&quot;" style:apply-style-name="萨满祭司" style:base-cell-address="卡牌.C1127"/>
      <style:map style:condition="cell-content()=&quot;圣骑士&quot;" style:apply-style-name="圣骑士" style:base-cell-address="卡牌.C1127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8"/>
      <style:map style:condition="cell-content()=&quot;术士&quot;" style:apply-style-name="术士" style:base-cell-address="卡牌.C1128"/>
      <style:map style:condition="cell-content()=&quot;法师&quot;" style:apply-style-name="法师" style:base-cell-address="卡牌.C1128"/>
      <style:map style:condition="cell-content()=&quot;潜行者&quot;" style:apply-style-name="潜行者" style:base-cell-address="卡牌.C1128"/>
      <style:map style:condition="cell-content()=&quot;猎人&quot;" style:apply-style-name="猎人" style:base-cell-address="卡牌.C1128"/>
      <style:map style:condition="cell-content()=&quot;德鲁伊&quot;" style:apply-style-name="德鲁伊" style:base-cell-address="卡牌.C1128"/>
      <style:map style:condition="cell-content()=&quot;萨满祭司&quot;" style:apply-style-name="萨满祭司" style:base-cell-address="卡牌.C1128"/>
      <style:map style:condition="cell-content()=&quot;圣骑士&quot;" style:apply-style-name="圣骑士" style:base-cell-address="卡牌.C1128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9"/>
      <style:map style:condition="cell-content()=&quot;术士&quot;" style:apply-style-name="术士" style:base-cell-address="卡牌.C1129"/>
      <style:map style:condition="cell-content()=&quot;法师&quot;" style:apply-style-name="法师" style:base-cell-address="卡牌.C1129"/>
      <style:map style:condition="cell-content()=&quot;潜行者&quot;" style:apply-style-name="潜行者" style:base-cell-address="卡牌.C1129"/>
      <style:map style:condition="cell-content()=&quot;猎人&quot;" style:apply-style-name="猎人" style:base-cell-address="卡牌.C1129"/>
      <style:map style:condition="cell-content()=&quot;德鲁伊&quot;" style:apply-style-name="德鲁伊" style:base-cell-address="卡牌.C1129"/>
      <style:map style:condition="cell-content()=&quot;萨满祭司&quot;" style:apply-style-name="萨满祭司" style:base-cell-address="卡牌.C1129"/>
      <style:map style:condition="cell-content()=&quot;圣骑士&quot;" style:apply-style-name="圣骑士" style:base-cell-address="卡牌.C1129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0"/>
      <style:map style:condition="cell-content()=&quot;术士&quot;" style:apply-style-name="术士" style:base-cell-address="卡牌.C1130"/>
      <style:map style:condition="cell-content()=&quot;法师&quot;" style:apply-style-name="法师" style:base-cell-address="卡牌.C1130"/>
      <style:map style:condition="cell-content()=&quot;潜行者&quot;" style:apply-style-name="潜行者" style:base-cell-address="卡牌.C1130"/>
      <style:map style:condition="cell-content()=&quot;猎人&quot;" style:apply-style-name="猎人" style:base-cell-address="卡牌.C1130"/>
      <style:map style:condition="cell-content()=&quot;德鲁伊&quot;" style:apply-style-name="德鲁伊" style:base-cell-address="卡牌.C1130"/>
      <style:map style:condition="cell-content()=&quot;萨满祭司&quot;" style:apply-style-name="萨满祭司" style:base-cell-address="卡牌.C1130"/>
      <style:map style:condition="cell-content()=&quot;圣骑士&quot;" style:apply-style-name="圣骑士" style:base-cell-address="卡牌.C1130"/>
    </style:style>
    <style:style style:name="ce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1"/>
      <style:map style:condition="cell-content()=&quot;术士&quot;" style:apply-style-name="术士" style:base-cell-address="卡牌.C1131"/>
      <style:map style:condition="cell-content()=&quot;法师&quot;" style:apply-style-name="法师" style:base-cell-address="卡牌.C1131"/>
      <style:map style:condition="cell-content()=&quot;潜行者&quot;" style:apply-style-name="潜行者" style:base-cell-address="卡牌.C1131"/>
      <style:map style:condition="cell-content()=&quot;猎人&quot;" style:apply-style-name="猎人" style:base-cell-address="卡牌.C1131"/>
      <style:map style:condition="cell-content()=&quot;德鲁伊&quot;" style:apply-style-name="德鲁伊" style:base-cell-address="卡牌.C1131"/>
      <style:map style:condition="cell-content()=&quot;萨满祭司&quot;" style:apply-style-name="萨满祭司" style:base-cell-address="卡牌.C1131"/>
      <style:map style:condition="cell-content()=&quot;圣骑士&quot;" style:apply-style-name="圣骑士" style:base-cell-address="卡牌.C1131"/>
    </style:style>
    <style:style style:name="ce1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2"/>
      <style:map style:condition="cell-content()=&quot;术士&quot;" style:apply-style-name="术士" style:base-cell-address="卡牌.C1132"/>
      <style:map style:condition="cell-content()=&quot;法师&quot;" style:apply-style-name="法师" style:base-cell-address="卡牌.C1132"/>
      <style:map style:condition="cell-content()=&quot;潜行者&quot;" style:apply-style-name="潜行者" style:base-cell-address="卡牌.C1132"/>
      <style:map style:condition="cell-content()=&quot;猎人&quot;" style:apply-style-name="猎人" style:base-cell-address="卡牌.C1132"/>
      <style:map style:condition="cell-content()=&quot;德鲁伊&quot;" style:apply-style-name="德鲁伊" style:base-cell-address="卡牌.C1132"/>
      <style:map style:condition="cell-content()=&quot;萨满祭司&quot;" style:apply-style-name="萨满祭司" style:base-cell-address="卡牌.C1132"/>
      <style:map style:condition="cell-content()=&quot;圣骑士&quot;" style:apply-style-name="圣骑士" style:base-cell-address="卡牌.C1132"/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3"/>
      <style:map style:condition="cell-content()=&quot;术士&quot;" style:apply-style-name="术士" style:base-cell-address="卡牌.C1133"/>
      <style:map style:condition="cell-content()=&quot;法师&quot;" style:apply-style-name="法师" style:base-cell-address="卡牌.C1133"/>
      <style:map style:condition="cell-content()=&quot;潜行者&quot;" style:apply-style-name="潜行者" style:base-cell-address="卡牌.C1133"/>
      <style:map style:condition="cell-content()=&quot;猎人&quot;" style:apply-style-name="猎人" style:base-cell-address="卡牌.C1133"/>
      <style:map style:condition="cell-content()=&quot;德鲁伊&quot;" style:apply-style-name="德鲁伊" style:base-cell-address="卡牌.C1133"/>
      <style:map style:condition="cell-content()=&quot;萨满祭司&quot;" style:apply-style-name="萨满祭司" style:base-cell-address="卡牌.C1133"/>
      <style:map style:condition="cell-content()=&quot;圣骑士&quot;" style:apply-style-name="圣骑士" style:base-cell-address="卡牌.C1133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4"/>
      <style:map style:condition="cell-content()=&quot;术士&quot;" style:apply-style-name="术士" style:base-cell-address="卡牌.C1134"/>
      <style:map style:condition="cell-content()=&quot;法师&quot;" style:apply-style-name="法师" style:base-cell-address="卡牌.C1134"/>
      <style:map style:condition="cell-content()=&quot;潜行者&quot;" style:apply-style-name="潜行者" style:base-cell-address="卡牌.C1134"/>
      <style:map style:condition="cell-content()=&quot;猎人&quot;" style:apply-style-name="猎人" style:base-cell-address="卡牌.C1134"/>
      <style:map style:condition="cell-content()=&quot;德鲁伊&quot;" style:apply-style-name="德鲁伊" style:base-cell-address="卡牌.C1134"/>
      <style:map style:condition="cell-content()=&quot;萨满祭司&quot;" style:apply-style-name="萨满祭司" style:base-cell-address="卡牌.C1134"/>
      <style:map style:condition="cell-content()=&quot;圣骑士&quot;" style:apply-style-name="圣骑士" style:base-cell-address="卡牌.C1134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6"/>
      <style:map style:condition="cell-content()=&quot;术士&quot;" style:apply-style-name="术士" style:base-cell-address="卡牌.C1136"/>
      <style:map style:condition="cell-content()=&quot;法师&quot;" style:apply-style-name="法师" style:base-cell-address="卡牌.C1136"/>
      <style:map style:condition="cell-content()=&quot;潜行者&quot;" style:apply-style-name="潜行者" style:base-cell-address="卡牌.C1136"/>
      <style:map style:condition="cell-content()=&quot;猎人&quot;" style:apply-style-name="猎人" style:base-cell-address="卡牌.C1136"/>
      <style:map style:condition="cell-content()=&quot;德鲁伊&quot;" style:apply-style-name="德鲁伊" style:base-cell-address="卡牌.C1136"/>
      <style:map style:condition="cell-content()=&quot;萨满祭司&quot;" style:apply-style-name="萨满祭司" style:base-cell-address="卡牌.C1136"/>
      <style:map style:condition="cell-content()=&quot;圣骑士&quot;" style:apply-style-name="圣骑士" style:base-cell-address="卡牌.C1136"/>
    </style:style>
    <style:style style:name="ce1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7"/>
      <style:map style:condition="cell-content()=&quot;术士&quot;" style:apply-style-name="术士" style:base-cell-address="卡牌.C1137"/>
      <style:map style:condition="cell-content()=&quot;法师&quot;" style:apply-style-name="法师" style:base-cell-address="卡牌.C1137"/>
      <style:map style:condition="cell-content()=&quot;潜行者&quot;" style:apply-style-name="潜行者" style:base-cell-address="卡牌.C1137"/>
      <style:map style:condition="cell-content()=&quot;猎人&quot;" style:apply-style-name="猎人" style:base-cell-address="卡牌.C1137"/>
      <style:map style:condition="cell-content()=&quot;德鲁伊&quot;" style:apply-style-name="德鲁伊" style:base-cell-address="卡牌.C1137"/>
      <style:map style:condition="cell-content()=&quot;萨满祭司&quot;" style:apply-style-name="萨满祭司" style:base-cell-address="卡牌.C1137"/>
      <style:map style:condition="cell-content()=&quot;圣骑士&quot;" style:apply-style-name="圣骑士" style:base-cell-address="卡牌.C1137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8"/>
      <style:map style:condition="cell-content()=&quot;术士&quot;" style:apply-style-name="术士" style:base-cell-address="卡牌.C1138"/>
      <style:map style:condition="cell-content()=&quot;法师&quot;" style:apply-style-name="法师" style:base-cell-address="卡牌.C1138"/>
      <style:map style:condition="cell-content()=&quot;潜行者&quot;" style:apply-style-name="潜行者" style:base-cell-address="卡牌.C1138"/>
      <style:map style:condition="cell-content()=&quot;猎人&quot;" style:apply-style-name="猎人" style:base-cell-address="卡牌.C1138"/>
      <style:map style:condition="cell-content()=&quot;德鲁伊&quot;" style:apply-style-name="德鲁伊" style:base-cell-address="卡牌.C1138"/>
      <style:map style:condition="cell-content()=&quot;萨满祭司&quot;" style:apply-style-name="萨满祭司" style:base-cell-address="卡牌.C1138"/>
      <style:map style:condition="cell-content()=&quot;圣骑士&quot;" style:apply-style-name="圣骑士" style:base-cell-address="卡牌.C1138"/>
    </style:style>
    <style:style style:name="ce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9"/>
      <style:map style:condition="cell-content()=&quot;术士&quot;" style:apply-style-name="术士" style:base-cell-address="卡牌.C1139"/>
      <style:map style:condition="cell-content()=&quot;法师&quot;" style:apply-style-name="法师" style:base-cell-address="卡牌.C1139"/>
      <style:map style:condition="cell-content()=&quot;潜行者&quot;" style:apply-style-name="潜行者" style:base-cell-address="卡牌.C1139"/>
      <style:map style:condition="cell-content()=&quot;猎人&quot;" style:apply-style-name="猎人" style:base-cell-address="卡牌.C1139"/>
      <style:map style:condition="cell-content()=&quot;德鲁伊&quot;" style:apply-style-name="德鲁伊" style:base-cell-address="卡牌.C1139"/>
      <style:map style:condition="cell-content()=&quot;萨满祭司&quot;" style:apply-style-name="萨满祭司" style:base-cell-address="卡牌.C1139"/>
      <style:map style:condition="cell-content()=&quot;圣骑士&quot;" style:apply-style-name="圣骑士" style:base-cell-address="卡牌.C1139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0"/>
      <style:map style:condition="cell-content()=&quot;术士&quot;" style:apply-style-name="术士" style:base-cell-address="卡牌.C1140"/>
      <style:map style:condition="cell-content()=&quot;法师&quot;" style:apply-style-name="法师" style:base-cell-address="卡牌.C1140"/>
      <style:map style:condition="cell-content()=&quot;潜行者&quot;" style:apply-style-name="潜行者" style:base-cell-address="卡牌.C1140"/>
      <style:map style:condition="cell-content()=&quot;猎人&quot;" style:apply-style-name="猎人" style:base-cell-address="卡牌.C1140"/>
      <style:map style:condition="cell-content()=&quot;德鲁伊&quot;" style:apply-style-name="德鲁伊" style:base-cell-address="卡牌.C1140"/>
      <style:map style:condition="cell-content()=&quot;萨满祭司&quot;" style:apply-style-name="萨满祭司" style:base-cell-address="卡牌.C1140"/>
      <style:map style:condition="cell-content()=&quot;圣骑士&quot;" style:apply-style-name="圣骑士" style:base-cell-address="卡牌.C1140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1"/>
      <style:map style:condition="cell-content()=&quot;术士&quot;" style:apply-style-name="术士" style:base-cell-address="卡牌.C1141"/>
      <style:map style:condition="cell-content()=&quot;法师&quot;" style:apply-style-name="法师" style:base-cell-address="卡牌.C1141"/>
      <style:map style:condition="cell-content()=&quot;潜行者&quot;" style:apply-style-name="潜行者" style:base-cell-address="卡牌.C1141"/>
      <style:map style:condition="cell-content()=&quot;猎人&quot;" style:apply-style-name="猎人" style:base-cell-address="卡牌.C1141"/>
      <style:map style:condition="cell-content()=&quot;德鲁伊&quot;" style:apply-style-name="德鲁伊" style:base-cell-address="卡牌.C1141"/>
      <style:map style:condition="cell-content()=&quot;萨满祭司&quot;" style:apply-style-name="萨满祭司" style:base-cell-address="卡牌.C1141"/>
      <style:map style:condition="cell-content()=&quot;圣骑士&quot;" style:apply-style-name="圣骑士" style:base-cell-address="卡牌.C1141"/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2"/>
      <style:map style:condition="cell-content()=&quot;术士&quot;" style:apply-style-name="术士" style:base-cell-address="卡牌.C1142"/>
      <style:map style:condition="cell-content()=&quot;法师&quot;" style:apply-style-name="法师" style:base-cell-address="卡牌.C1142"/>
      <style:map style:condition="cell-content()=&quot;潜行者&quot;" style:apply-style-name="潜行者" style:base-cell-address="卡牌.C1142"/>
      <style:map style:condition="cell-content()=&quot;猎人&quot;" style:apply-style-name="猎人" style:base-cell-address="卡牌.C1142"/>
      <style:map style:condition="cell-content()=&quot;德鲁伊&quot;" style:apply-style-name="德鲁伊" style:base-cell-address="卡牌.C1142"/>
      <style:map style:condition="cell-content()=&quot;萨满祭司&quot;" style:apply-style-name="萨满祭司" style:base-cell-address="卡牌.C1142"/>
      <style:map style:condition="cell-content()=&quot;圣骑士&quot;" style:apply-style-name="圣骑士" style:base-cell-address="卡牌.C1142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3"/>
      <style:map style:condition="cell-content()=&quot;术士&quot;" style:apply-style-name="术士" style:base-cell-address="卡牌.C1143"/>
      <style:map style:condition="cell-content()=&quot;法师&quot;" style:apply-style-name="法师" style:base-cell-address="卡牌.C1143"/>
      <style:map style:condition="cell-content()=&quot;潜行者&quot;" style:apply-style-name="潜行者" style:base-cell-address="卡牌.C1143"/>
      <style:map style:condition="cell-content()=&quot;猎人&quot;" style:apply-style-name="猎人" style:base-cell-address="卡牌.C1143"/>
      <style:map style:condition="cell-content()=&quot;德鲁伊&quot;" style:apply-style-name="德鲁伊" style:base-cell-address="卡牌.C1143"/>
      <style:map style:condition="cell-content()=&quot;萨满祭司&quot;" style:apply-style-name="萨满祭司" style:base-cell-address="卡牌.C1143"/>
      <style:map style:condition="cell-content()=&quot;圣骑士&quot;" style:apply-style-name="圣骑士" style:base-cell-address="卡牌.C1143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4"/>
      <style:map style:condition="cell-content()=&quot;术士&quot;" style:apply-style-name="术士" style:base-cell-address="卡牌.C1144"/>
      <style:map style:condition="cell-content()=&quot;法师&quot;" style:apply-style-name="法师" style:base-cell-address="卡牌.C1144"/>
      <style:map style:condition="cell-content()=&quot;潜行者&quot;" style:apply-style-name="潜行者" style:base-cell-address="卡牌.C1144"/>
      <style:map style:condition="cell-content()=&quot;猎人&quot;" style:apply-style-name="猎人" style:base-cell-address="卡牌.C1144"/>
      <style:map style:condition="cell-content()=&quot;德鲁伊&quot;" style:apply-style-name="德鲁伊" style:base-cell-address="卡牌.C1144"/>
      <style:map style:condition="cell-content()=&quot;萨满祭司&quot;" style:apply-style-name="萨满祭司" style:base-cell-address="卡牌.C1144"/>
      <style:map style:condition="cell-content()=&quot;圣骑士&quot;" style:apply-style-name="圣骑士" style:base-cell-address="卡牌.C1144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6"/>
      <style:map style:condition="cell-content()=&quot;术士&quot;" style:apply-style-name="术士" style:base-cell-address="卡牌.C1146"/>
      <style:map style:condition="cell-content()=&quot;法师&quot;" style:apply-style-name="法师" style:base-cell-address="卡牌.C1146"/>
      <style:map style:condition="cell-content()=&quot;潜行者&quot;" style:apply-style-name="潜行者" style:base-cell-address="卡牌.C1146"/>
      <style:map style:condition="cell-content()=&quot;猎人&quot;" style:apply-style-name="猎人" style:base-cell-address="卡牌.C1146"/>
      <style:map style:condition="cell-content()=&quot;德鲁伊&quot;" style:apply-style-name="德鲁伊" style:base-cell-address="卡牌.C1146"/>
      <style:map style:condition="cell-content()=&quot;萨满祭司&quot;" style:apply-style-name="萨满祭司" style:base-cell-address="卡牌.C1146"/>
      <style:map style:condition="cell-content()=&quot;圣骑士&quot;" style:apply-style-name="圣骑士" style:base-cell-address="卡牌.C1146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7"/>
      <style:map style:condition="cell-content()=&quot;术士&quot;" style:apply-style-name="术士" style:base-cell-address="卡牌.C1147"/>
      <style:map style:condition="cell-content()=&quot;法师&quot;" style:apply-style-name="法师" style:base-cell-address="卡牌.C1147"/>
      <style:map style:condition="cell-content()=&quot;潜行者&quot;" style:apply-style-name="潜行者" style:base-cell-address="卡牌.C1147"/>
      <style:map style:condition="cell-content()=&quot;猎人&quot;" style:apply-style-name="猎人" style:base-cell-address="卡牌.C1147"/>
      <style:map style:condition="cell-content()=&quot;德鲁伊&quot;" style:apply-style-name="德鲁伊" style:base-cell-address="卡牌.C1147"/>
      <style:map style:condition="cell-content()=&quot;萨满祭司&quot;" style:apply-style-name="萨满祭司" style:base-cell-address="卡牌.C1147"/>
      <style:map style:condition="cell-content()=&quot;圣骑士&quot;" style:apply-style-name="圣骑士" style:base-cell-address="卡牌.C1147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8"/>
      <style:map style:condition="cell-content()=&quot;术士&quot;" style:apply-style-name="术士" style:base-cell-address="卡牌.C1148"/>
      <style:map style:condition="cell-content()=&quot;法师&quot;" style:apply-style-name="法师" style:base-cell-address="卡牌.C1148"/>
      <style:map style:condition="cell-content()=&quot;潜行者&quot;" style:apply-style-name="潜行者" style:base-cell-address="卡牌.C1148"/>
      <style:map style:condition="cell-content()=&quot;猎人&quot;" style:apply-style-name="猎人" style:base-cell-address="卡牌.C1148"/>
      <style:map style:condition="cell-content()=&quot;德鲁伊&quot;" style:apply-style-name="德鲁伊" style:base-cell-address="卡牌.C1148"/>
      <style:map style:condition="cell-content()=&quot;萨满祭司&quot;" style:apply-style-name="萨满祭司" style:base-cell-address="卡牌.C1148"/>
      <style:map style:condition="cell-content()=&quot;圣骑士&quot;" style:apply-style-name="圣骑士" style:base-cell-address="卡牌.C1148"/>
    </style:style>
    <style:style style:name="ce9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9"/>
      <style:map style:condition="cell-content()=&quot;术士&quot;" style:apply-style-name="术士" style:base-cell-address="卡牌.C1149"/>
      <style:map style:condition="cell-content()=&quot;法师&quot;" style:apply-style-name="法师" style:base-cell-address="卡牌.C1149"/>
      <style:map style:condition="cell-content()=&quot;潜行者&quot;" style:apply-style-name="潜行者" style:base-cell-address="卡牌.C1149"/>
      <style:map style:condition="cell-content()=&quot;猎人&quot;" style:apply-style-name="猎人" style:base-cell-address="卡牌.C1149"/>
      <style:map style:condition="cell-content()=&quot;德鲁伊&quot;" style:apply-style-name="德鲁伊" style:base-cell-address="卡牌.C1149"/>
      <style:map style:condition="cell-content()=&quot;萨满祭司&quot;" style:apply-style-name="萨满祭司" style:base-cell-address="卡牌.C1149"/>
      <style:map style:condition="cell-content()=&quot;圣骑士&quot;" style:apply-style-name="圣骑士" style:base-cell-address="卡牌.C1149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0"/>
      <style:map style:condition="cell-content()=&quot;术士&quot;" style:apply-style-name="术士" style:base-cell-address="卡牌.C1150"/>
      <style:map style:condition="cell-content()=&quot;法师&quot;" style:apply-style-name="法师" style:base-cell-address="卡牌.C1150"/>
      <style:map style:condition="cell-content()=&quot;潜行者&quot;" style:apply-style-name="潜行者" style:base-cell-address="卡牌.C1150"/>
      <style:map style:condition="cell-content()=&quot;猎人&quot;" style:apply-style-name="猎人" style:base-cell-address="卡牌.C1150"/>
      <style:map style:condition="cell-content()=&quot;德鲁伊&quot;" style:apply-style-name="德鲁伊" style:base-cell-address="卡牌.C1150"/>
      <style:map style:condition="cell-content()=&quot;萨满祭司&quot;" style:apply-style-name="萨满祭司" style:base-cell-address="卡牌.C1150"/>
      <style:map style:condition="cell-content()=&quot;圣骑士&quot;" style:apply-style-name="圣骑士" style:base-cell-address="卡牌.C1150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1"/>
      <style:map style:condition="cell-content()=&quot;术士&quot;" style:apply-style-name="术士" style:base-cell-address="卡牌.C1151"/>
      <style:map style:condition="cell-content()=&quot;法师&quot;" style:apply-style-name="法师" style:base-cell-address="卡牌.C1151"/>
      <style:map style:condition="cell-content()=&quot;潜行者&quot;" style:apply-style-name="潜行者" style:base-cell-address="卡牌.C1151"/>
      <style:map style:condition="cell-content()=&quot;猎人&quot;" style:apply-style-name="猎人" style:base-cell-address="卡牌.C1151"/>
      <style:map style:condition="cell-content()=&quot;德鲁伊&quot;" style:apply-style-name="德鲁伊" style:base-cell-address="卡牌.C1151"/>
      <style:map style:condition="cell-content()=&quot;萨满祭司&quot;" style:apply-style-name="萨满祭司" style:base-cell-address="卡牌.C1151"/>
      <style:map style:condition="cell-content()=&quot;圣骑士&quot;" style:apply-style-name="圣骑士" style:base-cell-address="卡牌.C1151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2"/>
      <style:map style:condition="cell-content()=&quot;术士&quot;" style:apply-style-name="术士" style:base-cell-address="卡牌.C1152"/>
      <style:map style:condition="cell-content()=&quot;法师&quot;" style:apply-style-name="法师" style:base-cell-address="卡牌.C1152"/>
      <style:map style:condition="cell-content()=&quot;潜行者&quot;" style:apply-style-name="潜行者" style:base-cell-address="卡牌.C1152"/>
      <style:map style:condition="cell-content()=&quot;猎人&quot;" style:apply-style-name="猎人" style:base-cell-address="卡牌.C1152"/>
      <style:map style:condition="cell-content()=&quot;德鲁伊&quot;" style:apply-style-name="德鲁伊" style:base-cell-address="卡牌.C1152"/>
      <style:map style:condition="cell-content()=&quot;萨满祭司&quot;" style:apply-style-name="萨满祭司" style:base-cell-address="卡牌.C1152"/>
      <style:map style:condition="cell-content()=&quot;圣骑士&quot;" style:apply-style-name="圣骑士" style:base-cell-address="卡牌.C1152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3"/>
      <style:map style:condition="cell-content()=&quot;术士&quot;" style:apply-style-name="术士" style:base-cell-address="卡牌.C1153"/>
      <style:map style:condition="cell-content()=&quot;法师&quot;" style:apply-style-name="法师" style:base-cell-address="卡牌.C1153"/>
      <style:map style:condition="cell-content()=&quot;潜行者&quot;" style:apply-style-name="潜行者" style:base-cell-address="卡牌.C1153"/>
      <style:map style:condition="cell-content()=&quot;猎人&quot;" style:apply-style-name="猎人" style:base-cell-address="卡牌.C1153"/>
      <style:map style:condition="cell-content()=&quot;德鲁伊&quot;" style:apply-style-name="德鲁伊" style:base-cell-address="卡牌.C1153"/>
      <style:map style:condition="cell-content()=&quot;萨满祭司&quot;" style:apply-style-name="萨满祭司" style:base-cell-address="卡牌.C1153"/>
      <style:map style:condition="cell-content()=&quot;圣骑士&quot;" style:apply-style-name="圣骑士" style:base-cell-address="卡牌.C1153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4"/>
      <style:map style:condition="cell-content()=&quot;术士&quot;" style:apply-style-name="术士" style:base-cell-address="卡牌.C1154"/>
      <style:map style:condition="cell-content()=&quot;法师&quot;" style:apply-style-name="法师" style:base-cell-address="卡牌.C1154"/>
      <style:map style:condition="cell-content()=&quot;潜行者&quot;" style:apply-style-name="潜行者" style:base-cell-address="卡牌.C1154"/>
      <style:map style:condition="cell-content()=&quot;猎人&quot;" style:apply-style-name="猎人" style:base-cell-address="卡牌.C1154"/>
      <style:map style:condition="cell-content()=&quot;德鲁伊&quot;" style:apply-style-name="德鲁伊" style:base-cell-address="卡牌.C1154"/>
      <style:map style:condition="cell-content()=&quot;萨满祭司&quot;" style:apply-style-name="萨满祭司" style:base-cell-address="卡牌.C1154"/>
      <style:map style:condition="cell-content()=&quot;圣骑士&quot;" style:apply-style-name="圣骑士" style:base-cell-address="卡牌.C1154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5"/>
      <style:map style:condition="cell-content()=&quot;术士&quot;" style:apply-style-name="术士" style:base-cell-address="卡牌.C1155"/>
      <style:map style:condition="cell-content()=&quot;法师&quot;" style:apply-style-name="法师" style:base-cell-address="卡牌.C1155"/>
      <style:map style:condition="cell-content()=&quot;潜行者&quot;" style:apply-style-name="潜行者" style:base-cell-address="卡牌.C1155"/>
      <style:map style:condition="cell-content()=&quot;猎人&quot;" style:apply-style-name="猎人" style:base-cell-address="卡牌.C1155"/>
      <style:map style:condition="cell-content()=&quot;德鲁伊&quot;" style:apply-style-name="德鲁伊" style:base-cell-address="卡牌.C1155"/>
      <style:map style:condition="cell-content()=&quot;萨满祭司&quot;" style:apply-style-name="萨满祭司" style:base-cell-address="卡牌.C1155"/>
      <style:map style:condition="cell-content()=&quot;圣骑士&quot;" style:apply-style-name="圣骑士" style:base-cell-address="卡牌.C1155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6"/>
      <style:map style:condition="cell-content()=&quot;术士&quot;" style:apply-style-name="术士" style:base-cell-address="卡牌.C1156"/>
      <style:map style:condition="cell-content()=&quot;法师&quot;" style:apply-style-name="法师" style:base-cell-address="卡牌.C1156"/>
      <style:map style:condition="cell-content()=&quot;潜行者&quot;" style:apply-style-name="潜行者" style:base-cell-address="卡牌.C1156"/>
      <style:map style:condition="cell-content()=&quot;猎人&quot;" style:apply-style-name="猎人" style:base-cell-address="卡牌.C1156"/>
      <style:map style:condition="cell-content()=&quot;德鲁伊&quot;" style:apply-style-name="德鲁伊" style:base-cell-address="卡牌.C1156"/>
      <style:map style:condition="cell-content()=&quot;萨满祭司&quot;" style:apply-style-name="萨满祭司" style:base-cell-address="卡牌.C1156"/>
      <style:map style:condition="cell-content()=&quot;圣骑士&quot;" style:apply-style-name="圣骑士" style:base-cell-address="卡牌.C1156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7"/>
      <style:map style:condition="cell-content()=&quot;术士&quot;" style:apply-style-name="术士" style:base-cell-address="卡牌.C1157"/>
      <style:map style:condition="cell-content()=&quot;法师&quot;" style:apply-style-name="法师" style:base-cell-address="卡牌.C1157"/>
      <style:map style:condition="cell-content()=&quot;潜行者&quot;" style:apply-style-name="潜行者" style:base-cell-address="卡牌.C1157"/>
      <style:map style:condition="cell-content()=&quot;猎人&quot;" style:apply-style-name="猎人" style:base-cell-address="卡牌.C1157"/>
      <style:map style:condition="cell-content()=&quot;德鲁伊&quot;" style:apply-style-name="德鲁伊" style:base-cell-address="卡牌.C1157"/>
      <style:map style:condition="cell-content()=&quot;萨满祭司&quot;" style:apply-style-name="萨满祭司" style:base-cell-address="卡牌.C1157"/>
      <style:map style:condition="cell-content()=&quot;圣骑士&quot;" style:apply-style-name="圣骑士" style:base-cell-address="卡牌.C1157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8"/>
      <style:map style:condition="cell-content()=&quot;术士&quot;" style:apply-style-name="术士" style:base-cell-address="卡牌.C1158"/>
      <style:map style:condition="cell-content()=&quot;法师&quot;" style:apply-style-name="法师" style:base-cell-address="卡牌.C1158"/>
      <style:map style:condition="cell-content()=&quot;潜行者&quot;" style:apply-style-name="潜行者" style:base-cell-address="卡牌.C1158"/>
      <style:map style:condition="cell-content()=&quot;猎人&quot;" style:apply-style-name="猎人" style:base-cell-address="卡牌.C1158"/>
      <style:map style:condition="cell-content()=&quot;德鲁伊&quot;" style:apply-style-name="德鲁伊" style:base-cell-address="卡牌.C1158"/>
      <style:map style:condition="cell-content()=&quot;萨满祭司&quot;" style:apply-style-name="萨满祭司" style:base-cell-address="卡牌.C1158"/>
      <style:map style:condition="cell-content()=&quot;圣骑士&quot;" style:apply-style-name="圣骑士" style:base-cell-address="卡牌.C1158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9"/>
      <style:map style:condition="cell-content()=&quot;术士&quot;" style:apply-style-name="术士" style:base-cell-address="卡牌.C1159"/>
      <style:map style:condition="cell-content()=&quot;法师&quot;" style:apply-style-name="法师" style:base-cell-address="卡牌.C1159"/>
      <style:map style:condition="cell-content()=&quot;潜行者&quot;" style:apply-style-name="潜行者" style:base-cell-address="卡牌.C1159"/>
      <style:map style:condition="cell-content()=&quot;猎人&quot;" style:apply-style-name="猎人" style:base-cell-address="卡牌.C1159"/>
      <style:map style:condition="cell-content()=&quot;德鲁伊&quot;" style:apply-style-name="德鲁伊" style:base-cell-address="卡牌.C1159"/>
      <style:map style:condition="cell-content()=&quot;萨满祭司&quot;" style:apply-style-name="萨满祭司" style:base-cell-address="卡牌.C1159"/>
      <style:map style:condition="cell-content()=&quot;圣骑士&quot;" style:apply-style-name="圣骑士" style:base-cell-address="卡牌.C1159"/>
    </style:style>
    <style:style style:name="ce1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0"/>
      <style:map style:condition="cell-content()=&quot;术士&quot;" style:apply-style-name="术士" style:base-cell-address="卡牌.C1160"/>
      <style:map style:condition="cell-content()=&quot;法师&quot;" style:apply-style-name="法师" style:base-cell-address="卡牌.C1160"/>
      <style:map style:condition="cell-content()=&quot;潜行者&quot;" style:apply-style-name="潜行者" style:base-cell-address="卡牌.C1160"/>
      <style:map style:condition="cell-content()=&quot;猎人&quot;" style:apply-style-name="猎人" style:base-cell-address="卡牌.C1160"/>
      <style:map style:condition="cell-content()=&quot;德鲁伊&quot;" style:apply-style-name="德鲁伊" style:base-cell-address="卡牌.C1160"/>
      <style:map style:condition="cell-content()=&quot;萨满祭司&quot;" style:apply-style-name="萨满祭司" style:base-cell-address="卡牌.C1160"/>
      <style:map style:condition="cell-content()=&quot;圣骑士&quot;" style:apply-style-name="圣骑士" style:base-cell-address="卡牌.C1160"/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1"/>
      <style:map style:condition="cell-content()=&quot;术士&quot;" style:apply-style-name="术士" style:base-cell-address="卡牌.C1161"/>
      <style:map style:condition="cell-content()=&quot;法师&quot;" style:apply-style-name="法师" style:base-cell-address="卡牌.C1161"/>
      <style:map style:condition="cell-content()=&quot;潜行者&quot;" style:apply-style-name="潜行者" style:base-cell-address="卡牌.C1161"/>
      <style:map style:condition="cell-content()=&quot;猎人&quot;" style:apply-style-name="猎人" style:base-cell-address="卡牌.C1161"/>
      <style:map style:condition="cell-content()=&quot;德鲁伊&quot;" style:apply-style-name="德鲁伊" style:base-cell-address="卡牌.C1161"/>
      <style:map style:condition="cell-content()=&quot;萨满祭司&quot;" style:apply-style-name="萨满祭司" style:base-cell-address="卡牌.C1161"/>
      <style:map style:condition="cell-content()=&quot;圣骑士&quot;" style:apply-style-name="圣骑士" style:base-cell-address="卡牌.C1161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2"/>
      <style:map style:condition="cell-content()=&quot;术士&quot;" style:apply-style-name="术士" style:base-cell-address="卡牌.C1162"/>
      <style:map style:condition="cell-content()=&quot;法师&quot;" style:apply-style-name="法师" style:base-cell-address="卡牌.C1162"/>
      <style:map style:condition="cell-content()=&quot;潜行者&quot;" style:apply-style-name="潜行者" style:base-cell-address="卡牌.C1162"/>
      <style:map style:condition="cell-content()=&quot;猎人&quot;" style:apply-style-name="猎人" style:base-cell-address="卡牌.C1162"/>
      <style:map style:condition="cell-content()=&quot;德鲁伊&quot;" style:apply-style-name="德鲁伊" style:base-cell-address="卡牌.C1162"/>
      <style:map style:condition="cell-content()=&quot;萨满祭司&quot;" style:apply-style-name="萨满祭司" style:base-cell-address="卡牌.C1162"/>
      <style:map style:condition="cell-content()=&quot;圣骑士&quot;" style:apply-style-name="圣骑士" style:base-cell-address="卡牌.C1162"/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3"/>
      <style:map style:condition="cell-content()=&quot;术士&quot;" style:apply-style-name="术士" style:base-cell-address="卡牌.C1163"/>
      <style:map style:condition="cell-content()=&quot;法师&quot;" style:apply-style-name="法师" style:base-cell-address="卡牌.C1163"/>
      <style:map style:condition="cell-content()=&quot;潜行者&quot;" style:apply-style-name="潜行者" style:base-cell-address="卡牌.C1163"/>
      <style:map style:condition="cell-content()=&quot;猎人&quot;" style:apply-style-name="猎人" style:base-cell-address="卡牌.C1163"/>
      <style:map style:condition="cell-content()=&quot;德鲁伊&quot;" style:apply-style-name="德鲁伊" style:base-cell-address="卡牌.C1163"/>
      <style:map style:condition="cell-content()=&quot;萨满祭司&quot;" style:apply-style-name="萨满祭司" style:base-cell-address="卡牌.C1163"/>
      <style:map style:condition="cell-content()=&quot;圣骑士&quot;" style:apply-style-name="圣骑士" style:base-cell-address="卡牌.C1163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4"/>
      <style:map style:condition="cell-content()=&quot;术士&quot;" style:apply-style-name="术士" style:base-cell-address="卡牌.C1164"/>
      <style:map style:condition="cell-content()=&quot;法师&quot;" style:apply-style-name="法师" style:base-cell-address="卡牌.C1164"/>
      <style:map style:condition="cell-content()=&quot;潜行者&quot;" style:apply-style-name="潜行者" style:base-cell-address="卡牌.C1164"/>
      <style:map style:condition="cell-content()=&quot;猎人&quot;" style:apply-style-name="猎人" style:base-cell-address="卡牌.C1164"/>
      <style:map style:condition="cell-content()=&quot;德鲁伊&quot;" style:apply-style-name="德鲁伊" style:base-cell-address="卡牌.C1164"/>
      <style:map style:condition="cell-content()=&quot;萨满祭司&quot;" style:apply-style-name="萨满祭司" style:base-cell-address="卡牌.C1164"/>
      <style:map style:condition="cell-content()=&quot;圣骑士&quot;" style:apply-style-name="圣骑士" style:base-cell-address="卡牌.C1164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5"/>
      <style:map style:condition="cell-content()=&quot;术士&quot;" style:apply-style-name="术士" style:base-cell-address="卡牌.C1165"/>
      <style:map style:condition="cell-content()=&quot;法师&quot;" style:apply-style-name="法师" style:base-cell-address="卡牌.C1165"/>
      <style:map style:condition="cell-content()=&quot;潜行者&quot;" style:apply-style-name="潜行者" style:base-cell-address="卡牌.C1165"/>
      <style:map style:condition="cell-content()=&quot;猎人&quot;" style:apply-style-name="猎人" style:base-cell-address="卡牌.C1165"/>
      <style:map style:condition="cell-content()=&quot;德鲁伊&quot;" style:apply-style-name="德鲁伊" style:base-cell-address="卡牌.C1165"/>
      <style:map style:condition="cell-content()=&quot;萨满祭司&quot;" style:apply-style-name="萨满祭司" style:base-cell-address="卡牌.C1165"/>
      <style:map style:condition="cell-content()=&quot;圣骑士&quot;" style:apply-style-name="圣骑士" style:base-cell-address="卡牌.C1165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6"/>
      <style:map style:condition="cell-content()=&quot;术士&quot;" style:apply-style-name="术士" style:base-cell-address="卡牌.C1166"/>
      <style:map style:condition="cell-content()=&quot;法师&quot;" style:apply-style-name="法师" style:base-cell-address="卡牌.C1166"/>
      <style:map style:condition="cell-content()=&quot;潜行者&quot;" style:apply-style-name="潜行者" style:base-cell-address="卡牌.C1166"/>
      <style:map style:condition="cell-content()=&quot;猎人&quot;" style:apply-style-name="猎人" style:base-cell-address="卡牌.C1166"/>
      <style:map style:condition="cell-content()=&quot;德鲁伊&quot;" style:apply-style-name="德鲁伊" style:base-cell-address="卡牌.C1166"/>
      <style:map style:condition="cell-content()=&quot;萨满祭司&quot;" style:apply-style-name="萨满祭司" style:base-cell-address="卡牌.C1166"/>
      <style:map style:condition="cell-content()=&quot;圣骑士&quot;" style:apply-style-name="圣骑士" style:base-cell-address="卡牌.C1166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7"/>
      <style:map style:condition="cell-content()=&quot;术士&quot;" style:apply-style-name="术士" style:base-cell-address="卡牌.C1167"/>
      <style:map style:condition="cell-content()=&quot;法师&quot;" style:apply-style-name="法师" style:base-cell-address="卡牌.C1167"/>
      <style:map style:condition="cell-content()=&quot;潜行者&quot;" style:apply-style-name="潜行者" style:base-cell-address="卡牌.C1167"/>
      <style:map style:condition="cell-content()=&quot;猎人&quot;" style:apply-style-name="猎人" style:base-cell-address="卡牌.C1167"/>
      <style:map style:condition="cell-content()=&quot;德鲁伊&quot;" style:apply-style-name="德鲁伊" style:base-cell-address="卡牌.C1167"/>
      <style:map style:condition="cell-content()=&quot;萨满祭司&quot;" style:apply-style-name="萨满祭司" style:base-cell-address="卡牌.C1167"/>
      <style:map style:condition="cell-content()=&quot;圣骑士&quot;" style:apply-style-name="圣骑士" style:base-cell-address="卡牌.C1167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8"/>
      <style:map style:condition="cell-content()=&quot;术士&quot;" style:apply-style-name="术士" style:base-cell-address="卡牌.C1168"/>
      <style:map style:condition="cell-content()=&quot;法师&quot;" style:apply-style-name="法师" style:base-cell-address="卡牌.C1168"/>
      <style:map style:condition="cell-content()=&quot;潜行者&quot;" style:apply-style-name="潜行者" style:base-cell-address="卡牌.C1168"/>
      <style:map style:condition="cell-content()=&quot;猎人&quot;" style:apply-style-name="猎人" style:base-cell-address="卡牌.C1168"/>
      <style:map style:condition="cell-content()=&quot;德鲁伊&quot;" style:apply-style-name="德鲁伊" style:base-cell-address="卡牌.C1168"/>
      <style:map style:condition="cell-content()=&quot;萨满祭司&quot;" style:apply-style-name="萨满祭司" style:base-cell-address="卡牌.C1168"/>
      <style:map style:condition="cell-content()=&quot;圣骑士&quot;" style:apply-style-name="圣骑士" style:base-cell-address="卡牌.C1168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9"/>
      <style:map style:condition="cell-content()=&quot;术士&quot;" style:apply-style-name="术士" style:base-cell-address="卡牌.C1169"/>
      <style:map style:condition="cell-content()=&quot;法师&quot;" style:apply-style-name="法师" style:base-cell-address="卡牌.C1169"/>
      <style:map style:condition="cell-content()=&quot;潜行者&quot;" style:apply-style-name="潜行者" style:base-cell-address="卡牌.C1169"/>
      <style:map style:condition="cell-content()=&quot;猎人&quot;" style:apply-style-name="猎人" style:base-cell-address="卡牌.C1169"/>
      <style:map style:condition="cell-content()=&quot;德鲁伊&quot;" style:apply-style-name="德鲁伊" style:base-cell-address="卡牌.C1169"/>
      <style:map style:condition="cell-content()=&quot;萨满祭司&quot;" style:apply-style-name="萨满祭司" style:base-cell-address="卡牌.C1169"/>
      <style:map style:condition="cell-content()=&quot;圣骑士&quot;" style:apply-style-name="圣骑士" style:base-cell-address="卡牌.C1169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0"/>
      <style:map style:condition="cell-content()=&quot;术士&quot;" style:apply-style-name="术士" style:base-cell-address="卡牌.C1170"/>
      <style:map style:condition="cell-content()=&quot;法师&quot;" style:apply-style-name="法师" style:base-cell-address="卡牌.C1170"/>
      <style:map style:condition="cell-content()=&quot;潜行者&quot;" style:apply-style-name="潜行者" style:base-cell-address="卡牌.C1170"/>
      <style:map style:condition="cell-content()=&quot;猎人&quot;" style:apply-style-name="猎人" style:base-cell-address="卡牌.C1170"/>
      <style:map style:condition="cell-content()=&quot;德鲁伊&quot;" style:apply-style-name="德鲁伊" style:base-cell-address="卡牌.C1170"/>
      <style:map style:condition="cell-content()=&quot;萨满祭司&quot;" style:apply-style-name="萨满祭司" style:base-cell-address="卡牌.C1170"/>
      <style:map style:condition="cell-content()=&quot;圣骑士&quot;" style:apply-style-name="圣骑士" style:base-cell-address="卡牌.C1170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1"/>
      <style:map style:condition="cell-content()=&quot;术士&quot;" style:apply-style-name="术士" style:base-cell-address="卡牌.C1171"/>
      <style:map style:condition="cell-content()=&quot;法师&quot;" style:apply-style-name="法师" style:base-cell-address="卡牌.C1171"/>
      <style:map style:condition="cell-content()=&quot;潜行者&quot;" style:apply-style-name="潜行者" style:base-cell-address="卡牌.C1171"/>
      <style:map style:condition="cell-content()=&quot;猎人&quot;" style:apply-style-name="猎人" style:base-cell-address="卡牌.C1171"/>
      <style:map style:condition="cell-content()=&quot;德鲁伊&quot;" style:apply-style-name="德鲁伊" style:base-cell-address="卡牌.C1171"/>
      <style:map style:condition="cell-content()=&quot;萨满祭司&quot;" style:apply-style-name="萨满祭司" style:base-cell-address="卡牌.C1171"/>
      <style:map style:condition="cell-content()=&quot;圣骑士&quot;" style:apply-style-name="圣骑士" style:base-cell-address="卡牌.C1171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2"/>
      <style:map style:condition="cell-content()=&quot;术士&quot;" style:apply-style-name="术士" style:base-cell-address="卡牌.C1172"/>
      <style:map style:condition="cell-content()=&quot;法师&quot;" style:apply-style-name="法师" style:base-cell-address="卡牌.C1172"/>
      <style:map style:condition="cell-content()=&quot;潜行者&quot;" style:apply-style-name="潜行者" style:base-cell-address="卡牌.C1172"/>
      <style:map style:condition="cell-content()=&quot;猎人&quot;" style:apply-style-name="猎人" style:base-cell-address="卡牌.C1172"/>
      <style:map style:condition="cell-content()=&quot;德鲁伊&quot;" style:apply-style-name="德鲁伊" style:base-cell-address="卡牌.C1172"/>
      <style:map style:condition="cell-content()=&quot;萨满祭司&quot;" style:apply-style-name="萨满祭司" style:base-cell-address="卡牌.C1172"/>
      <style:map style:condition="cell-content()=&quot;圣骑士&quot;" style:apply-style-name="圣骑士" style:base-cell-address="卡牌.C1172"/>
    </style:style>
    <style:style style:name="ce1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3"/>
      <style:map style:condition="cell-content()=&quot;术士&quot;" style:apply-style-name="术士" style:base-cell-address="卡牌.C1173"/>
      <style:map style:condition="cell-content()=&quot;法师&quot;" style:apply-style-name="法师" style:base-cell-address="卡牌.C1173"/>
      <style:map style:condition="cell-content()=&quot;潜行者&quot;" style:apply-style-name="潜行者" style:base-cell-address="卡牌.C1173"/>
      <style:map style:condition="cell-content()=&quot;猎人&quot;" style:apply-style-name="猎人" style:base-cell-address="卡牌.C1173"/>
      <style:map style:condition="cell-content()=&quot;德鲁伊&quot;" style:apply-style-name="德鲁伊" style:base-cell-address="卡牌.C1173"/>
      <style:map style:condition="cell-content()=&quot;萨满祭司&quot;" style:apply-style-name="萨满祭司" style:base-cell-address="卡牌.C1173"/>
      <style:map style:condition="cell-content()=&quot;圣骑士&quot;" style:apply-style-name="圣骑士" style:base-cell-address="卡牌.C1173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4"/>
      <style:map style:condition="cell-content()=&quot;术士&quot;" style:apply-style-name="术士" style:base-cell-address="卡牌.C1174"/>
      <style:map style:condition="cell-content()=&quot;法师&quot;" style:apply-style-name="法师" style:base-cell-address="卡牌.C1174"/>
      <style:map style:condition="cell-content()=&quot;潜行者&quot;" style:apply-style-name="潜行者" style:base-cell-address="卡牌.C1174"/>
      <style:map style:condition="cell-content()=&quot;猎人&quot;" style:apply-style-name="猎人" style:base-cell-address="卡牌.C1174"/>
      <style:map style:condition="cell-content()=&quot;德鲁伊&quot;" style:apply-style-name="德鲁伊" style:base-cell-address="卡牌.C1174"/>
      <style:map style:condition="cell-content()=&quot;萨满祭司&quot;" style:apply-style-name="萨满祭司" style:base-cell-address="卡牌.C1174"/>
      <style:map style:condition="cell-content()=&quot;圣骑士&quot;" style:apply-style-name="圣骑士" style:base-cell-address="卡牌.C1174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5"/>
      <style:map style:condition="cell-content()=&quot;术士&quot;" style:apply-style-name="术士" style:base-cell-address="卡牌.C1175"/>
      <style:map style:condition="cell-content()=&quot;法师&quot;" style:apply-style-name="法师" style:base-cell-address="卡牌.C1175"/>
      <style:map style:condition="cell-content()=&quot;潜行者&quot;" style:apply-style-name="潜行者" style:base-cell-address="卡牌.C1175"/>
      <style:map style:condition="cell-content()=&quot;猎人&quot;" style:apply-style-name="猎人" style:base-cell-address="卡牌.C1175"/>
      <style:map style:condition="cell-content()=&quot;德鲁伊&quot;" style:apply-style-name="德鲁伊" style:base-cell-address="卡牌.C1175"/>
      <style:map style:condition="cell-content()=&quot;萨满祭司&quot;" style:apply-style-name="萨满祭司" style:base-cell-address="卡牌.C1175"/>
      <style:map style:condition="cell-content()=&quot;圣骑士&quot;" style:apply-style-name="圣骑士" style:base-cell-address="卡牌.C1175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6"/>
      <style:map style:condition="cell-content()=&quot;术士&quot;" style:apply-style-name="术士" style:base-cell-address="卡牌.C1176"/>
      <style:map style:condition="cell-content()=&quot;法师&quot;" style:apply-style-name="法师" style:base-cell-address="卡牌.C1176"/>
      <style:map style:condition="cell-content()=&quot;潜行者&quot;" style:apply-style-name="潜行者" style:base-cell-address="卡牌.C1176"/>
      <style:map style:condition="cell-content()=&quot;猎人&quot;" style:apply-style-name="猎人" style:base-cell-address="卡牌.C1176"/>
      <style:map style:condition="cell-content()=&quot;德鲁伊&quot;" style:apply-style-name="德鲁伊" style:base-cell-address="卡牌.C1176"/>
      <style:map style:condition="cell-content()=&quot;萨满祭司&quot;" style:apply-style-name="萨满祭司" style:base-cell-address="卡牌.C1176"/>
      <style:map style:condition="cell-content()=&quot;圣骑士&quot;" style:apply-style-name="圣骑士" style:base-cell-address="卡牌.C1176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7"/>
      <style:map style:condition="cell-content()=&quot;术士&quot;" style:apply-style-name="术士" style:base-cell-address="卡牌.C1177"/>
      <style:map style:condition="cell-content()=&quot;法师&quot;" style:apply-style-name="法师" style:base-cell-address="卡牌.C1177"/>
      <style:map style:condition="cell-content()=&quot;潜行者&quot;" style:apply-style-name="潜行者" style:base-cell-address="卡牌.C1177"/>
      <style:map style:condition="cell-content()=&quot;猎人&quot;" style:apply-style-name="猎人" style:base-cell-address="卡牌.C1177"/>
      <style:map style:condition="cell-content()=&quot;德鲁伊&quot;" style:apply-style-name="德鲁伊" style:base-cell-address="卡牌.C1177"/>
      <style:map style:condition="cell-content()=&quot;萨满祭司&quot;" style:apply-style-name="萨满祭司" style:base-cell-address="卡牌.C1177"/>
      <style:map style:condition="cell-content()=&quot;圣骑士&quot;" style:apply-style-name="圣骑士" style:base-cell-address="卡牌.C1177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8"/>
      <style:map style:condition="cell-content()=&quot;术士&quot;" style:apply-style-name="术士" style:base-cell-address="卡牌.C1178"/>
      <style:map style:condition="cell-content()=&quot;法师&quot;" style:apply-style-name="法师" style:base-cell-address="卡牌.C1178"/>
      <style:map style:condition="cell-content()=&quot;潜行者&quot;" style:apply-style-name="潜行者" style:base-cell-address="卡牌.C1178"/>
      <style:map style:condition="cell-content()=&quot;猎人&quot;" style:apply-style-name="猎人" style:base-cell-address="卡牌.C1178"/>
      <style:map style:condition="cell-content()=&quot;德鲁伊&quot;" style:apply-style-name="德鲁伊" style:base-cell-address="卡牌.C1178"/>
      <style:map style:condition="cell-content()=&quot;萨满祭司&quot;" style:apply-style-name="萨满祭司" style:base-cell-address="卡牌.C1178"/>
      <style:map style:condition="cell-content()=&quot;圣骑士&quot;" style:apply-style-name="圣骑士" style:base-cell-address="卡牌.C1178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9"/>
      <style:map style:condition="cell-content()=&quot;术士&quot;" style:apply-style-name="术士" style:base-cell-address="卡牌.C1179"/>
      <style:map style:condition="cell-content()=&quot;法师&quot;" style:apply-style-name="法师" style:base-cell-address="卡牌.C1179"/>
      <style:map style:condition="cell-content()=&quot;潜行者&quot;" style:apply-style-name="潜行者" style:base-cell-address="卡牌.C1179"/>
      <style:map style:condition="cell-content()=&quot;猎人&quot;" style:apply-style-name="猎人" style:base-cell-address="卡牌.C1179"/>
      <style:map style:condition="cell-content()=&quot;德鲁伊&quot;" style:apply-style-name="德鲁伊" style:base-cell-address="卡牌.C1179"/>
      <style:map style:condition="cell-content()=&quot;萨满祭司&quot;" style:apply-style-name="萨满祭司" style:base-cell-address="卡牌.C1179"/>
      <style:map style:condition="cell-content()=&quot;圣骑士&quot;" style:apply-style-name="圣骑士" style:base-cell-address="卡牌.C1179"/>
    </style:style>
    <style:style style:name="ce1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0"/>
      <style:map style:condition="cell-content()=&quot;术士&quot;" style:apply-style-name="术士" style:base-cell-address="卡牌.C1180"/>
      <style:map style:condition="cell-content()=&quot;法师&quot;" style:apply-style-name="法师" style:base-cell-address="卡牌.C1180"/>
      <style:map style:condition="cell-content()=&quot;潜行者&quot;" style:apply-style-name="潜行者" style:base-cell-address="卡牌.C1180"/>
      <style:map style:condition="cell-content()=&quot;猎人&quot;" style:apply-style-name="猎人" style:base-cell-address="卡牌.C1180"/>
      <style:map style:condition="cell-content()=&quot;德鲁伊&quot;" style:apply-style-name="德鲁伊" style:base-cell-address="卡牌.C1180"/>
      <style:map style:condition="cell-content()=&quot;萨满祭司&quot;" style:apply-style-name="萨满祭司" style:base-cell-address="卡牌.C1180"/>
      <style:map style:condition="cell-content()=&quot;圣骑士&quot;" style:apply-style-name="圣骑士" style:base-cell-address="卡牌.C1180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1"/>
      <style:map style:condition="cell-content()=&quot;术士&quot;" style:apply-style-name="术士" style:base-cell-address="卡牌.C1181"/>
      <style:map style:condition="cell-content()=&quot;法师&quot;" style:apply-style-name="法师" style:base-cell-address="卡牌.C1181"/>
      <style:map style:condition="cell-content()=&quot;潜行者&quot;" style:apply-style-name="潜行者" style:base-cell-address="卡牌.C1181"/>
      <style:map style:condition="cell-content()=&quot;猎人&quot;" style:apply-style-name="猎人" style:base-cell-address="卡牌.C1181"/>
      <style:map style:condition="cell-content()=&quot;德鲁伊&quot;" style:apply-style-name="德鲁伊" style:base-cell-address="卡牌.C1181"/>
      <style:map style:condition="cell-content()=&quot;萨满祭司&quot;" style:apply-style-name="萨满祭司" style:base-cell-address="卡牌.C1181"/>
      <style:map style:condition="cell-content()=&quot;圣骑士&quot;" style:apply-style-name="圣骑士" style:base-cell-address="卡牌.C1181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2"/>
      <style:map style:condition="cell-content()=&quot;术士&quot;" style:apply-style-name="术士" style:base-cell-address="卡牌.C1182"/>
      <style:map style:condition="cell-content()=&quot;法师&quot;" style:apply-style-name="法师" style:base-cell-address="卡牌.C1182"/>
      <style:map style:condition="cell-content()=&quot;潜行者&quot;" style:apply-style-name="潜行者" style:base-cell-address="卡牌.C1182"/>
      <style:map style:condition="cell-content()=&quot;猎人&quot;" style:apply-style-name="猎人" style:base-cell-address="卡牌.C1182"/>
      <style:map style:condition="cell-content()=&quot;德鲁伊&quot;" style:apply-style-name="德鲁伊" style:base-cell-address="卡牌.C1182"/>
      <style:map style:condition="cell-content()=&quot;萨满祭司&quot;" style:apply-style-name="萨满祭司" style:base-cell-address="卡牌.C1182"/>
      <style:map style:condition="cell-content()=&quot;圣骑士&quot;" style:apply-style-name="圣骑士" style:base-cell-address="卡牌.C1182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3"/>
      <style:map style:condition="cell-content()=&quot;术士&quot;" style:apply-style-name="术士" style:base-cell-address="卡牌.C1183"/>
      <style:map style:condition="cell-content()=&quot;法师&quot;" style:apply-style-name="法师" style:base-cell-address="卡牌.C1183"/>
      <style:map style:condition="cell-content()=&quot;潜行者&quot;" style:apply-style-name="潜行者" style:base-cell-address="卡牌.C1183"/>
      <style:map style:condition="cell-content()=&quot;猎人&quot;" style:apply-style-name="猎人" style:base-cell-address="卡牌.C1183"/>
      <style:map style:condition="cell-content()=&quot;德鲁伊&quot;" style:apply-style-name="德鲁伊" style:base-cell-address="卡牌.C1183"/>
      <style:map style:condition="cell-content()=&quot;萨满祭司&quot;" style:apply-style-name="萨满祭司" style:base-cell-address="卡牌.C1183"/>
      <style:map style:condition="cell-content()=&quot;圣骑士&quot;" style:apply-style-name="圣骑士" style:base-cell-address="卡牌.C1183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4"/>
      <style:map style:condition="cell-content()=&quot;术士&quot;" style:apply-style-name="术士" style:base-cell-address="卡牌.C1184"/>
      <style:map style:condition="cell-content()=&quot;法师&quot;" style:apply-style-name="法师" style:base-cell-address="卡牌.C1184"/>
      <style:map style:condition="cell-content()=&quot;潜行者&quot;" style:apply-style-name="潜行者" style:base-cell-address="卡牌.C1184"/>
      <style:map style:condition="cell-content()=&quot;猎人&quot;" style:apply-style-name="猎人" style:base-cell-address="卡牌.C1184"/>
      <style:map style:condition="cell-content()=&quot;德鲁伊&quot;" style:apply-style-name="德鲁伊" style:base-cell-address="卡牌.C1184"/>
      <style:map style:condition="cell-content()=&quot;萨满祭司&quot;" style:apply-style-name="萨满祭司" style:base-cell-address="卡牌.C1184"/>
      <style:map style:condition="cell-content()=&quot;圣骑士&quot;" style:apply-style-name="圣骑士" style:base-cell-address="卡牌.C1184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5"/>
      <style:map style:condition="cell-content()=&quot;术士&quot;" style:apply-style-name="术士" style:base-cell-address="卡牌.C1185"/>
      <style:map style:condition="cell-content()=&quot;法师&quot;" style:apply-style-name="法师" style:base-cell-address="卡牌.C1185"/>
      <style:map style:condition="cell-content()=&quot;潜行者&quot;" style:apply-style-name="潜行者" style:base-cell-address="卡牌.C1185"/>
      <style:map style:condition="cell-content()=&quot;猎人&quot;" style:apply-style-name="猎人" style:base-cell-address="卡牌.C1185"/>
      <style:map style:condition="cell-content()=&quot;德鲁伊&quot;" style:apply-style-name="德鲁伊" style:base-cell-address="卡牌.C1185"/>
      <style:map style:condition="cell-content()=&quot;萨满祭司&quot;" style:apply-style-name="萨满祭司" style:base-cell-address="卡牌.C1185"/>
      <style:map style:condition="cell-content()=&quot;圣骑士&quot;" style:apply-style-name="圣骑士" style:base-cell-address="卡牌.C1185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6"/>
      <style:map style:condition="cell-content()=&quot;术士&quot;" style:apply-style-name="术士" style:base-cell-address="卡牌.C1186"/>
      <style:map style:condition="cell-content()=&quot;法师&quot;" style:apply-style-name="法师" style:base-cell-address="卡牌.C1186"/>
      <style:map style:condition="cell-content()=&quot;潜行者&quot;" style:apply-style-name="潜行者" style:base-cell-address="卡牌.C1186"/>
      <style:map style:condition="cell-content()=&quot;猎人&quot;" style:apply-style-name="猎人" style:base-cell-address="卡牌.C1186"/>
      <style:map style:condition="cell-content()=&quot;德鲁伊&quot;" style:apply-style-name="德鲁伊" style:base-cell-address="卡牌.C1186"/>
      <style:map style:condition="cell-content()=&quot;萨满祭司&quot;" style:apply-style-name="萨满祭司" style:base-cell-address="卡牌.C1186"/>
      <style:map style:condition="cell-content()=&quot;圣骑士&quot;" style:apply-style-name="圣骑士" style:base-cell-address="卡牌.C1186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7"/>
      <style:map style:condition="cell-content()=&quot;术士&quot;" style:apply-style-name="术士" style:base-cell-address="卡牌.C1187"/>
      <style:map style:condition="cell-content()=&quot;法师&quot;" style:apply-style-name="法师" style:base-cell-address="卡牌.C1187"/>
      <style:map style:condition="cell-content()=&quot;潜行者&quot;" style:apply-style-name="潜行者" style:base-cell-address="卡牌.C1187"/>
      <style:map style:condition="cell-content()=&quot;猎人&quot;" style:apply-style-name="猎人" style:base-cell-address="卡牌.C1187"/>
      <style:map style:condition="cell-content()=&quot;德鲁伊&quot;" style:apply-style-name="德鲁伊" style:base-cell-address="卡牌.C1187"/>
      <style:map style:condition="cell-content()=&quot;萨满祭司&quot;" style:apply-style-name="萨满祭司" style:base-cell-address="卡牌.C1187"/>
      <style:map style:condition="cell-content()=&quot;圣骑士&quot;" style:apply-style-name="圣骑士" style:base-cell-address="卡牌.C1187"/>
    </style:style>
    <style:style style:name="ce1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8"/>
      <style:map style:condition="cell-content()=&quot;术士&quot;" style:apply-style-name="术士" style:base-cell-address="卡牌.C1188"/>
      <style:map style:condition="cell-content()=&quot;法师&quot;" style:apply-style-name="法师" style:base-cell-address="卡牌.C1188"/>
      <style:map style:condition="cell-content()=&quot;潜行者&quot;" style:apply-style-name="潜行者" style:base-cell-address="卡牌.C1188"/>
      <style:map style:condition="cell-content()=&quot;猎人&quot;" style:apply-style-name="猎人" style:base-cell-address="卡牌.C1188"/>
      <style:map style:condition="cell-content()=&quot;德鲁伊&quot;" style:apply-style-name="德鲁伊" style:base-cell-address="卡牌.C1188"/>
      <style:map style:condition="cell-content()=&quot;萨满祭司&quot;" style:apply-style-name="萨满祭司" style:base-cell-address="卡牌.C1188"/>
      <style:map style:condition="cell-content()=&quot;圣骑士&quot;" style:apply-style-name="圣骑士" style:base-cell-address="卡牌.C1188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9"/>
      <style:map style:condition="cell-content()=&quot;术士&quot;" style:apply-style-name="术士" style:base-cell-address="卡牌.C1189"/>
      <style:map style:condition="cell-content()=&quot;法师&quot;" style:apply-style-name="法师" style:base-cell-address="卡牌.C1189"/>
      <style:map style:condition="cell-content()=&quot;潜行者&quot;" style:apply-style-name="潜行者" style:base-cell-address="卡牌.C1189"/>
      <style:map style:condition="cell-content()=&quot;猎人&quot;" style:apply-style-name="猎人" style:base-cell-address="卡牌.C1189"/>
      <style:map style:condition="cell-content()=&quot;德鲁伊&quot;" style:apply-style-name="德鲁伊" style:base-cell-address="卡牌.C1189"/>
      <style:map style:condition="cell-content()=&quot;萨满祭司&quot;" style:apply-style-name="萨满祭司" style:base-cell-address="卡牌.C1189"/>
      <style:map style:condition="cell-content()=&quot;圣骑士&quot;" style:apply-style-name="圣骑士" style:base-cell-address="卡牌.C1189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2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7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67" style:family="table-cell" style:parent-style-name="Default">
      <style:map style:condition="cell-content()=&quot;优秀&quot;" style:apply-style-name="优秀" style:base-cell-address="卡牌.R408"/>
      <style:map style:condition="cell-content()=&quot;良好&quot;" style:apply-style-name="良好" style:base-cell-address="卡牌.R408"/>
      <style:map style:condition="cell-content()=&quot;普通&quot;" style:apply-style-name="普通" style:base-cell-address="卡牌.R408"/>
    </style:style>
    <style:style style:name="ce250" style:family="table-cell" style:parent-style-name="Default">
      <style:map style:condition="cell-content()=&quot;优秀&quot;" style:apply-style-name="优秀" style:base-cell-address="卡牌.S581"/>
      <style:map style:condition="cell-content()=&quot;良好&quot;" style:apply-style-name="良好" style:base-cell-address="卡牌.S581"/>
      <style:map style:condition="cell-content()=&quot;普通&quot;" style:apply-style-name="普通" style:base-cell-address="卡牌.S581"/>
    </style:style>
    <style:style style:name="ce158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9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荣誉室&quot;;&quot;纳克萨玛斯&quot;;&quot;地精大战侏儒&quot;;&quot;黑石山的火焰&quot;;&quot;冠军的试练&quot;;&quot;探险者协会&quot;;&quot;上古之神&quot;;&quot;卡拉赞&quot;;&quot;加基森&quot;;&quot;安戈洛&quot;)" table:allow-empty-cell="true" table:display-list="unsorted" table:base-cell-address="卡牌.B919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;&quot;元素&quot;)" table:allow-empty-cell="true" table:display-list="unsorted" table:base-cell-address="卡牌.J10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;&quot;进化;&quot;;&quot;任务;&quot;;&quot;奖励;&quot;;&quot;剧毒;&quot;)" table:allow-empty-cell="true" table:display-list="unsorted" table:base-cell-address="卡牌.O1129">
          <table:help-message table:display="true"/>
          <table:error-message table:message-type="stop" table:display="true"/>
        </table:content-validation>
        <table:content-validation table:name="val9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10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-group table:display="false">
            <table:table-column table:style-name="co1" table:visibility="collapse" table:default-cell-style-name="ce2"/>
            <table:table-column table:style-name="co2" table:visibility="collapse" table:default-cell-style-name="ce5"/>
          </table:table-column-group>
        </table:table-column-group>
        <table:table-column table:style-name="co3" table:default-cell-style-name="ce28"/>
        <table:table-column-group table:display="false">
          <table:table-column-group table:display="false">
            <table:table-column table:style-name="co4" table:visibility="collapse" table:default-cell-style-name="ce142"/>
            <table:table-column table:style-name="co5" table:visibility="collapse" table:default-cell-style-name="ce142"/>
          </table:table-column-group>
        </table:table-column-group>
        <table:table-column table:style-name="co6" table:default-cell-style-name="ce143"/>
        <table:table-column-group table:display="false">
          <table:table-column table:style-name="co7" table:visibility="collapse" table:default-cell-style-name="ce5"/>
          <table:table-column table:style-name="co6" table:visibility="collapse" table:default-cell-style-name="ce142"/>
        </table:table-column-group>
        <table:table-column table:style-name="co8" table:default-cell-style-name="ce76"/>
        <table:table-column table:style-name="co9" table:default-cell-style-name="ce5"/>
        <table:table-column-group table:display="false">
          <table:table-column-group>
            <table:table-column table:style-name="co10" table:visibility="collapse" table:number-columns-repeated="5" table:default-cell-style-name="ce5"/>
          </table:table-column-group>
        </table:table-column-group>
        <table:table-column table:style-name="co11" table:default-cell-style-name="ce245"/>
        <table:table-column table:style-name="co12" table:number-columns-repeated="4" table:default-cell-style-name="ce157"/>
        <table:table-column table:style-name="co13" table:default-cell-style-name="ce160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content-validation-name="val3" office:value-type="string" calcext:value-type="string">
            <text:p>系列</text:p>
          </table:table-cell>
          <table:table-cell table:style-name="ce6" table:content-validation-name="val1" office:value-type="string" calcext:value-type="string">
            <text:p>职业</text:p>
          </table:table-cell>
          <table:table-cell table:style-name="ce5" office:value-type="string" calcext:value-type="string">
            <text:p>攻击力 </text:p>
          </table:table-cell>
          <table:table-cell table:style-name="ce5" office:value-type="string" calcext:value-type="string">
            <text:p>生命值</text:p>
          </table:table-cell>
          <table:table-cell table:style-name="ce233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5" table:content-validation-name="val5" office:value-type="string" calcext:value-type="string">
            <text:p>类型</text:p>
          </table:table-cell>
          <table:table-cell table:style-name="ce237" table:content-validation-name="val6" office:value-type="string" calcext:value-type="string">
            <text:p>卡牌名称</text:p>
          </table:table-cell>
          <table:table-cell table:content-validation-name="val7" office:value-type="string" calcext:value-type="string">
            <text:p>种族</text:p>
          </table:table-cell>
          <table:table-cell table:style-name="Default" table:content-validation-name="val8" office:value-type="string" calcext:value-type="string">
            <text:p>字段1</text:p>
          </table:table-cell>
          <table:table-cell table:style-name="Default" table:content-validation-name="val8" office:value-type="string" calcext:value-type="string">
            <text:p>字段2</text:p>
          </table:table-cell>
          <table:table-cell table:style-name="Default" table:content-validation-name="val8" office:value-type="string" calcext:value-type="string">
            <text:p>字段3</text:p>
          </table:table-cell>
          <table:table-cell table:style-name="Default" table:content-validation-name="val8" office:value-type="string" calcext:value-type="string">
            <text:p>字段4</text:p>
          </table:table-cell>
          <table:table-cell table:style-name="Default" table:content-validation-name="val8" office:value-type="string" calcext:value-type="string">
            <text:p>字段5</text:p>
          </table:table-cell>
          <table:table-cell table:style-name="ce243" table:content-validation-name="val9" office:value-type="string" calcext:value-type="string">
            <text:p>字段</text:p>
          </table:table-cell>
          <table:table-cell table:style-name="ce246" table:content-validation-name="val10" office:value-type="string" calcext:value-type="string">
            <text:p>速攻</text:p>
          </table:table-cell>
          <table:table-cell table:style-name="ce246" table:content-validation-name="val10" office:value-type="string" calcext:value-type="string">
            <text:p>中速</text:p>
          </table:table-cell>
          <table:table-cell table:style-name="ce246" table:content-validation-name="val10" office:value-type="string" calcext:value-type="string">
            <text:p>控制</text:p>
          </table:table-cell>
          <table:table-cell table:style-name="ce246" table:content-validation-name="val10" office:value-type="string" calcext:value-type="string">
            <text:p>奇迹</text:p>
          </table:table-cell>
          <table:table-cell table:style-name="ce254" office:value-type="string" calcext:value-type="string">
            <text:p>备注</text:p>
          </table:table-cell>
          <table:table-cell table:style-name="ce5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:.O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3"/>
          <table:table-cell table:style-name="狂野卡牌"/>
          <table:table-cell table:number-columns-repeated="1000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style-name="ce142" office:value-type="string" calcext:value-type="string">
            <text:p>有攻击的图腾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7:.O17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9:.O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58" table:content-validation-name="val10"/>
          <table:table-cell table:style-name="ce14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之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:.O23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:.O2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26:.O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27:.O27])" office:value-type="string" office:string-value="青玉魔像;" calcext:value-type="string">
            <text:p>青玉魔像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28:.O28])" office:value-type="string" office:string-value="抉择;" calcext:value-type="string">
            <text:p>抉择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:.O3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2:.O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59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33:.O33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34:.O34])" office:value-type="string" office:string-value="法术伤害;" calcext:value-type="string">
            <text:p>法术伤害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36:.O36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打开时空之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7:.O3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9:.O3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:.O4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:.O4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鹦鹉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:.O4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奔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2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:.O44])" office:value-type="string" office:string-value="亡语;" calcext:value-type="string">
            <text:p>亡语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5:.O4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content-validation-name="val7"/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4"/>
          <table:table-cell table:content-validation-name="val1" table:formula="of:=COM.MICROSOFT.CONCAT([.K46:.O46])" office:value-type="string" office:string-value="免疫;" calcext:value-type="string">
            <text:p>免疫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光环目标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:.O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湿地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2:.O5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迅猛龙宝宝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3:.O5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6:.O56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唤醒造物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晶预言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:.O6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联结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:.O6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3:.O6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:.O6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5:.O6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:.O6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0:.O7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1:.O7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幻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2:.O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73:.O73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5:.O75])" office:value-type="string" office:string-value="发现;亡语;" calcext:value-type="string">
            <text:p>发现;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索地下洞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6:.O7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:.O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:.O7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80:.O80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82:.O82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3:.O83])" office:value-type="string" office:string-value="过载;" calcext:value-type="string">
            <text:p>过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4:.O84])" office:value-type="string" office:string-value="过载;" calcext:value-type="string">
            <text:p>过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需求场面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4"/>
          <table:table-cell table:content-validation-name="val1" table:formula="of:=COM.MICROSOFT.CONCAT([.K85:.O85])" office:value-type="string" office:string-value="沉默;" calcext:value-type="string">
            <text:p>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异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7:.O87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气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9:.O8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4"/>
          <table:table-cell table:content-validation-name="val1" table:formula="of:=COM.MICROSOFT.CONCAT([.K90:.O90])" office:value-type="string" office:string-value="发现;" calcext:value-type="string">
            <text:p>发现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91:.O91])" office:value-type="string" office:string-value="法术伤害;" calcext:value-type="string">
            <text:p>法术伤害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人总动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:.O9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:.O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94:.O94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:.O9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99:.O99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1:.O1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失丛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:.O10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适者生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:.O10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:.O10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109:.O109])" office:value-type="string" office:string-value="亡语;圣盾;" calcext:value-type="string">
            <text:p>亡语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:.O11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:.O11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112:.O112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:.O11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最后的水晶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:.O11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7:.O11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化血为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之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岩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升级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盛气凌人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22:.O122])" office:value-type="string" office:string-value="发现;嘲讽;" calcext:value-type="string">
            <text:p>发现;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铜皮铁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3:.O12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旋风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斗机器人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25:.O125])" office:value-type="string" office:string-value="激怒;" calcext:value-type="string">
            <text:p>激怒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诅咒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6:.O12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先知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27:.O12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守护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8:.O12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畸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9:.O12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变泽鲁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0:.O13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table:number-columns-repeated="5"/>
          <table:table-cell table:content-validation-name="val1" table:formula="of:=COM.MICROSOFT.CONCAT([.K131:.O13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川裂片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132:.O132])" office:value-type="string" office:string-value="战吼;冻结;" calcext:value-type="string">
            <text:p>战吼;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33:.O133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4:.O13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35:.O135])" office:value-type="string" office:string-value="激励;" calcext:value-type="string">
            <text:p>激励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6:.O136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7:.O13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蜂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38:.O13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掠夺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39:.O13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40:.O140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41:.O141])" office:value-type="string" office:string-value="激怒;" calcext:value-type="string">
            <text:p>激怒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2:.O14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43:.O143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精灵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4:.O14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5:.O1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7:.O14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49:.O149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0:.O150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触发需求）;严酷的监工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51:.O15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52:.O152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3:.O153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54:.O154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奥金尼灵魂祭司;永续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5:.O15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6:.O156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7:.O157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58:.O15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59:.O15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0:.O160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1:.O161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2:.O16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3:.O16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164:.O164])" office:value-type="string" office:string-value="圣盾;" calcext:value-type="string">
            <text:p>圣盾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65:.O16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66:.O16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7:.O16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69:.O16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卡利献祭</text:p>
          </table:table-cell>
          <table:table-cell table:content-validation-name="val7"/>
          <table:table-cell table:content-validation-name="val8" office:value-type="string" calcext:value-type="string">
            <text:p>任务;</text:p>
          </table:table-cell>
          <table:table-cell table:content-validation-name="val8" office:value-type="string" calcext:value-type="string">
            <text:p>奖励;</text:p>
          </table:table-cell>
          <table:table-cell table:content-validation-name="val8" table:number-columns-repeated="3"/>
          <table:table-cell table:content-validation-name="val1" table:formula="of:=COM.MICROSOFT.CONCAT([.K171:.O171])" office:value-type="string" office:string-value="任务;奖励;" calcext:value-type="string">
            <text:p>任务;奖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73:.O17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5:.O17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6:.O17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7:.O1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78:.O17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79:.O1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80:.O180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81:.O181])" office:value-type="string" office:string-value="战吼;亡语;" calcext:value-type="string">
            <text:p>战吼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不要带第二张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3"/>
          <table:table-cell table:content-validation-name="val1" table:formula="of:=COM.MICROSOFT.CONCAT([.K182:.O182])" office:value-type="string" office:string-value="嘲讽;抉择;" calcext:value-type="string">
            <text:p>嘲讽;抉择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3:.O18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4:.O18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劫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5:.O185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88:.O18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9:.O18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190:.O190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1:.O191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192:.O192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体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3:.O1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4:.O194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喷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196:.O196])" office:value-type="string" office:string-value="战吼;奥秘;" calcext:value-type="string">
            <text:p>战吼;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法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派烙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9:.O19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200:.O200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202:.O202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远古雕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5:.O205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06:.O206])" office:value-type="string" office:string-value="奥秘;潜行;" calcext:value-type="string">
            <text:p>奥秘;潜行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7:.O207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2" table:content-validation-name="val7"/>
          <table:table-cell table:content-validation-name="val8" office:value-type="string" calcext:value-type="string">
            <text:p>奥秘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208:.O208])" office:value-type="string" office:string-value="奥秘;嘲讽;" calcext:value-type="string">
            <text:p>奥秘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09:.O20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0:.O210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1:.O211])" office:value-type="string" office:string-value="奥秘;" calcext:value-type="string">
            <text:p>奥秘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12:.O21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13:.O213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4:.O214])" office:value-type="string" office:string-value="奥秘;" calcext:value-type="string">
            <text:p>奥秘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5:.O215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恐龙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6:.O21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鸣刺喉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220:.O2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搭配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21:.O22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凶残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3:.O22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4:.O22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、野兽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26:.O226])" office:value-type="string" office:string-value="奥秘;潜行;" calcext:value-type="string">
            <text:p>奥秘;潜行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7:.O22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9:.O22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230:.O23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1:.O23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2:.O2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233:.O233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5:.O23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37:.O23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心灵之火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照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8:.O23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9:.O23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240:.O240])" office:value-type="string" office:string-value="战吼;嘲讽;" calcext:value-type="string">
            <text:p>战吼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1:.O24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2:.O24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光耀之子;心灵之火;4血以上随从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43:.O24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5:.O245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46:.O246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刀瓣鞭笞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瓣齐射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8:.O24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49:.O249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0:.O25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53:.O253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4:.O254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6:.O25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257:.O257])" office:value-type="string" office:string-value="连击;青玉魔像;" calcext:value-type="string">
            <text:p>连击;青玉魔像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258:.O258])" office:value-type="string" office:string-value="潜行;亡语;青玉魔像;" calcext:value-type="string">
            <text:p>潜行;亡语;青玉魔像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0:.O26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61:.O261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62:.O262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64:.O264])" office:value-type="string" office:string-value="风怒;" calcext:value-type="string">
            <text:p>风怒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65:.O26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6:.O26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先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7:.O26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68:.O268])" office:value-type="string" office:string-value="过载;" calcext:value-type="string">
            <text:p>过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69:.O26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0:.O270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1:.O27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2"/>
          <table:table-cell table:content-validation-name="val1" table:formula="of:=COM.MICROSOFT.CONCAT([.K272:.O27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3:.O273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5:.O275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77:.O277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8:.O278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279:.O279])" office:value-type="string" office:string-value="战吼;过载;" calcext:value-type="string">
            <text:p>战吼;过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81:.O281])" office:value-type="string" office:string-value="风怒;" calcext:value-type="string">
            <text:p>风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82:.O28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3:.O28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4:.O28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285:.O285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勇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6:.O28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7:.O287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文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0:.O29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291:.O291])" office:value-type="string" office:string-value="战吼;圣盾;" calcext:value-type="string">
            <text:p>战吼;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92:.O292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3:.O29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4:.O29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295:.O295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296:.O296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7:.O29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298:.O29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9:.O29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1:.O30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身陷绝境的哨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03:.O30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探索安戈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06:.O30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7:.O30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0:.O31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312:.O312])" office:value-type="string" office:string-value="激怒;" calcext:value-type="string">
            <text:p>激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13:.O31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14:.O314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掠龙幼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315:.O315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316:.O31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不稳定的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317:.O317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318:.O318])" office:value-type="string" office:string-value="嘲讽;圣盾;" calcext:value-type="string">
            <text:p>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19:.O319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0:.O32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1:.O321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2费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5:.O32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搭配（触发需求）:作战动员;小鬼爆破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6:.O32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327:.O327])" office:value-type="string" office:string-value="亡语;奥秘;" calcext:value-type="string">
            <text:p>亡语;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8:.O32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9:.O32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葛拉卡爬行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1:.O33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33:.O333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5:.O33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338:.O33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年轻的女祭司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39:.O33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倔强的蜗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340:.O340])" office:value-type="string" office:string-value="嘲讽;剧毒;" calcext:value-type="string">
            <text:p>嘲讽;剧毒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2:.O34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343:.O34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44:.O344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:少沉默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347:.O347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0:.O35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3:.O353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54:.O354])" office:value-type="string" office:string-value="嘲讽;亡语;" calcext:value-type="string">
            <text:p>嘲讽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5:.O35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6:.O356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:沉默;嘲讽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塘猎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58:.O35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59:.O359])" office:value-type="string" office:string-value="嘲讽;" calcext:value-type="string">
            <text:p>嘲讽;</text:p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0:.O36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1:.O36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362:.O36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63:.O363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4费牌;6费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5:.O36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克苏恩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66:.O366])" office:value-type="string" office:string-value="法术伤害;亡语;" calcext:value-type="string">
            <text:p>法术伤害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7:.O36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68:.O36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69:.O369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0:.O37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1:.O37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2:.O37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3:.O37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4:.O3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5:.O37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高费战吼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8:.O37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增益目标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80:.O380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81:.O381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3:.O38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5:.O38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化迷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87:.O387])" office:value-type="string" office:string-value="战吼;发现;" calcext:value-type="string">
            <text:p>战吼;发现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8:.O38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89:.O38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0:.O39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瓦丝女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2:.O392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色绽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395:.O395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6:.O39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399:.O39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1:.O40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02:.O40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403:.O403])" office:value-type="string" office:string-value="青玉魔像;" calcext:value-type="string">
            <text:p>青玉魔像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4:.O40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6:.O40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7:.O4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408:.O408])" office:value-type="string" office:string-value="抉择;嘲讽;" calcext:value-type="string">
            <text:p>抉择;嘲讽;</text:p>
          </table:table-cell>
          <table:table-cell table:content-validation-name="val10" office:value-type="string" calcext:value-type="string">
            <text:p>普通</text:p>
          </table:table-cell>
          <table:table-cell table:style-name="ce167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0:.O410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1:.O4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3:.O413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共鸣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4:.O414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5:.O415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6:.O416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7:.O417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8:.O418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9:.O419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0:.O420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421:.O421])" office:value-type="string" office:string-value="战吼;奥秘;" calcext:value-type="string">
            <text:p>战吼;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2:.O42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3:.O423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4:.O424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425:.O425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7:.O427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28:.O42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9:.O42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0:.O43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1:.O4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3:.O43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434:.O434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5:.O43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36:.O43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7:.O43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追猎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439:.O439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440:.O440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1:.O44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43:.O443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奥秘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3"/>
          <table:table-cell table:content-validation-name="val1" table:formula="of:=COM.MICROSOFT.CONCAT([.K444:.O444])" office:value-type="string" office:string-value="战吼;免疫;" calcext:value-type="string">
            <text:p>战吼;免疫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5:.O44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47:.O44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8:.O44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好奇的莹根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452:.O452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幻象制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4:.O45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56:.O456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7:.O45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458:.O458])" office:value-type="string" office:string-value="战吼;潜行;" calcext:value-type="string">
            <text:p>战吼;潜行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59:.O459])" office:value-type="string" office:string-value="潜行;" calcext:value-type="string">
            <text:p>潜行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1:.O461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2:.O46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3"/>
          <table:table-cell table:content-validation-name="val1" table:formula="of:=COM.MICROSOFT.CONCAT([.K463:.O463])" office:value-type="string" office:string-value="战吼;连击;" calcext:value-type="string">
            <text:p>战吼;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浸毒武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65:.O465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466:.O466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拟态豆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69:.O469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亡语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70:.O470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1:.O47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2:.O47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海盗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4:.O47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回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78:.O478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79:.O479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泉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81:.O48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2:.O482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483:.O483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484:.O484])" office:value-type="string" office:string-value="嘲讽;过载;" calcext:value-type="string">
            <text:p>嘲讽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5:.O485])" office:value-type="string" office:string-value="过载;" calcext:value-type="string">
            <text:p>过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6:.O48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恢复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87:.O48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488:.O488])" office:value-type="string" office:string-value="战吼;圣盾;嘲讽;" calcext:value-type="string">
            <text:p>战吼;圣盾;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9:.O48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490:.O490])" office:value-type="string" office:string-value="战吼;圣盾;" calcext:value-type="string">
            <text:p>战吼;圣盾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491:.O491])" office:value-type="string" office:string-value="圣盾;嘲讽;" calcext:value-type="string">
            <text:p>圣盾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94:.O494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5:.O495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血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7:.O497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9:.O49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飞刀杂耍者;军需官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0:.O50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01:.O501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03:.O503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5:.O50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06:.O506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战吼（武器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7:.O50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509:.O5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0:.O51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1:.O51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12:.O512])" office:value-type="string" office:string-value="嘲讽;" calcext:value-type="string">
            <text:p>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3:.O51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514:.O514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6:.O5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7:.O517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518:.O518])" office:value-type="string" office:string-value="激怒;" calcext:value-type="string">
            <text:p>激怒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永续增益;冲锋;命令怒吼;激怒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窃蛋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19:.O51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0:.O52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1:.O52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22:.O522])" office:value-type="string" office:string-value="潜行;圣盾;" calcext:value-type="string">
            <text:p>潜行;圣盾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24:.O52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5:.O52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6:.O5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8:.O52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9:.O52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30:.O53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1:.O53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32:.O53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3:.O53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34:.O53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5:.O53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恢复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6:.O536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3"/>
          <table:table-cell table:content-validation-name="val1" table:formula="of:=COM.MICROSOFT.CONCAT([.K537:.O537])" office:value-type="string" office:string-value="战吼;零件;" calcext:value-type="string">
            <text:p>战吼;零件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8:.O53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39:.O539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0:.O54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鱼人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1:.O54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消失;鱼人;对方抽卡效果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2:.O54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4:.O54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45:.O54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岩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46:.O54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7:.O54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8:.O54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爬行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49:.O549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1:.O55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齿刀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2:.O55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黄蜂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553:.O553])" office:value-type="string" office:string-value="潜行;剧毒;" calcext:value-type="string">
            <text:p>潜行;剧毒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蜥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57:.O557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58:.O55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60:.O56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斥候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561:.O561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2:.O562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暴龙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63:.O56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2" table:content-validation-name="val7"/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564:.O564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持续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66:.O56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7:.O567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style-name="ce2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海盗（光环需求）;海盗相关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569:.O569])" office:value-type="string" office:string-value="嘲讽;激怒;" calcext:value-type="string">
            <text:p>嘲讽;激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70:.O570])" office:value-type="string" office:string-value="亡语;" calcext:value-type="string">
            <text:p>亡语;</text:p>
          </table:table-cell>
          <table:table-cell table:content-validation-name="val10" table:number-columns-repeated="4"/>
          <table:table-cell office:value-type="string" calcext:value-type="string">
            <text:p>增益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71:.O571])" office:value-type="string" office:string-value="冲锋;嘲讽;" calcext:value-type="string">
            <text:p>冲锋;嘲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574:.O574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强随从（战吼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1费及以下牌（触发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office:value-type="string" calcext:value-type="string">
            <text:p>临时攻击增益:叫嚣的中士;石化武器;黑铁矮人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77:.O577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丘防御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2"/>
          <table:table-cell table:content-validation-name="val1" table:formula="of:=COM.MICROSOFT.CONCAT([.K578:.O578])" office:value-type="string" office:string-value="嘲讽;战吼;发现;" calcext:value-type="string">
            <text:p>嘲讽;战吼;发现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9:.O57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580:.O580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贪食软泥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81:.O58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2:.O58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野兽相关;光环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83:.O583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0"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4:.O58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office:value-type="string" calcext:value-type="string">
            <text:p>激怒牌:阿曼尼狂战士;…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85:.O58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office:value-type="string" calcext:value-type="string">
            <text:p>增益目标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7:.O58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/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88:.O58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office:value-type="string" calcext:value-type="string">
            <text:p>对方抽卡效果;永久增益</text:p>
          </table:table-cell>
          <table:table-cell table:style-name="ce2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2"/>
          <table:table-cell table:content-validation-name="val1" table:formula="of:=COM.MICROSOFT.CONCAT([.K589:.O589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0:.O59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office:value-type="string" calcext:value-type="string">
            <text:p>飞刀杂耍者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1:.O59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0" table:content-validation-name="val10"/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92:.O592])" office:value-type="string" office:string-value="战吼;圣盾;" calcext:value-type="string">
            <text:p>战吼;圣盾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圣盾（战吼需求）;强化机器人</text:p>
          </table:table-cell>
          <table:table-cell table:style-name="ce14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93:.O593])" office:value-type="string" office:string-value="圣盾;" calcext:value-type="string">
            <text:p>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0"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恶的雏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4"/>
          <table:table-cell table:content-validation-name="val1" table:formula="of:=COM.MICROSOFT.CONCAT([.K594:.O594])" office:value-type="string" office:string-value="进化;" calcext:value-type="string">
            <text:p>进化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5:.O595])">
            <text:p/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6:.O596])">
            <text:p/>
          </table:table-cell>
          <table:table-cell table:content-validation-name="val10" table:number-columns-repeated="2"/>
          <table:table-cell table:style-name="ce250" table:content-validation-name="val10"/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97:.O59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0" table:content-validation-name="val10"/>
          <table:table-cell table:content-validation-name="val10"/>
          <table:table-cell office:value-type="string" calcext:value-type="string">
            <text:p>搭配卡（身材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翼手龙宝宝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98:.O598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0" table:content-validation-name="val10"/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99:.O599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600:.O600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601:.O60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14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02:.O60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603:.O603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术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604:.O60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605:.O605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06:.O606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office:value-type="string" calcext:value-type="string">
            <text:p>连击;尖牙德鲁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2" table:content-validation-name="val7"/>
          <table:table-cell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607:.O607])" office:value-type="string" office:string-value="免疫;" calcext:value-type="string">
            <text:p>免疫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 office:value-type="string" calcext:value-type="string">
            <text:p>防爆牌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610:.O610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1:.O61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聒噪的挖掘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613:.O613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19:.O61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形神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1:.O62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623:.O62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5:.O6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抉择（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6:.O626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27:.O62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0:.O63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长孢子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3:.O63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5:.O63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36:.O636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激励;</text:p>
          </table:table-cell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637:.O637])" office:value-type="string" office:string-value="激励;法术伤害;" calcext:value-type="string">
            <text:p>激励;法术伤害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8:.O63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39:.O639])" office:value-type="string" office:string-value="冻结;" calcext:value-type="string">
            <text:p>冻结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1:.O641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2:.O64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熔核巨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镜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3:.O643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44:.O644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5:.O64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光环目标(光环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646:.O646])" office:value-type="string" office:string-value="奥秘;" calcext:value-type="string">
            <text:p>奥秘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奥秘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蒸汽涌动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7:.O64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8:.O64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49:.O64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50:.O65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51:.O65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652:.O652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5:.O65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6:.O65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57:.O657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59:.O65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0:.O66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1:.O66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2:.O66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执盾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4:.O66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5:.O665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尸魔花”瑟拉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6:.O66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67:.O667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68:.O668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9:.O66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70:.O67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671:.O671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黑曜石碎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2:.O6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3:.O67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74:.O674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3"/>
          <table:table-cell table:content-validation-name="val1" table:formula="of:=COM.MICROSOFT.CONCAT([.K675:.O675])" office:value-type="string" office:string-value="战吼;潜行;" calcext:value-type="string">
            <text:p>战吼;潜行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76:.O676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77:.O6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图腾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78:.O67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79:.O67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海潮涌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0:.O68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681:.O681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682:.O682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83:.O68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684:.O684])" office:value-type="string" office:string-value="青玉魔像;" calcext:value-type="string">
            <text:p>青玉魔像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685:.O685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6:.O686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87:.O68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8:.O688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89:.O689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战吼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土元素;玛里苟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1:.O69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2:.O69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93:.O69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4:.O69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5:.O695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铸剑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6:.O69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7:.O69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8:.O6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9:.O69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0:.O70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2:.O70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04:.O704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5:.O70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06:.O70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7:.O7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708:.O708])" office:value-type="string" office:string-value="嘲讽;激怒;" calcext:value-type="string">
            <text:p>嘲讽;激怒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0:.O7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1:.O71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12:.O712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3:.O713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14:.O714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5:.O715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16:.O716])" office:value-type="string" office:string-value="战吼;奥秘;" calcext:value-type="string">
            <text:p>战吼;奥秘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7:.O717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8:.O71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19:.O719])" office:value-type="string" office:string-value="冲锋;" calcext:value-type="string">
            <text:p>冲锋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心火牧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20:.O720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21:.O72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2:.O72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3:.O72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4:.O72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6:.O72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7:.O72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9:.O72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0:.O73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凤凰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31:.O7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32:.O73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33:.O73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相关;亡语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4:.O73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735:.O735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6:.O73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37:.O73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38:.O738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39:.O739])" office:value-type="string" office:string-value="嘲讽;战吼;" calcext:value-type="string">
            <text:p>嘲讽;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40:.O740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41:.O741])" office:value-type="string" office:string-value="圣盾;战吼;" calcext:value-type="string">
            <text:p>圣盾;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2"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42:.O742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43:.O74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744:.O744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灵魂歌者安布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745:.O74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亡语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48:.O748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49:.O749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50:.O750])" office:value-type="string" office:string-value="嘲讽;" calcext:value-type="string">
            <text:p>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心火牧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51:.O751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52:.O752])" office:value-type="string" office:string-value="战吼;嘲讽;" calcext:value-type="string">
            <text:p>战吼;嘲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3:.O753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抽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55:.O755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756:.O756])" office:value-type="string" office:string-value="战吼;法术伤害;" calcext:value-type="string">
            <text:p>战吼;法术伤害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增益目标（战吼需求）;法伤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7:.O75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58:.O758])" office:value-type="string" office:string-value="战吼;沉默;" calcext:value-type="string">
            <text:p>战吼;沉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9:.O75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760:.O760])" office:value-type="string" office:string-value="战吼;圣盾;风怒;嘲讽;" calcext:value-type="string">
            <text:p>战吼;圣盾;风怒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761:.O761])" office:value-type="string" office:string-value="战吼;青玉魔像;" calcext:value-type="string">
            <text:p>战吼;青玉魔像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情的探险家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64:.O76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66:.O766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67:.O76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69:.O769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塑石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770:.O770])" office:value-type="string" office:string-value="战吼;嘲讽;圣盾;" calcext:value-type="string">
            <text:p>战吼;嘲讽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顺的巨壳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71:.O771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拉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73:.O773])" office:value-type="string" office:string-value="嘲讽;战吼;" calcext:value-type="string">
            <text:p>嘲讽;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4:.O77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775:.O775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76:.O776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77:.O777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778:.O778])" office:value-type="string" office:string-value="战吼;冲锋;" calcext:value-type="string">
            <text:p>战吼;冲锋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9:.O77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780:.O780])" office:value-type="string" office:string-value="圣盾;" calcext:value-type="string">
            <text:p>圣盾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1:.O78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83:.O783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3"/>
          <table:table-cell table:content-validation-name="val1" table:formula="of:=COM.MICROSOFT.CONCAT([.K784:.O784])" office:value-type="string" office:string-value="战吼;冲锋;" calcext:value-type="string">
            <text:p>战吼;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5:.O78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6:.O786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低费法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7:.O78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8:.O78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9:.O78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0:.O79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1:.O79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3费以上鱼人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翼手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92:.O792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4:.O79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恶魔(亡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5:.O79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卡利地狱犬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796:.O796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弃牌效果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7:.O79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8:.O798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1:.O801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减费目标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苍绿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2:.O80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法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3:.O80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805:.O805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06:.O80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8:.O80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9:.O8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0:.O81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811:.O811])" office:value-type="string" office:string-value="战吼;冻结;" calcext:value-type="string">
            <text:p>战吼;冻结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3:.O8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814:.O814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5:.O815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817:.O817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9:.O81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820:.O820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824:.O824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26:.O8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太阳裂片”莱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7:.O82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table:number-columns-repeated="3"/>
          <table:table-cell table:content-validation-name="val1" table:formula="of:=COM.MICROSOFT.CONCAT([.K828:.O828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0:.O83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机械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1:.O83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4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832:.O832])" office:value-type="string" office:string-value="战吼;发现;" calcext:value-type="string">
            <text:p>战吼;发现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3:.O83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恢复目标（恢复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6:.O83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7:.O83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8:.O83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0:.O84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1:.O84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42:.O842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3:.O84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脊吞噬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44:.O84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45:.O8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2" table:content-validation-name="val7"/>
          <table:table-cell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846:.O846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47:.O847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48:.O848])" office:value-type="string" office:string-value="嘲讽;亡语;" calcext:value-type="string">
            <text:p>嘲讽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49:.O849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风怒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喷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50:.O85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52:.O85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3:.O853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4:.O85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855:.O855])" office:value-type="string" office:string-value="嘲讽;过载;" calcext:value-type="string">
            <text:p>嘲讽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7:.O85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858:.O858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机械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59:.O859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战吼需求);人品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1:.O86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3:.O86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5:.O86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67:.O86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因转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8:.O86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角龙宝宝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70:.O87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71:.O871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2:.O87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3:.O87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874:.O8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开拓者”伊莉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75:.O87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76:.O876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7:.O87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8:.O87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79:.O879])" office:value-type="string" office:string-value="战吼;亡语;" calcext:value-type="string">
            <text:p>战吼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880:.O880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82:.O882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883:.O883])" office:value-type="string" office:string-value="激怒;" calcext:value-type="string">
            <text:p>激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武器（激怒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84:.O884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5:.O88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86:.O886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87:.O887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89:.O889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0:.O89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91:.O891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2:.O89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893:.O893])" office:value-type="string" office:string-value="风怒;" calcext:value-type="string">
            <text:p>风怒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伤害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5:.O89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6:.O89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7:.O89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8:.O898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9:.O89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00:.O90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01:.O901])" office:value-type="string" office:string-value="冲锋;战吼;" calcext:value-type="string">
            <text:p>冲锋;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02:.O90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903:.O903])" office:value-type="string" office:string-value="战吼;潜行;" calcext:value-type="string">
            <text:p>战吼;潜行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04:.O90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905:.O905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06:.O906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潮多头蛇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908:.O90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09:.O90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0:.O91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1:.O91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3:.O91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4:.O91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4"/>
          <table:table-cell table:content-validation-name="val1" table:formula="of:=COM.MICROSOFT.CONCAT([.K915:.O915])" office:value-type="string" office:string-value="传说;" calcext:value-type="string">
            <text:p>传说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6:.O91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17:.O91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18:.O91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19:.O91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20:.O920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922:.O922])" office:value-type="string" office:string-value="嘲讽;圣盾;" calcext:value-type="string">
            <text:p>嘲讽;圣盾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923:.O923])" office:value-type="string" office:string-value="战吼;奥秘;嘲讽;" calcext:value-type="string">
            <text:p>战吼;奥秘;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利莫斯的仆从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24:.O924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27:.O927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8:.O92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0:.O93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1:.O93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2:.O93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33:.O933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4:.O934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2"/>
          <table:table-cell table:content-validation-name="val1" table:formula="of:=COM.MICROSOFT.CONCAT([.K935:.O935])" office:value-type="string" office:string-value="战吼;嘲讽;冲锋;" calcext:value-type="string">
            <text:p>战吼;嘲讽;冲锋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6:.O93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937:.O937])" office:value-type="string" office:string-value="嘲讽;亡语;" calcext:value-type="string">
            <text:p>嘲讽;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38:.O938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939:.O939])" office:value-type="string" office:string-value="嘲讽;亡语;" calcext:value-type="string">
            <text:p>嘲讽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40:.O94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(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41:.O941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42:.O942])" office:value-type="string" office:string-value="激励;" calcext:value-type="string">
            <text:p>激励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筑巢双头鹏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943:.O943])" office:value-type="string" office:string-value="战吼;嘲讽;" calcext:value-type="string">
            <text:p>战吼;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5:.O94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潜伏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947:.O94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48:.O948])" office:value-type="string" office:string-value="冲锋;战吼;" calcext:value-type="string">
            <text:p>冲锋;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自伤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喂食时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1:.O95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952:.O952])" office:value-type="string" office:string-value="抉择;嘲讽;" calcext:value-type="string">
            <text:p>抉择;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953:.O953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4:.O9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56:.O956])" office:value-type="string" office:string-value="嘲讽;战吼;青玉魔像;" calcext:value-type="string">
            <text:p>嘲讽;战吼;青玉魔像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7:.O95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59:.O95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960:.O960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961:.O961])" office:value-type="string" office:string-value="冻结;" calcext:value-type="string">
            <text:p>冻结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2:.O96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陨石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4:.O96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65:.O965])" office:value-type="string" office:string-value="亡语;" calcext:value-type="string">
            <text:p>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7:.O967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8:.O96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0:.O97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71:.O97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3:.O97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975:.O975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7:.O9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79:.O9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80:.O98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81:.O981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图腾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龙骑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3:.O98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84:.O98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985:.O985])" office:value-type="string" office:string-value="战吼;奥秘;" calcext:value-type="string">
            <text:p>战吼;奥秘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奥秘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守日者塔林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6:.O98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87:.O987])" office:value-type="string" office:string-value="战吼;发现;" calcext:value-type="string">
            <text:p>战吼;发现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恐角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8:.O98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89:.O98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0:.O99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1:.O99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丛林猎人”赫米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2:.O99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3:.O99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94:.O994])" office:value-type="string" office:string-value="战吼;亡语;青玉魔像;" calcext:value-type="string">
            <text:p>战吼;亡语;青玉魔像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95:.O99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冻粉碎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7:.O99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9:.O99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2"/>
          <table:table-cell table:content-validation-name="val1" table:formula="of:=COM.MICROSOFT.CONCAT([.K1001:.O1001])" office:value-type="string" office:string-value="战吼;嘲讽;圣盾;" calcext:value-type="string">
            <text:p>战吼;嘲讽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002:.O1002])" office:value-type="string" office:string-value="战吼;沉默;亡语;" calcext:value-type="string">
            <text:p>战吼;沉默;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04:.O100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7:.O100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008:.O1008])" office:value-type="string" office:string-value="战吼;亡语;" calcext:value-type="string">
            <text:p>战吼;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09:.O1009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10:.O1010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2:.O1012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3:.O101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隐藏;低费法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4:.O101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齿追猎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015:.O1015])" office:value-type="string" office:string-value="潜行;" calcext:value-type="string">
            <text:p>潜行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6:.O1016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17:.O101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9:.O10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20:.O1020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021:.O1021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2:.O1022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23:.O1023])" office:value-type="string" office:string-value="嘲讽;圣盾;" calcext:value-type="string">
            <text:p>嘲讽;圣盾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5:.O102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27:.O102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1:.O103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3:.O1033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34:.O103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5:.O1035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2"/>
          <table:table-cell table:content-validation-name="val1" table:formula="of:=COM.MICROSOFT.CONCAT([.K1037:.O1037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38:.O1038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39:.O103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1040:.O1040])" office:value-type="string" office:string-value="战吼;冲锋;" calcext:value-type="string">
            <text:p>战吼;冲锋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42:.O1042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043:.O1043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44:.O104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45:.O104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6:.O104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47:.O104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残暴的恐龙术士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48:.O104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50:.O105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1:.O105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6]));YEAR(MAX([.$A$1:.$A$1048576]))-YEAR([.A1056])&gt;=2;[.$B1056]&lt;&gt;&quot;基本&quot;;[.$B10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6:.O105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野兽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57]));YEAR(MAX([.$A$1:.$A$1048576]))-YEAR([.A1057])&gt;=2;[.$B1057]&lt;&gt;&quot;基本&quot;;[.$B10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蟒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7:.O105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8]));YEAR(MAX([.$A$1:.$A$1048576]))-YEAR([.A1058])&gt;=2;[.$B1058]&lt;&gt;&quot;基本&quot;;[.$B105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58:.O105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59]));YEAR(MAX([.$A$1:.$A$1048576]))-YEAR([.A1059])&gt;=2;[.$B1059]&lt;&gt;&quot;基本&quot;;[.$B10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9:.O105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0]));YEAR(MAX([.$A$1:.$A$1048576]))-YEAR([.A1060])&gt;=2;[.$B1060]&lt;&gt;&quot;基本&quot;;[.$B10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60:.O1060])" office:value-type="string" office:string-value="抉择;嘲讽;" calcext:value-type="string">
            <text:p>抉择;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1]));YEAR(MAX([.$A$1:.$A$1048576]))-YEAR([.A1061])&gt;=2;[.$B1061]&lt;&gt;&quot;基本&quot;;[.$B10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1:.O106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2]));YEAR(MAX([.$A$1:.$A$1048576]))-YEAR([.A1062])&gt;=2;[.$B1062]&lt;&gt;&quot;基本&quot;;[.$B10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2:.O106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3]));YEAR(MAX([.$A$1:.$A$1048576]))-YEAR([.A1063])&gt;=2;[.$B1063]&lt;&gt;&quot;基本&quot;;[.$B10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3:.O106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4]));YEAR(MAX([.$A$1:.$A$1048576]))-YEAR([.A1064])&gt;=2;[.$B1064]&lt;&gt;&quot;基本&quot;;[.$B10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4:.O1064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5]));YEAR(MAX([.$A$1:.$A$1048576]))-YEAR([.A1065])&gt;=2;[.$B1065]&lt;&gt;&quot;基本&quot;;[.$B106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5:.O106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6]));YEAR(MAX([.$A$1:.$A$1048576]))-YEAR([.A1066])&gt;=2;[.$B1066]&lt;&gt;&quot;基本&quot;;[.$B10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66:.O106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7]));YEAR(MAX([.$A$1:.$A$1048576]))-YEAR([.A1067])&gt;=2;[.$B1067]&lt;&gt;&quot;基本&quot;;[.$B10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7:.O106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8]));YEAR(MAX([.$A$1:.$A$1048576]))-YEAR([.A1068])&gt;=2;[.$B1068]&lt;&gt;&quot;基本&quot;;[.$B10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68:.O1068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9]));YEAR(MAX([.$A$1:.$A$1048576]))-YEAR([.A1069])&gt;=2;[.$B1069]&lt;&gt;&quot;基本&quot;;[.$B10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1069:.O1069])" office:value-type="string" office:string-value="免疫;" calcext:value-type="string">
            <text:p>免疫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0]));YEAR(MAX([.$A$1:.$A$1048576]))-YEAR([.A1070])&gt;=2;[.$B1070]&lt;&gt;&quot;基本&quot;;[.$B10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070:.O1070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1]));YEAR(MAX([.$A$1:.$A$1048576]))-YEAR([.A1071])&gt;=2;[.$B1071]&lt;&gt;&quot;基本&quot;;[.$B10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之王爵德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071:.O107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2]));YEAR(MAX([.$A$1:.$A$1048576]))-YEAR([.A1072])&gt;=2;[.$B1072]&lt;&gt;&quot;基本&quot;;[.$B10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2:.O1072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3]));YEAR(MAX([.$A$1:.$A$1048576]))-YEAR([.A1073])&gt;=2;[.$B1073]&lt;&gt;&quot;基本&quot;;[.$B10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073:.O1073])" office:value-type="string" office:string-value="激励;" calcext:value-type="string">
            <text:p>激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4]));YEAR(MAX([.$A$1:.$A$1048576]))-YEAR([.A1074])&gt;=2;[.$B1074]&lt;&gt;&quot;基本&quot;;[.$B10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4:.O107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5]));YEAR(MAX([.$A$1:.$A$1048576]))-YEAR([.A1075])&gt;=2;[.$B1075]&lt;&gt;&quot;基本&quot;;[.$B10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1075:.O1075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6]));YEAR(MAX([.$A$1:.$A$1048576]))-YEAR([.A1076])&gt;=2;[.$B1076]&lt;&gt;&quot;基本&quot;;[.$B10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076:.O1076])" office:value-type="string" office:string-value="青玉魔像;嘲讽;" calcext:value-type="string">
            <text:p>青玉魔像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7]));YEAR(MAX([.$A$1:.$A$1048576]))-YEAR([.A1077])&gt;=2;[.$B1077]&lt;&gt;&quot;基本&quot;;[.$B10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石哨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7:.O107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8]));YEAR(MAX([.$A$1:.$A$1048576]))-YEAR([.A1078])&gt;=2;[.$B1078]&lt;&gt;&quot;基本&quot;;[.$B10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8:.O107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9]));YEAR(MAX([.$A$1:.$A$1048576]))-YEAR([.A1079])&gt;=2;[.$B1079]&lt;&gt;&quot;基本&quot;;[.$B10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79:.O107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0]));YEAR(MAX([.$A$1:.$A$1048576]))-YEAR([.A1080])&gt;=2;[.$B1080]&lt;&gt;&quot;基本&quot;;[.$B10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0:.O108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1]));YEAR(MAX([.$A$1:.$A$1048576]))-YEAR([.A1081])&gt;=2;[.$B1081]&lt;&gt;&quot;基本&quot;;[.$B10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1081:.O1081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2]));YEAR(MAX([.$A$1:.$A$1048576]))-YEAR([.A1082])&gt;=2;[.$B1082]&lt;&gt;&quot;基本&quot;;[.$B10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斩棘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2:.O108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3]));YEAR(MAX([.$A$1:.$A$1048576]))-YEAR([.A1083])&gt;=2;[.$B1083]&lt;&gt;&quot;基本&quot;;[.$B10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83:.O108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4]));YEAR(MAX([.$A$1:.$A$1048576]))-YEAR([.A1084])&gt;=2;[.$B1084]&lt;&gt;&quot;基本&quot;;[.$B10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兽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4:.O108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5]));YEAR(MAX([.$A$1:.$A$1048576]))-YEAR([.A1085])&gt;=2;[.$B1085]&lt;&gt;&quot;基本&quot;;[.$B10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5:.O108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6]));YEAR(MAX([.$A$1:.$A$1048576]))-YEAR([.A1086])&gt;=2;[.$B1086]&lt;&gt;&quot;基本&quot;;[.$B10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6:.O108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7]));YEAR(MAX([.$A$1:.$A$1048576]))-YEAR([.A1087])&gt;=2;[.$B1087]&lt;&gt;&quot;基本&quot;;[.$B10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87:.O108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8]));YEAR(MAX([.$A$1:.$A$1048576]))-YEAR([.A1088])&gt;=2;[.$B1088]&lt;&gt;&quot;基本&quot;;[.$B108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content-validation-name="val7"/>
          <table:table-cell table:style-name="ce2" table:content-validation-name="val8" table:number-columns-repeated="5"/>
          <table:table-cell table:content-validation-name="val1" table:formula="of:=COM.MICROSOFT.CONCAT([.K1088:.O1088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9]));YEAR(MAX([.$A$1:.$A$1048576]))-YEAR([.A1089])&gt;=2;[.$B1089]&lt;&gt;&quot;基本&quot;;[.$B10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89:.O1089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0]));YEAR(MAX([.$A$1:.$A$1048576]))-YEAR([.A1090])&gt;=2;[.$B1090]&lt;&gt;&quot;基本&quot;;[.$B10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90:.O109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<text:s text:c="2"/>搭配牌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1]));YEAR(MAX([.$A$1:.$A$1048576]))-YEAR([.A1091])&gt;=2;[.$B1091]&lt;&gt;&quot;基本&quot;;[.$B109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091:.O1091])" office:value-type="string" office:string-value="嘲讽;亡语;" calcext:value-type="string">
            <text:p>嘲讽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2]));YEAR(MAX([.$A$1:.$A$1048576]))-YEAR([.A1092])&gt;=2;[.$B1092]&lt;&gt;&quot;基本&quot;;[.$B10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92:.O1092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3]));YEAR(MAX([.$A$1:.$A$1048576]))-YEAR([.A1093])&gt;=2;[.$B1093]&lt;&gt;&quot;基本&quot;;[.$B10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暴看守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1093:.O1093])" office:value-type="string" office:string-value="风怒;" calcext:value-type="string">
            <text:p>风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4]));YEAR(MAX([.$A$1:.$A$1048576]))-YEAR([.A1094])&gt;=2;[.$B1094]&lt;&gt;&quot;基本&quot;;[.$B10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4:.O1094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5]));YEAR(MAX([.$A$1:.$A$1048576]))-YEAR([.A1095])&gt;=2;[.$B1095]&lt;&gt;&quot;基本&quot;;[.$B10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1095:.O1095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6]));YEAR(MAX([.$A$1:.$A$1048576]))-YEAR([.A1096])&gt;=2;[.$B1096]&lt;&gt;&quot;基本&quot;;[.$B10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1096:.O1096])" office:value-type="string" office:string-value="战吼;进化;" calcext:value-type="string">
            <text:p>战吼;进化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7]));YEAR(MAX([.$A$1:.$A$1048576]))-YEAR([.A1097])&gt;=2;[.$B1097]&lt;&gt;&quot;基本&quot;;[.$B10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使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97:.O109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8]));YEAR(MAX([.$A$1:.$A$1048576]))-YEAR([.A1098])&gt;=2;[.$B1098]&lt;&gt;&quot;基本&quot;;[.$B10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8:.O109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9]));YEAR(MAX([.$A$1:.$A$1048576]))-YEAR([.A1099])&gt;=2;[.$B1099]&lt;&gt;&quot;基本&quot;;[.$B10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99:.O109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0]));YEAR(MAX([.$A$1:.$A$1048576]))-YEAR([.A1100])&gt;=2;[.$B1100]&lt;&gt;&quot;基本&quot;;[.$B11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0:.O110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1]));YEAR(MAX([.$A$1:.$A$1048576]))-YEAR([.A1101])&gt;=2;[.$B1101]&lt;&gt;&quot;基本&quot;;[.$B11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3"/>
          <table:table-cell table:content-validation-name="val1" table:formula="of:=COM.MICROSOFT.CONCAT([.K1101:.O1101])" office:value-type="string" office:string-value="战吼;传说;" calcext:value-type="string">
            <text:p>战吼;传说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2]));YEAR(MAX([.$A$1:.$A$1048576]))-YEAR([.A1102])&gt;=2;[.$B1102]&lt;&gt;&quot;基本&quot;;[.$B11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02:.O110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8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3]));YEAR(MAX([.$A$1:.$A$1048576]))-YEAR([.A1103])&gt;=2;[.$B1103]&lt;&gt;&quot;基本&quot;;[.$B11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103:.O1103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4]));YEAR(MAX([.$A$1:.$A$1048576]))-YEAR([.A1104])&gt;=2;[.$B1104]&lt;&gt;&quot;基本&quot;;[.$B11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4:.O110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5]));YEAR(MAX([.$A$1:.$A$1048576]))-YEAR([.A1105])&gt;=2;[.$B1105]&lt;&gt;&quot;基本&quot;;[.$B11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5:.O110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2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6]));YEAR(MAX([.$A$1:.$A$1048576]))-YEAR([.A1106])&gt;=2;[.$B1106]&lt;&gt;&quot;基本&quot;;[.$B11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06:.O110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7]));YEAR(MAX([.$A$1:.$A$1048576]))-YEAR([.A1107])&gt;=2;[.$B1107]&lt;&gt;&quot;基本&quot;;[.$B11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臃肿的蛇颈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07:.O1107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2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8]));YEAR(MAX([.$A$1:.$A$1048576]))-YEAR([.A1108])&gt;=2;[.$B1108]&lt;&gt;&quot;基本&quot;;[.$B110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8:.O110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24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9]));YEAR(MAX([.$A$1:.$A$1048576]))-YEAR([.A1109])&gt;=2;[.$B1109]&lt;&gt;&quot;基本&quot;;[.$B11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09:.O110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26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0]));YEAR(MAX([.$A$1:.$A$1048576]))-YEAR([.A1110])&gt;=2;[.$B1110]&lt;&gt;&quot;基本&quot;;[.$B1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0:.O111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2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11]));YEAR(MAX([.$A$1:.$A$1048576]))-YEAR([.A1111])&gt;=2;[.$B1111]&lt;&gt;&quot;基本&quot;;[.$B111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11:.O11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4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2]));YEAR(MAX([.$A$1:.$A$1048576]))-YEAR([.A1112])&gt;=2;[.$B1112]&lt;&gt;&quot;基本&quot;;[.$B11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2:.O111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46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3]));YEAR(MAX([.$A$1:.$A$1048576]))-YEAR([.A1113])&gt;=2;[.$B1113]&lt;&gt;&quot;基本&quot;;[.$B11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13:.O1113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7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4]));YEAR(MAX([.$A$1:.$A$1048576]))-YEAR([.A1114])&gt;=2;[.$B1114]&lt;&gt;&quot;基本&quot;;[.$B11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4:.O1114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4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5]));YEAR(MAX([.$A$1:.$A$1048576]))-YEAR([.A1115])&gt;=2;[.$B1115]&lt;&gt;&quot;基本&quot;;[.$B11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5:.O1115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50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6]));YEAR(MAX([.$A$1:.$A$1048576]))-YEAR([.A1116])&gt;=2;[.$B1116]&lt;&gt;&quot;基本&quot;;[.$B11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16:.O11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1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7]));YEAR(MAX([.$A$1:.$A$1048576]))-YEAR([.A1117])&gt;=2;[.$B1117]&lt;&gt;&quot;基本&quot;;[.$B11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琥口脱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7:.O111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2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8]));YEAR(MAX([.$A$1:.$A$1048576]))-YEAR([.A1118])&gt;=2;[.$B1118]&lt;&gt;&quot;基本&quot;;[.$B11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1118:.O1118])" office:value-type="string" office:string-value="风怒;冲锋;圣盾;嘲讽;" calcext:value-type="string">
            <text:p>风怒;冲锋;圣盾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3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9]));YEAR(MAX([.$A$1:.$A$1048576]))-YEAR([.A1119])&gt;=2;[.$B1119]&lt;&gt;&quot;基本&quot;;[.$B11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荒之主卡利莫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9:.O111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55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0]));YEAR(MAX([.$A$1:.$A$1048576]))-YEAR([.A1120])&gt;=2;[.$B1120]&lt;&gt;&quot;基本&quot;;[.$B11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0:.O1120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6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21]));YEAR(MAX([.$A$1:.$A$1048576]))-YEAR([.A1121])&gt;=2;[.$B1121]&lt;&gt;&quot;基本&quot;;[.$B11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巨化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1:.O112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7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2]));YEAR(MAX([.$A$1:.$A$1048576]))-YEAR([.A1122])&gt;=2;[.$B1122]&lt;&gt;&quot;基本&quot;;[.$B1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2:.O112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8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3]));YEAR(MAX([.$A$1:.$A$1048576]))-YEAR([.A1123])&gt;=2;[.$B1123]&lt;&gt;&quot;基本&quot;;[.$B11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123:.O1123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5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4]));YEAR(MAX([.$A$1:.$A$1048576]))-YEAR([.A1124])&gt;=2;[.$B1124]&lt;&gt;&quot;基本&quot;;[.$B11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124:.O1124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5]));YEAR(MAX([.$A$1:.$A$1048576]))-YEAR([.A1125])&gt;=2;[.$B1125]&lt;&gt;&quot;基本&quot;;[.$B11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5:.O112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1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6]));YEAR(MAX([.$A$1:.$A$1048576]))-YEAR([.A1126])&gt;=2;[.$B1126]&lt;&gt;&quot;基本&quot;;[.$B11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26:.O112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6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7]));YEAR(MAX([.$A$1:.$A$1048576]))-YEAR([.A1127])&gt;=2;[.$B1127]&lt;&gt;&quot;基本&quot;;[.$B11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7:.O112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<text:s/>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64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8]));YEAR(MAX([.$A$1:.$A$1048576]))-YEAR([.A1128])&gt;=2;[.$B1128]&lt;&gt;&quot;基本&quot;;[.$B1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8:.O112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29]));YEAR(MAX([.$A$1:.$A$1048576]))-YEAR([.A1129])&gt;=2;[.$B1129]&lt;&gt;&quot;基本&quot;;[.$B11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乳齿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29:.O112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66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0]));YEAR(MAX([.$A$1:.$A$1048576]))-YEAR([.A1130])&gt;=2;[.$B1130]&lt;&gt;&quot;基本&quot;;[.$B11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30:.O113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6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1]));YEAR(MAX([.$A$1:.$A$1048576]))-YEAR([.A1131])&gt;=2;[.$B1131]&lt;&gt;&quot;基本&quot;;[.$B11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table:number-columns-repeated="5"/>
          <table:table-cell table:content-validation-name="val1" table:formula="of:=COM.MICROSOFT.CONCAT([.K1131:.O113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2]));YEAR(MAX([.$A$1:.$A$1048576]))-YEAR([.A1132])&gt;=2;[.$B1132]&lt;&gt;&quot;基本&quot;;[.$B11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的魔暴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2:.O1132])" office:value-type="string" office:string-value="冲锋;战吼;" calcext:value-type="string">
            <text:p>冲锋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7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3]));YEAR(MAX([.$A$1:.$A$1048576]))-YEAR([.A1133])&gt;=2;[.$B1133]&lt;&gt;&quot;基本&quot;;[.$B11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33:.O113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7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4]));YEAR(MAX([.$A$1:.$A$1048576]))-YEAR([.A1134])&gt;=2;[.$B1134]&lt;&gt;&quot;基本&quot;;[.$B11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1134:.O1134])" office:value-type="string" office:string-value="圣盾;" calcext:value-type="string">
            <text:p>圣盾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5]));YEAR(MAX([.$A$1:.$A$1048576]))-YEAR([.A1135])&gt;=2;[.$B1135]&lt;&gt;&quot;基本&quot;;[.$B1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35:.O1135])" office:value-type="string" office:string-value="战吼;嘲讽;" calcext:value-type="string">
            <text:p>战吼;嘲讽;</text:p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6]));YEAR(MAX([.$A$1:.$A$1048576]))-YEAR([.A1136])&gt;=2;[.$B1136]&lt;&gt;&quot;基本&quot;;[.$B11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生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6:.O113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7]));YEAR(MAX([.$A$1:.$A$1048576]))-YEAR([.A1137])&gt;=2;[.$B1137]&lt;&gt;&quot;基本&quot;;[.$B11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预言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37:.O1137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80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8]));YEAR(MAX([.$A$1:.$A$1048576]))-YEAR([.A1138])&gt;=2;[.$B1138]&lt;&gt;&quot;基本&quot;;[.$B11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38:.O1138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8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9]));YEAR(MAX([.$A$1:.$A$1048576]))-YEAR([.A1139])&gt;=2;[.$B1139]&lt;&gt;&quot;基本&quot;;[.$B11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39:.O113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8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0]));YEAR(MAX([.$A$1:.$A$1048576]))-YEAR([.A1140])&gt;=2;[.$B1140]&lt;&gt;&quot;基本&quot;;[.$B11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0:.O114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3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1]));YEAR(MAX([.$A$1:.$A$1048576]))-YEAR([.A1141])&gt;=2;[.$B1141]&lt;&gt;&quot;基本&quot;;[.$B11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1:.O114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84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2]));YEAR(MAX([.$A$1:.$A$1048576]))-YEAR([.A1142])&gt;=2;[.$B1142]&lt;&gt;&quot;基本&quot;;[.$B114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2:.O1142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85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3]));YEAR(MAX([.$A$1:.$A$1048576]))-YEAR([.A1143])&gt;=2;[.$B1143]&lt;&gt;&quot;基本&quot;;[.$B11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43:.O114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剧毒之种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7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4]));YEAR(MAX([.$A$1:.$A$1048576]))-YEAR([.A1144])&gt;=2;[.$B1144]&lt;&gt;&quot;基本&quot;;[.$B11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44:.O1144])" office:value-type="string" office:string-value="抉择;嘲讽;" calcext:value-type="string">
            <text:p>抉择;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0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5]));YEAR(MAX([.$A$1:.$A$1048576]))-YEAR([.A1145])&gt;=2;[.$B1145]&lt;&gt;&quot;基本&quot;;[.$B114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5:.O1145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目标(治疗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88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6]));YEAR(MAX([.$A$1:.$A$1048576]))-YEAR([.A1146])&gt;=2;[.$B1146]&lt;&gt;&quot;基本&quot;;[.$B11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1146:.O1146])" office:value-type="string" office:string-value="冲锋;" calcext:value-type="string">
            <text:p>冲锋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8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7]));YEAR(MAX([.$A$1:.$A$1048576]))-YEAR([.A1147])&gt;=2;[.$B1147]&lt;&gt;&quot;基本&quot;;[.$B11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7:.O114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0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8]));YEAR(MAX([.$A$1:.$A$1048576]))-YEAR([.A1148])&gt;=2;[.$B1148]&lt;&gt;&quot;基本&quot;;[.$B114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48:.O1148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91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9]));YEAR(MAX([.$A$1:.$A$1048576]))-YEAR([.A1149])&gt;=2;[.$B1149]&lt;&gt;&quot;基本&quot;;[.$B11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49:.O114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0]));YEAR(MAX([.$A$1:.$A$1048576]))-YEAR([.A1150])&gt;=2;[.$B1150]&lt;&gt;&quot;基本&quot;;[.$B11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之王摩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0:.O115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1]));YEAR(MAX([.$A$1:.$A$1048576]))-YEAR([.A1151])&gt;=2;[.$B1151]&lt;&gt;&quot;基本&quot;;[.$B11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1:.O115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4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2]));YEAR(MAX([.$A$1:.$A$1048576]))-YEAR([.A1152])&gt;=2;[.$B1152]&lt;&gt;&quot;基本&quot;;[.$B1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2:.O115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3]));YEAR(MAX([.$A$1:.$A$1048576]))-YEAR([.A1153])&gt;=2;[.$B1153]&lt;&gt;&quot;基本&quot;;[.$B115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3:.O115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97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4]));YEAR(MAX([.$A$1:.$A$1048576]))-YEAR([.A1154])&gt;=2;[.$B1154]&lt;&gt;&quot;基本&quot;;[.$B11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4:.O1154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98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5]));YEAR(MAX([.$A$1:.$A$1048576]))-YEAR([.A1155])&gt;=2;[.$B1155]&lt;&gt;&quot;基本&quot;;[.$B1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55:.O115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9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6]));YEAR(MAX([.$A$1:.$A$1048576]))-YEAR([.A1156])&gt;=2;[.$B1156]&lt;&gt;&quot;基本&quot;;[.$B11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56:.O115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01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7]));YEAR(MAX([.$A$1:.$A$1048576]))-YEAR([.A1157])&gt;=2;[.$B1157]&lt;&gt;&quot;基本&quot;;[.$B115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57:.O115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02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8]));YEAR(MAX([.$A$1:.$A$1048576]))-YEAR([.A1158])&gt;=2;[.$B1158]&lt;&gt;&quot;基本&quot;;[.$B11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8:.O115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3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9]));YEAR(MAX([.$A$1:.$A$1048576]))-YEAR([.A1159])&gt;=2;[.$B1159]&lt;&gt;&quot;基本&quot;;[.$B11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59:.O115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0]));YEAR(MAX([.$A$1:.$A$1048576]))-YEAR([.A1160])&gt;=2;[.$B1160]&lt;&gt;&quot;基本&quot;;[.$B11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欧泽鲁克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60:.O1160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0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1]));YEAR(MAX([.$A$1:.$A$1048576]))-YEAR([.A1161])&gt;=2;[.$B1161]&lt;&gt;&quot;基本&quot;;[.$B11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61:.O116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6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2]));YEAR(MAX([.$A$1:.$A$1048576]))-YEAR([.A1162])&gt;=2;[.$B1162]&lt;&gt;&quot;基本&quot;;[.$B11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162:.O1162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0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3]));YEAR(MAX([.$A$1:.$A$1048576]))-YEAR([.A1163])&gt;=2;[.$B1163]&lt;&gt;&quot;基本&quot;;[.$B11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63:.O1163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08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4]));YEAR(MAX([.$A$1:.$A$1048576]))-YEAR([.A1164])&gt;=2;[.$B1164]&lt;&gt;&quot;基本&quot;;[.$B11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64:.O116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0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5]));YEAR(MAX([.$A$1:.$A$1048576]))-YEAR([.A1165])&gt;=2;[.$B1165]&lt;&gt;&quot;基本&quot;;[.$B1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5:.O116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1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6]));YEAR(MAX([.$A$1:.$A$1048576]))-YEAR([.A1166])&gt;=2;[.$B1166]&lt;&gt;&quot;基本&quot;;[.$B1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6:.O1166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11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7]));YEAR(MAX([.$A$1:.$A$1048576]))-YEAR([.A1167])&gt;=2;[.$B1167]&lt;&gt;&quot;基本&quot;;[.$B1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7:.O116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12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8]));YEAR(MAX([.$A$1:.$A$1048576]))-YEAR([.A1168])&gt;=2;[.$B1168]&lt;&gt;&quot;基本&quot;;[.$B11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8:.O116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3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69]));YEAR(MAX([.$A$1:.$A$1048576]))-YEAR([.A1169])&gt;=2;[.$B1169]&lt;&gt;&quot;基本&quot;;[.$B11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泰拉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9:.O116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14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0]));YEAR(MAX([.$A$1:.$A$1048576]))-YEAR([.A1170])&gt;=2;[.$B1170]&lt;&gt;&quot;基本&quot;;[.$B11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1170:.O1170])" office:value-type="string" office:string-value="抉择;" calcext:value-type="string">
            <text:p>抉择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15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1]));YEAR(MAX([.$A$1:.$A$1048576]))-YEAR([.A1171])&gt;=2;[.$B1171]&lt;&gt;&quot;基本&quot;;[.$B1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1:.O1171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16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2]));YEAR(MAX([.$A$1:.$A$1048576]))-YEAR([.A1172])&gt;=2;[.$B1172]&lt;&gt;&quot;基本&quot;;[.$B11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2:.O117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17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3]));YEAR(MAX([.$A$1:.$A$1048576]))-YEAR([.A1173])&gt;=2;[.$B1173]&lt;&gt;&quot;基本&quot;;[.$B11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3:.O117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18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4]));YEAR(MAX([.$A$1:.$A$1048576]))-YEAR([.A1174])&gt;=2;[.$B1174]&lt;&gt;&quot;基本&quot;;[.$B11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74:.O117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5]));YEAR(MAX([.$A$1:.$A$1048576]))-YEAR([.A1175])&gt;=2;[.$B1175]&lt;&gt;&quot;基本&quot;;[.$B11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5:.O117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6]));YEAR(MAX([.$A$1:.$A$1048576]))-YEAR([.A1176])&gt;=2;[.$B1176]&lt;&gt;&quot;基本&quot;;[.$B11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176:.O1176])" office:value-type="string" office:string-value="战吼;亡语;" calcext:value-type="string">
            <text:p>战吼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2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7]));YEAR(MAX([.$A$1:.$A$1048576]))-YEAR([.A1177])&gt;=2;[.$B1177]&lt;&gt;&quot;基本&quot;;[.$B11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7:.O117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2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8]));YEAR(MAX([.$A$1:.$A$1048576]))-YEAR([.A1178])&gt;=2;[.$B1178]&lt;&gt;&quot;基本&quot;;[.$B1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78:.O1178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亡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9]));YEAR(MAX([.$A$1:.$A$1048576]))-YEAR([.A1179])&gt;=2;[.$B1179]&lt;&gt;&quot;基本&quot;;[.$B11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79:.O117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0]));YEAR(MAX([.$A$1:.$A$1048576]))-YEAR([.A1180])&gt;=2;[.$B1180]&lt;&gt;&quot;基本&quot;;[.$B11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摩天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80:.O118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2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1]));YEAR(MAX([.$A$1:.$A$1048576]))-YEAR([.A1181])&gt;=2;[.$B1181]&lt;&gt;&quot;基本&quot;;[.$B11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81:.O118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6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2]));YEAR(MAX([.$A$1:.$A$1048576]))-YEAR([.A1182])&gt;=2;[.$B1182]&lt;&gt;&quot;基本&quot;;[.$B11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2:.O118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7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3]));YEAR(MAX([.$A$1:.$A$1048576]))-YEAR([.A1183])&gt;=2;[.$B1183]&lt;&gt;&quot;基本&quot;;[.$B11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3:.O118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8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4]));YEAR(MAX([.$A$1:.$A$1048576]))-YEAR([.A1184])&gt;=2;[.$B1184]&lt;&gt;&quot;基本&quot;;[.$B11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84:.O118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2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5]));YEAR(MAX([.$A$1:.$A$1048576]))-YEAR([.A1185])&gt;=2;[.$B1185]&lt;&gt;&quot;基本&quot;;[.$B11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5:.O118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33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6]));YEAR(MAX([.$A$1:.$A$1048576]))-YEAR([.A1186])&gt;=2;[.$B1186]&lt;&gt;&quot;基本&quot;;[.$B11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6:.O118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40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7]));YEAR(MAX([.$A$1:.$A$1048576]))-YEAR([.A1187])&gt;=2;[.$B1187]&lt;&gt;&quot;基本&quot;;[.$B11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7:.O118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1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8]));YEAR(MAX([.$A$1:.$A$1048576]))-YEAR([.A1188])&gt;=2;[.$B1188]&lt;&gt;&quot;基本&quot;;[.$B11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8:.O118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45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0" calcext:value-type="float">
            <text:p>20</text:p>
          </table:table-cell>
          <table:table-cell table:content-validation-name="val1" table:formula="of:=IF(AND(NOT(ISBLANK([.A1189]));YEAR(MAX([.$A$1:.$A$1048576]))-YEAR([.A1189])&gt;=2;[.$B1189]&lt;&gt;&quot;基本&quot;;[.$B11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9:.O118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2"/>
          <table:table-cell table:number-columns-repeated="1002"/>
        </table:table-row>
        <table:table-row table:style-name="ro6" table:number-rows-repeated="64345">
          <table:table-cell table:style-name="ce1" table:content-validation-name="val2"/>
          <table:table-cell table:content-validation-name="val3"/>
          <table:table-cell table:style-name="ce100" table:content-validation-name="val4"/>
          <table:table-cell table:number-columns-repeated="3"/>
          <table:table-cell table:content-validation-name="val1"/>
          <table:table-cell table:style-name="ce5" table:content-validation-name="val5"/>
          <table:table-cell table:style-name="ce68" table:content-validation-name="val6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6" table:number-rows-repeated="983041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7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4"/>
        </table:named-expressions>
        <calcext:conditional-formats>
          <calcext:conditional-format calcext:target-range-address="卡牌.C1190:卡牌.C1048576 卡牌.C1:卡牌.C1095 卡牌.C1105:卡牌.C1105 卡牌.C1116:卡牌.C1124 卡牌.C1135:卡牌.C1135 卡牌.C1145:卡牌.C1145">
            <calcext:condition calcext:apply-style-name="战士" calcext:value="=&quot;战士&quot;" calcext:base-cell-address="卡牌.C1"/>
            <calcext:condition calcext:apply-style-name="术士" calcext:value="=&quot;术士&quot;" calcext:base-cell-address="卡牌.C1"/>
            <calcext:condition calcext:apply-style-name="法师" calcext:value="=&quot;法师&quot;" calcext:base-cell-address="卡牌.C1"/>
            <calcext:condition calcext:apply-style-name="潜行者" calcext:value="=&quot;潜行者&quot;" calcext:base-cell-address="卡牌.C1"/>
            <calcext:condition calcext:apply-style-name="猎人" calcext:value="=&quot;猎人&quot;" calcext:base-cell-address="卡牌.C1"/>
            <calcext:condition calcext:apply-style-name="德鲁伊" calcext:value="=&quot;德鲁伊&quot;" calcext:base-cell-address="卡牌.C1"/>
            <calcext:condition calcext:apply-style-name="萨满祭司" calcext:value="=&quot;萨满祭司&quot;" calcext:base-cell-address="卡牌.C1"/>
            <calcext:condition calcext:apply-style-name="圣骑士" calcext:value="=&quot;圣骑士&quot;" calcext:base-cell-address="卡牌.C1"/>
          </calcext:conditional-format>
          <calcext:conditional-format calcext:target-range-address="卡牌.Q1:卡牌.T407 卡牌.Q408:卡牌.Q408 卡牌.S408:卡牌.T408 卡牌.Q409:卡牌.T580 卡牌.Q599:卡牌.T1048576 卡牌.Q581:卡牌.R598 卡牌.T581:卡牌.T598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R408:卡牌.R408">
            <calcext:condition calcext:apply-style-name="优秀" calcext:value="=&quot;优秀&quot;" calcext:base-cell-address="卡牌.R408"/>
            <calcext:condition calcext:apply-style-name="良好" calcext:value="=&quot;良好&quot;" calcext:base-cell-address="卡牌.R408"/>
            <calcext:condition calcext:apply-style-name="普通" calcext:value="=&quot;普通&quot;" calcext:base-cell-address="卡牌.R408"/>
          </calcext:conditional-format>
          <calcext:conditional-format calcext:target-range-address="卡牌.F1:卡牌.F1048576">
            <calcext:condition calcext:apply-style-name="偶数或者7+" calcext:value="formula-is(OR([.F1]&gt;=7; ISEVEN([.F1])))" calcext:base-cell-address="卡牌.F1"/>
          </calcext:conditional-format>
          <calcext:conditional-format calcext:target-range-address="卡牌.C1096:卡牌.C1096">
            <calcext:condition calcext:apply-style-name="战士" calcext:value="=&quot;战士&quot;" calcext:base-cell-address="卡牌.C1096"/>
            <calcext:condition calcext:apply-style-name="术士" calcext:value="=&quot;术士&quot;" calcext:base-cell-address="卡牌.C1096"/>
            <calcext:condition calcext:apply-style-name="法师" calcext:value="=&quot;法师&quot;" calcext:base-cell-address="卡牌.C1096"/>
            <calcext:condition calcext:apply-style-name="潜行者" calcext:value="=&quot;潜行者&quot;" calcext:base-cell-address="卡牌.C1096"/>
            <calcext:condition calcext:apply-style-name="猎人" calcext:value="=&quot;猎人&quot;" calcext:base-cell-address="卡牌.C1096"/>
            <calcext:condition calcext:apply-style-name="德鲁伊" calcext:value="=&quot;德鲁伊&quot;" calcext:base-cell-address="卡牌.C1096"/>
            <calcext:condition calcext:apply-style-name="萨满祭司" calcext:value="=&quot;萨满祭司&quot;" calcext:base-cell-address="卡牌.C1096"/>
            <calcext:condition calcext:apply-style-name="圣骑士" calcext:value="=&quot;圣骑士&quot;" calcext:base-cell-address="卡牌.C1096"/>
          </calcext:conditional-format>
          <calcext:conditional-format calcext:target-range-address="卡牌.C1097:卡牌.C1097">
            <calcext:condition calcext:apply-style-name="战士" calcext:value="=&quot;战士&quot;" calcext:base-cell-address="卡牌.C1097"/>
            <calcext:condition calcext:apply-style-name="术士" calcext:value="=&quot;术士&quot;" calcext:base-cell-address="卡牌.C1097"/>
            <calcext:condition calcext:apply-style-name="法师" calcext:value="=&quot;法师&quot;" calcext:base-cell-address="卡牌.C1097"/>
            <calcext:condition calcext:apply-style-name="潜行者" calcext:value="=&quot;潜行者&quot;" calcext:base-cell-address="卡牌.C1097"/>
            <calcext:condition calcext:apply-style-name="猎人" calcext:value="=&quot;猎人&quot;" calcext:base-cell-address="卡牌.C1097"/>
            <calcext:condition calcext:apply-style-name="德鲁伊" calcext:value="=&quot;德鲁伊&quot;" calcext:base-cell-address="卡牌.C1097"/>
            <calcext:condition calcext:apply-style-name="萨满祭司" calcext:value="=&quot;萨满祭司&quot;" calcext:base-cell-address="卡牌.C1097"/>
            <calcext:condition calcext:apply-style-name="圣骑士" calcext:value="=&quot;圣骑士&quot;" calcext:base-cell-address="卡牌.C1097"/>
          </calcext:conditional-format>
          <calcext:conditional-format calcext:target-range-address="卡牌.C1098:卡牌.C1098">
            <calcext:condition calcext:apply-style-name="战士" calcext:value="=&quot;战士&quot;" calcext:base-cell-address="卡牌.C1098"/>
            <calcext:condition calcext:apply-style-name="术士" calcext:value="=&quot;术士&quot;" calcext:base-cell-address="卡牌.C1098"/>
            <calcext:condition calcext:apply-style-name="法师" calcext:value="=&quot;法师&quot;" calcext:base-cell-address="卡牌.C1098"/>
            <calcext:condition calcext:apply-style-name="潜行者" calcext:value="=&quot;潜行者&quot;" calcext:base-cell-address="卡牌.C1098"/>
            <calcext:condition calcext:apply-style-name="猎人" calcext:value="=&quot;猎人&quot;" calcext:base-cell-address="卡牌.C1098"/>
            <calcext:condition calcext:apply-style-name="德鲁伊" calcext:value="=&quot;德鲁伊&quot;" calcext:base-cell-address="卡牌.C1098"/>
            <calcext:condition calcext:apply-style-name="萨满祭司" calcext:value="=&quot;萨满祭司&quot;" calcext:base-cell-address="卡牌.C1098"/>
            <calcext:condition calcext:apply-style-name="圣骑士" calcext:value="=&quot;圣骑士&quot;" calcext:base-cell-address="卡牌.C1098"/>
          </calcext:conditional-format>
          <calcext:conditional-format calcext:target-range-address="卡牌.C1099:卡牌.C1099">
            <calcext:condition calcext:apply-style-name="战士" calcext:value="=&quot;战士&quot;" calcext:base-cell-address="卡牌.C1099"/>
            <calcext:condition calcext:apply-style-name="术士" calcext:value="=&quot;术士&quot;" calcext:base-cell-address="卡牌.C1099"/>
            <calcext:condition calcext:apply-style-name="法师" calcext:value="=&quot;法师&quot;" calcext:base-cell-address="卡牌.C1099"/>
            <calcext:condition calcext:apply-style-name="潜行者" calcext:value="=&quot;潜行者&quot;" calcext:base-cell-address="卡牌.C1099"/>
            <calcext:condition calcext:apply-style-name="猎人" calcext:value="=&quot;猎人&quot;" calcext:base-cell-address="卡牌.C1099"/>
            <calcext:condition calcext:apply-style-name="德鲁伊" calcext:value="=&quot;德鲁伊&quot;" calcext:base-cell-address="卡牌.C1099"/>
            <calcext:condition calcext:apply-style-name="萨满祭司" calcext:value="=&quot;萨满祭司&quot;" calcext:base-cell-address="卡牌.C1099"/>
            <calcext:condition calcext:apply-style-name="圣骑士" calcext:value="=&quot;圣骑士&quot;" calcext:base-cell-address="卡牌.C1099"/>
          </calcext:conditional-format>
          <calcext:conditional-format calcext:target-range-address="卡牌.C1100:卡牌.C1100">
            <calcext:condition calcext:apply-style-name="战士" calcext:value="=&quot;战士&quot;" calcext:base-cell-address="卡牌.C1100"/>
            <calcext:condition calcext:apply-style-name="术士" calcext:value="=&quot;术士&quot;" calcext:base-cell-address="卡牌.C1100"/>
            <calcext:condition calcext:apply-style-name="法师" calcext:value="=&quot;法师&quot;" calcext:base-cell-address="卡牌.C1100"/>
            <calcext:condition calcext:apply-style-name="潜行者" calcext:value="=&quot;潜行者&quot;" calcext:base-cell-address="卡牌.C1100"/>
            <calcext:condition calcext:apply-style-name="猎人" calcext:value="=&quot;猎人&quot;" calcext:base-cell-address="卡牌.C1100"/>
            <calcext:condition calcext:apply-style-name="德鲁伊" calcext:value="=&quot;德鲁伊&quot;" calcext:base-cell-address="卡牌.C1100"/>
            <calcext:condition calcext:apply-style-name="萨满祭司" calcext:value="=&quot;萨满祭司&quot;" calcext:base-cell-address="卡牌.C1100"/>
            <calcext:condition calcext:apply-style-name="圣骑士" calcext:value="=&quot;圣骑士&quot;" calcext:base-cell-address="卡牌.C1100"/>
          </calcext:conditional-format>
          <calcext:conditional-format calcext:target-range-address="卡牌.C1101:卡牌.C1101">
            <calcext:condition calcext:apply-style-name="战士" calcext:value="=&quot;战士&quot;" calcext:base-cell-address="卡牌.C1101"/>
            <calcext:condition calcext:apply-style-name="术士" calcext:value="=&quot;术士&quot;" calcext:base-cell-address="卡牌.C1101"/>
            <calcext:condition calcext:apply-style-name="法师" calcext:value="=&quot;法师&quot;" calcext:base-cell-address="卡牌.C1101"/>
            <calcext:condition calcext:apply-style-name="潜行者" calcext:value="=&quot;潜行者&quot;" calcext:base-cell-address="卡牌.C1101"/>
            <calcext:condition calcext:apply-style-name="猎人" calcext:value="=&quot;猎人&quot;" calcext:base-cell-address="卡牌.C1101"/>
            <calcext:condition calcext:apply-style-name="德鲁伊" calcext:value="=&quot;德鲁伊&quot;" calcext:base-cell-address="卡牌.C1101"/>
            <calcext:condition calcext:apply-style-name="萨满祭司" calcext:value="=&quot;萨满祭司&quot;" calcext:base-cell-address="卡牌.C1101"/>
            <calcext:condition calcext:apply-style-name="圣骑士" calcext:value="=&quot;圣骑士&quot;" calcext:base-cell-address="卡牌.C1101"/>
          </calcext:conditional-format>
          <calcext:conditional-format calcext:target-range-address="卡牌.C1102:卡牌.C1102">
            <calcext:condition calcext:apply-style-name="战士" calcext:value="=&quot;战士&quot;" calcext:base-cell-address="卡牌.C1102"/>
            <calcext:condition calcext:apply-style-name="术士" calcext:value="=&quot;术士&quot;" calcext:base-cell-address="卡牌.C1102"/>
            <calcext:condition calcext:apply-style-name="法师" calcext:value="=&quot;法师&quot;" calcext:base-cell-address="卡牌.C1102"/>
            <calcext:condition calcext:apply-style-name="潜行者" calcext:value="=&quot;潜行者&quot;" calcext:base-cell-address="卡牌.C1102"/>
            <calcext:condition calcext:apply-style-name="猎人" calcext:value="=&quot;猎人&quot;" calcext:base-cell-address="卡牌.C1102"/>
            <calcext:condition calcext:apply-style-name="德鲁伊" calcext:value="=&quot;德鲁伊&quot;" calcext:base-cell-address="卡牌.C1102"/>
            <calcext:condition calcext:apply-style-name="萨满祭司" calcext:value="=&quot;萨满祭司&quot;" calcext:base-cell-address="卡牌.C1102"/>
            <calcext:condition calcext:apply-style-name="圣骑士" calcext:value="=&quot;圣骑士&quot;" calcext:base-cell-address="卡牌.C1102"/>
          </calcext:conditional-format>
          <calcext:conditional-format calcext:target-range-address="卡牌.C1103:卡牌.C1103">
            <calcext:condition calcext:apply-style-name="战士" calcext:value="=&quot;战士&quot;" calcext:base-cell-address="卡牌.C1103"/>
            <calcext:condition calcext:apply-style-name="术士" calcext:value="=&quot;术士&quot;" calcext:base-cell-address="卡牌.C1103"/>
            <calcext:condition calcext:apply-style-name="法师" calcext:value="=&quot;法师&quot;" calcext:base-cell-address="卡牌.C1103"/>
            <calcext:condition calcext:apply-style-name="潜行者" calcext:value="=&quot;潜行者&quot;" calcext:base-cell-address="卡牌.C1103"/>
            <calcext:condition calcext:apply-style-name="猎人" calcext:value="=&quot;猎人&quot;" calcext:base-cell-address="卡牌.C1103"/>
            <calcext:condition calcext:apply-style-name="德鲁伊" calcext:value="=&quot;德鲁伊&quot;" calcext:base-cell-address="卡牌.C1103"/>
            <calcext:condition calcext:apply-style-name="萨满祭司" calcext:value="=&quot;萨满祭司&quot;" calcext:base-cell-address="卡牌.C1103"/>
            <calcext:condition calcext:apply-style-name="圣骑士" calcext:value="=&quot;圣骑士&quot;" calcext:base-cell-address="卡牌.C1103"/>
          </calcext:conditional-format>
          <calcext:conditional-format calcext:target-range-address="卡牌.C1104:卡牌.C1104">
            <calcext:condition calcext:apply-style-name="战士" calcext:value="=&quot;战士&quot;" calcext:base-cell-address="卡牌.C1104"/>
            <calcext:condition calcext:apply-style-name="术士" calcext:value="=&quot;术士&quot;" calcext:base-cell-address="卡牌.C1104"/>
            <calcext:condition calcext:apply-style-name="法师" calcext:value="=&quot;法师&quot;" calcext:base-cell-address="卡牌.C1104"/>
            <calcext:condition calcext:apply-style-name="潜行者" calcext:value="=&quot;潜行者&quot;" calcext:base-cell-address="卡牌.C1104"/>
            <calcext:condition calcext:apply-style-name="猎人" calcext:value="=&quot;猎人&quot;" calcext:base-cell-address="卡牌.C1104"/>
            <calcext:condition calcext:apply-style-name="德鲁伊" calcext:value="=&quot;德鲁伊&quot;" calcext:base-cell-address="卡牌.C1104"/>
            <calcext:condition calcext:apply-style-name="萨满祭司" calcext:value="=&quot;萨满祭司&quot;" calcext:base-cell-address="卡牌.C1104"/>
            <calcext:condition calcext:apply-style-name="圣骑士" calcext:value="=&quot;圣骑士&quot;" calcext:base-cell-address="卡牌.C1104"/>
          </calcext:conditional-format>
          <calcext:conditional-format calcext:target-range-address="卡牌.C1106:卡牌.C1106">
            <calcext:condition calcext:apply-style-name="战士" calcext:value="=&quot;战士&quot;" calcext:base-cell-address="卡牌.C1106"/>
            <calcext:condition calcext:apply-style-name="术士" calcext:value="=&quot;术士&quot;" calcext:base-cell-address="卡牌.C1106"/>
            <calcext:condition calcext:apply-style-name="法师" calcext:value="=&quot;法师&quot;" calcext:base-cell-address="卡牌.C1106"/>
            <calcext:condition calcext:apply-style-name="潜行者" calcext:value="=&quot;潜行者&quot;" calcext:base-cell-address="卡牌.C1106"/>
            <calcext:condition calcext:apply-style-name="猎人" calcext:value="=&quot;猎人&quot;" calcext:base-cell-address="卡牌.C1106"/>
            <calcext:condition calcext:apply-style-name="德鲁伊" calcext:value="=&quot;德鲁伊&quot;" calcext:base-cell-address="卡牌.C1106"/>
            <calcext:condition calcext:apply-style-name="萨满祭司" calcext:value="=&quot;萨满祭司&quot;" calcext:base-cell-address="卡牌.C1106"/>
            <calcext:condition calcext:apply-style-name="圣骑士" calcext:value="=&quot;圣骑士&quot;" calcext:base-cell-address="卡牌.C1106"/>
          </calcext:conditional-format>
          <calcext:conditional-format calcext:target-range-address="卡牌.C1107:卡牌.C1107">
            <calcext:condition calcext:apply-style-name="战士" calcext:value="=&quot;战士&quot;" calcext:base-cell-address="卡牌.C1107"/>
            <calcext:condition calcext:apply-style-name="术士" calcext:value="=&quot;术士&quot;" calcext:base-cell-address="卡牌.C1107"/>
            <calcext:condition calcext:apply-style-name="法师" calcext:value="=&quot;法师&quot;" calcext:base-cell-address="卡牌.C1107"/>
            <calcext:condition calcext:apply-style-name="潜行者" calcext:value="=&quot;潜行者&quot;" calcext:base-cell-address="卡牌.C1107"/>
            <calcext:condition calcext:apply-style-name="猎人" calcext:value="=&quot;猎人&quot;" calcext:base-cell-address="卡牌.C1107"/>
            <calcext:condition calcext:apply-style-name="德鲁伊" calcext:value="=&quot;德鲁伊&quot;" calcext:base-cell-address="卡牌.C1107"/>
            <calcext:condition calcext:apply-style-name="萨满祭司" calcext:value="=&quot;萨满祭司&quot;" calcext:base-cell-address="卡牌.C1107"/>
            <calcext:condition calcext:apply-style-name="圣骑士" calcext:value="=&quot;圣骑士&quot;" calcext:base-cell-address="卡牌.C1107"/>
          </calcext:conditional-format>
          <calcext:conditional-format calcext:target-range-address="卡牌.C1108:卡牌.C1108">
            <calcext:condition calcext:apply-style-name="战士" calcext:value="=&quot;战士&quot;" calcext:base-cell-address="卡牌.C1108"/>
            <calcext:condition calcext:apply-style-name="术士" calcext:value="=&quot;术士&quot;" calcext:base-cell-address="卡牌.C1108"/>
            <calcext:condition calcext:apply-style-name="法师" calcext:value="=&quot;法师&quot;" calcext:base-cell-address="卡牌.C1108"/>
            <calcext:condition calcext:apply-style-name="潜行者" calcext:value="=&quot;潜行者&quot;" calcext:base-cell-address="卡牌.C1108"/>
            <calcext:condition calcext:apply-style-name="猎人" calcext:value="=&quot;猎人&quot;" calcext:base-cell-address="卡牌.C1108"/>
            <calcext:condition calcext:apply-style-name="德鲁伊" calcext:value="=&quot;德鲁伊&quot;" calcext:base-cell-address="卡牌.C1108"/>
            <calcext:condition calcext:apply-style-name="萨满祭司" calcext:value="=&quot;萨满祭司&quot;" calcext:base-cell-address="卡牌.C1108"/>
            <calcext:condition calcext:apply-style-name="圣骑士" calcext:value="=&quot;圣骑士&quot;" calcext:base-cell-address="卡牌.C1108"/>
          </calcext:conditional-format>
          <calcext:conditional-format calcext:target-range-address="卡牌.C1109:卡牌.C1109">
            <calcext:condition calcext:apply-style-name="战士" calcext:value="=&quot;战士&quot;" calcext:base-cell-address="卡牌.C1109"/>
            <calcext:condition calcext:apply-style-name="术士" calcext:value="=&quot;术士&quot;" calcext:base-cell-address="卡牌.C1109"/>
            <calcext:condition calcext:apply-style-name="法师" calcext:value="=&quot;法师&quot;" calcext:base-cell-address="卡牌.C1109"/>
            <calcext:condition calcext:apply-style-name="潜行者" calcext:value="=&quot;潜行者&quot;" calcext:base-cell-address="卡牌.C1109"/>
            <calcext:condition calcext:apply-style-name="猎人" calcext:value="=&quot;猎人&quot;" calcext:base-cell-address="卡牌.C1109"/>
            <calcext:condition calcext:apply-style-name="德鲁伊" calcext:value="=&quot;德鲁伊&quot;" calcext:base-cell-address="卡牌.C1109"/>
            <calcext:condition calcext:apply-style-name="萨满祭司" calcext:value="=&quot;萨满祭司&quot;" calcext:base-cell-address="卡牌.C1109"/>
            <calcext:condition calcext:apply-style-name="圣骑士" calcext:value="=&quot;圣骑士&quot;" calcext:base-cell-address="卡牌.C1109"/>
          </calcext:conditional-format>
          <calcext:conditional-format calcext:target-range-address="卡牌.C1110:卡牌.C1110">
            <calcext:condition calcext:apply-style-name="战士" calcext:value="=&quot;战士&quot;" calcext:base-cell-address="卡牌.C1110"/>
            <calcext:condition calcext:apply-style-name="术士" calcext:value="=&quot;术士&quot;" calcext:base-cell-address="卡牌.C1110"/>
            <calcext:condition calcext:apply-style-name="法师" calcext:value="=&quot;法师&quot;" calcext:base-cell-address="卡牌.C1110"/>
            <calcext:condition calcext:apply-style-name="潜行者" calcext:value="=&quot;潜行者&quot;" calcext:base-cell-address="卡牌.C1110"/>
            <calcext:condition calcext:apply-style-name="猎人" calcext:value="=&quot;猎人&quot;" calcext:base-cell-address="卡牌.C1110"/>
            <calcext:condition calcext:apply-style-name="德鲁伊" calcext:value="=&quot;德鲁伊&quot;" calcext:base-cell-address="卡牌.C1110"/>
            <calcext:condition calcext:apply-style-name="萨满祭司" calcext:value="=&quot;萨满祭司&quot;" calcext:base-cell-address="卡牌.C1110"/>
            <calcext:condition calcext:apply-style-name="圣骑士" calcext:value="=&quot;圣骑士&quot;" calcext:base-cell-address="卡牌.C1110"/>
          </calcext:conditional-format>
          <calcext:conditional-format calcext:target-range-address="卡牌.C1111:卡牌.C1111">
            <calcext:condition calcext:apply-style-name="战士" calcext:value="=&quot;战士&quot;" calcext:base-cell-address="卡牌.C1111"/>
            <calcext:condition calcext:apply-style-name="术士" calcext:value="=&quot;术士&quot;" calcext:base-cell-address="卡牌.C1111"/>
            <calcext:condition calcext:apply-style-name="法师" calcext:value="=&quot;法师&quot;" calcext:base-cell-address="卡牌.C1111"/>
            <calcext:condition calcext:apply-style-name="潜行者" calcext:value="=&quot;潜行者&quot;" calcext:base-cell-address="卡牌.C1111"/>
            <calcext:condition calcext:apply-style-name="猎人" calcext:value="=&quot;猎人&quot;" calcext:base-cell-address="卡牌.C1111"/>
            <calcext:condition calcext:apply-style-name="德鲁伊" calcext:value="=&quot;德鲁伊&quot;" calcext:base-cell-address="卡牌.C1111"/>
            <calcext:condition calcext:apply-style-name="萨满祭司" calcext:value="=&quot;萨满祭司&quot;" calcext:base-cell-address="卡牌.C1111"/>
            <calcext:condition calcext:apply-style-name="圣骑士" calcext:value="=&quot;圣骑士&quot;" calcext:base-cell-address="卡牌.C1111"/>
          </calcext:conditional-format>
          <calcext:conditional-format calcext:target-range-address="卡牌.C1112:卡牌.C1112">
            <calcext:condition calcext:apply-style-name="战士" calcext:value="=&quot;战士&quot;" calcext:base-cell-address="卡牌.C1112"/>
            <calcext:condition calcext:apply-style-name="术士" calcext:value="=&quot;术士&quot;" calcext:base-cell-address="卡牌.C1112"/>
            <calcext:condition calcext:apply-style-name="法师" calcext:value="=&quot;法师&quot;" calcext:base-cell-address="卡牌.C1112"/>
            <calcext:condition calcext:apply-style-name="潜行者" calcext:value="=&quot;潜行者&quot;" calcext:base-cell-address="卡牌.C1112"/>
            <calcext:condition calcext:apply-style-name="猎人" calcext:value="=&quot;猎人&quot;" calcext:base-cell-address="卡牌.C1112"/>
            <calcext:condition calcext:apply-style-name="德鲁伊" calcext:value="=&quot;德鲁伊&quot;" calcext:base-cell-address="卡牌.C1112"/>
            <calcext:condition calcext:apply-style-name="萨满祭司" calcext:value="=&quot;萨满祭司&quot;" calcext:base-cell-address="卡牌.C1112"/>
            <calcext:condition calcext:apply-style-name="圣骑士" calcext:value="=&quot;圣骑士&quot;" calcext:base-cell-address="卡牌.C1112"/>
          </calcext:conditional-format>
          <calcext:conditional-format calcext:target-range-address="卡牌.C1113:卡牌.C1113">
            <calcext:condition calcext:apply-style-name="战士" calcext:value="=&quot;战士&quot;" calcext:base-cell-address="卡牌.C1113"/>
            <calcext:condition calcext:apply-style-name="术士" calcext:value="=&quot;术士&quot;" calcext:base-cell-address="卡牌.C1113"/>
            <calcext:condition calcext:apply-style-name="法师" calcext:value="=&quot;法师&quot;" calcext:base-cell-address="卡牌.C1113"/>
            <calcext:condition calcext:apply-style-name="潜行者" calcext:value="=&quot;潜行者&quot;" calcext:base-cell-address="卡牌.C1113"/>
            <calcext:condition calcext:apply-style-name="猎人" calcext:value="=&quot;猎人&quot;" calcext:base-cell-address="卡牌.C1113"/>
            <calcext:condition calcext:apply-style-name="德鲁伊" calcext:value="=&quot;德鲁伊&quot;" calcext:base-cell-address="卡牌.C1113"/>
            <calcext:condition calcext:apply-style-name="萨满祭司" calcext:value="=&quot;萨满祭司&quot;" calcext:base-cell-address="卡牌.C1113"/>
            <calcext:condition calcext:apply-style-name="圣骑士" calcext:value="=&quot;圣骑士&quot;" calcext:base-cell-address="卡牌.C1113"/>
          </calcext:conditional-format>
          <calcext:conditional-format calcext:target-range-address="卡牌.C1114:卡牌.C1114">
            <calcext:condition calcext:apply-style-name="战士" calcext:value="=&quot;战士&quot;" calcext:base-cell-address="卡牌.C1114"/>
            <calcext:condition calcext:apply-style-name="术士" calcext:value="=&quot;术士&quot;" calcext:base-cell-address="卡牌.C1114"/>
            <calcext:condition calcext:apply-style-name="法师" calcext:value="=&quot;法师&quot;" calcext:base-cell-address="卡牌.C1114"/>
            <calcext:condition calcext:apply-style-name="潜行者" calcext:value="=&quot;潜行者&quot;" calcext:base-cell-address="卡牌.C1114"/>
            <calcext:condition calcext:apply-style-name="猎人" calcext:value="=&quot;猎人&quot;" calcext:base-cell-address="卡牌.C1114"/>
            <calcext:condition calcext:apply-style-name="德鲁伊" calcext:value="=&quot;德鲁伊&quot;" calcext:base-cell-address="卡牌.C1114"/>
            <calcext:condition calcext:apply-style-name="萨满祭司" calcext:value="=&quot;萨满祭司&quot;" calcext:base-cell-address="卡牌.C1114"/>
            <calcext:condition calcext:apply-style-name="圣骑士" calcext:value="=&quot;圣骑士&quot;" calcext:base-cell-address="卡牌.C1114"/>
          </calcext:conditional-format>
          <calcext:conditional-format calcext:target-range-address="卡牌.C1115:卡牌.C1115">
            <calcext:condition calcext:apply-style-name="战士" calcext:value="=&quot;战士&quot;" calcext:base-cell-address="卡牌.C1115"/>
            <calcext:condition calcext:apply-style-name="术士" calcext:value="=&quot;术士&quot;" calcext:base-cell-address="卡牌.C1115"/>
            <calcext:condition calcext:apply-style-name="法师" calcext:value="=&quot;法师&quot;" calcext:base-cell-address="卡牌.C1115"/>
            <calcext:condition calcext:apply-style-name="潜行者" calcext:value="=&quot;潜行者&quot;" calcext:base-cell-address="卡牌.C1115"/>
            <calcext:condition calcext:apply-style-name="猎人" calcext:value="=&quot;猎人&quot;" calcext:base-cell-address="卡牌.C1115"/>
            <calcext:condition calcext:apply-style-name="德鲁伊" calcext:value="=&quot;德鲁伊&quot;" calcext:base-cell-address="卡牌.C1115"/>
            <calcext:condition calcext:apply-style-name="萨满祭司" calcext:value="=&quot;萨满祭司&quot;" calcext:base-cell-address="卡牌.C1115"/>
            <calcext:condition calcext:apply-style-name="圣骑士" calcext:value="=&quot;圣骑士&quot;" calcext:base-cell-address="卡牌.C1115"/>
          </calcext:conditional-format>
          <calcext:conditional-format calcext:target-range-address="卡牌.C1116:卡牌.C1116">
            <calcext:condition calcext:apply-style-name="战士" calcext:value="=&quot;战士&quot;" calcext:base-cell-address="卡牌.C1116"/>
            <calcext:condition calcext:apply-style-name="术士" calcext:value="=&quot;术士&quot;" calcext:base-cell-address="卡牌.C1116"/>
            <calcext:condition calcext:apply-style-name="法师" calcext:value="=&quot;法师&quot;" calcext:base-cell-address="卡牌.C1116"/>
            <calcext:condition calcext:apply-style-name="潜行者" calcext:value="=&quot;潜行者&quot;" calcext:base-cell-address="卡牌.C1116"/>
            <calcext:condition calcext:apply-style-name="猎人" calcext:value="=&quot;猎人&quot;" calcext:base-cell-address="卡牌.C1116"/>
            <calcext:condition calcext:apply-style-name="德鲁伊" calcext:value="=&quot;德鲁伊&quot;" calcext:base-cell-address="卡牌.C1116"/>
            <calcext:condition calcext:apply-style-name="萨满祭司" calcext:value="=&quot;萨满祭司&quot;" calcext:base-cell-address="卡牌.C1116"/>
            <calcext:condition calcext:apply-style-name="圣骑士" calcext:value="=&quot;圣骑士&quot;" calcext:base-cell-address="卡牌.C1116"/>
          </calcext:conditional-format>
          <calcext:conditional-format calcext:target-range-address="卡牌.C1117:卡牌.C1117">
            <calcext:condition calcext:apply-style-name="战士" calcext:value="=&quot;战士&quot;" calcext:base-cell-address="卡牌.C1117"/>
            <calcext:condition calcext:apply-style-name="术士" calcext:value="=&quot;术士&quot;" calcext:base-cell-address="卡牌.C1117"/>
            <calcext:condition calcext:apply-style-name="法师" calcext:value="=&quot;法师&quot;" calcext:base-cell-address="卡牌.C1117"/>
            <calcext:condition calcext:apply-style-name="潜行者" calcext:value="=&quot;潜行者&quot;" calcext:base-cell-address="卡牌.C1117"/>
            <calcext:condition calcext:apply-style-name="猎人" calcext:value="=&quot;猎人&quot;" calcext:base-cell-address="卡牌.C1117"/>
            <calcext:condition calcext:apply-style-name="德鲁伊" calcext:value="=&quot;德鲁伊&quot;" calcext:base-cell-address="卡牌.C1117"/>
            <calcext:condition calcext:apply-style-name="萨满祭司" calcext:value="=&quot;萨满祭司&quot;" calcext:base-cell-address="卡牌.C1117"/>
            <calcext:condition calcext:apply-style-name="圣骑士" calcext:value="=&quot;圣骑士&quot;" calcext:base-cell-address="卡牌.C1117"/>
          </calcext:conditional-format>
          <calcext:conditional-format calcext:target-range-address="卡牌.C1118:卡牌.C1118">
            <calcext:condition calcext:apply-style-name="战士" calcext:value="=&quot;战士&quot;" calcext:base-cell-address="卡牌.C1118"/>
            <calcext:condition calcext:apply-style-name="术士" calcext:value="=&quot;术士&quot;" calcext:base-cell-address="卡牌.C1118"/>
            <calcext:condition calcext:apply-style-name="法师" calcext:value="=&quot;法师&quot;" calcext:base-cell-address="卡牌.C1118"/>
            <calcext:condition calcext:apply-style-name="潜行者" calcext:value="=&quot;潜行者&quot;" calcext:base-cell-address="卡牌.C1118"/>
            <calcext:condition calcext:apply-style-name="猎人" calcext:value="=&quot;猎人&quot;" calcext:base-cell-address="卡牌.C1118"/>
            <calcext:condition calcext:apply-style-name="德鲁伊" calcext:value="=&quot;德鲁伊&quot;" calcext:base-cell-address="卡牌.C1118"/>
            <calcext:condition calcext:apply-style-name="萨满祭司" calcext:value="=&quot;萨满祭司&quot;" calcext:base-cell-address="卡牌.C1118"/>
            <calcext:condition calcext:apply-style-name="圣骑士" calcext:value="=&quot;圣骑士&quot;" calcext:base-cell-address="卡牌.C1118"/>
          </calcext:conditional-format>
          <calcext:conditional-format calcext:target-range-address="卡牌.C1119:卡牌.C1119">
            <calcext:condition calcext:apply-style-name="战士" calcext:value="=&quot;战士&quot;" calcext:base-cell-address="卡牌.C1119"/>
            <calcext:condition calcext:apply-style-name="术士" calcext:value="=&quot;术士&quot;" calcext:base-cell-address="卡牌.C1119"/>
            <calcext:condition calcext:apply-style-name="法师" calcext:value="=&quot;法师&quot;" calcext:base-cell-address="卡牌.C1119"/>
            <calcext:condition calcext:apply-style-name="潜行者" calcext:value="=&quot;潜行者&quot;" calcext:base-cell-address="卡牌.C1119"/>
            <calcext:condition calcext:apply-style-name="猎人" calcext:value="=&quot;猎人&quot;" calcext:base-cell-address="卡牌.C1119"/>
            <calcext:condition calcext:apply-style-name="德鲁伊" calcext:value="=&quot;德鲁伊&quot;" calcext:base-cell-address="卡牌.C1119"/>
            <calcext:condition calcext:apply-style-name="萨满祭司" calcext:value="=&quot;萨满祭司&quot;" calcext:base-cell-address="卡牌.C1119"/>
            <calcext:condition calcext:apply-style-name="圣骑士" calcext:value="=&quot;圣骑士&quot;" calcext:base-cell-address="卡牌.C1119"/>
          </calcext:conditional-format>
          <calcext:conditional-format calcext:target-range-address="卡牌.C1120:卡牌.C1120">
            <calcext:condition calcext:apply-style-name="战士" calcext:value="=&quot;战士&quot;" calcext:base-cell-address="卡牌.C1120"/>
            <calcext:condition calcext:apply-style-name="术士" calcext:value="=&quot;术士&quot;" calcext:base-cell-address="卡牌.C1120"/>
            <calcext:condition calcext:apply-style-name="法师" calcext:value="=&quot;法师&quot;" calcext:base-cell-address="卡牌.C1120"/>
            <calcext:condition calcext:apply-style-name="潜行者" calcext:value="=&quot;潜行者&quot;" calcext:base-cell-address="卡牌.C1120"/>
            <calcext:condition calcext:apply-style-name="猎人" calcext:value="=&quot;猎人&quot;" calcext:base-cell-address="卡牌.C1120"/>
            <calcext:condition calcext:apply-style-name="德鲁伊" calcext:value="=&quot;德鲁伊&quot;" calcext:base-cell-address="卡牌.C1120"/>
            <calcext:condition calcext:apply-style-name="萨满祭司" calcext:value="=&quot;萨满祭司&quot;" calcext:base-cell-address="卡牌.C1120"/>
            <calcext:condition calcext:apply-style-name="圣骑士" calcext:value="=&quot;圣骑士&quot;" calcext:base-cell-address="卡牌.C1120"/>
          </calcext:conditional-format>
          <calcext:conditional-format calcext:target-range-address="卡牌.C1121:卡牌.C1121">
            <calcext:condition calcext:apply-style-name="战士" calcext:value="=&quot;战士&quot;" calcext:base-cell-address="卡牌.C1121"/>
            <calcext:condition calcext:apply-style-name="术士" calcext:value="=&quot;术士&quot;" calcext:base-cell-address="卡牌.C1121"/>
            <calcext:condition calcext:apply-style-name="法师" calcext:value="=&quot;法师&quot;" calcext:base-cell-address="卡牌.C1121"/>
            <calcext:condition calcext:apply-style-name="潜行者" calcext:value="=&quot;潜行者&quot;" calcext:base-cell-address="卡牌.C1121"/>
            <calcext:condition calcext:apply-style-name="猎人" calcext:value="=&quot;猎人&quot;" calcext:base-cell-address="卡牌.C1121"/>
            <calcext:condition calcext:apply-style-name="德鲁伊" calcext:value="=&quot;德鲁伊&quot;" calcext:base-cell-address="卡牌.C1121"/>
            <calcext:condition calcext:apply-style-name="萨满祭司" calcext:value="=&quot;萨满祭司&quot;" calcext:base-cell-address="卡牌.C1121"/>
            <calcext:condition calcext:apply-style-name="圣骑士" calcext:value="=&quot;圣骑士&quot;" calcext:base-cell-address="卡牌.C1121"/>
          </calcext:conditional-format>
          <calcext:conditional-format calcext:target-range-address="卡牌.C1122:卡牌.C1122">
            <calcext:condition calcext:apply-style-name="战士" calcext:value="=&quot;战士&quot;" calcext:base-cell-address="卡牌.C1122"/>
            <calcext:condition calcext:apply-style-name="术士" calcext:value="=&quot;术士&quot;" calcext:base-cell-address="卡牌.C1122"/>
            <calcext:condition calcext:apply-style-name="法师" calcext:value="=&quot;法师&quot;" calcext:base-cell-address="卡牌.C1122"/>
            <calcext:condition calcext:apply-style-name="潜行者" calcext:value="=&quot;潜行者&quot;" calcext:base-cell-address="卡牌.C1122"/>
            <calcext:condition calcext:apply-style-name="猎人" calcext:value="=&quot;猎人&quot;" calcext:base-cell-address="卡牌.C1122"/>
            <calcext:condition calcext:apply-style-name="德鲁伊" calcext:value="=&quot;德鲁伊&quot;" calcext:base-cell-address="卡牌.C1122"/>
            <calcext:condition calcext:apply-style-name="萨满祭司" calcext:value="=&quot;萨满祭司&quot;" calcext:base-cell-address="卡牌.C1122"/>
            <calcext:condition calcext:apply-style-name="圣骑士" calcext:value="=&quot;圣骑士&quot;" calcext:base-cell-address="卡牌.C1122"/>
          </calcext:conditional-format>
          <calcext:conditional-format calcext:target-range-address="卡牌.C1123:卡牌.C1123">
            <calcext:condition calcext:apply-style-name="战士" calcext:value="=&quot;战士&quot;" calcext:base-cell-address="卡牌.C1123"/>
            <calcext:condition calcext:apply-style-name="术士" calcext:value="=&quot;术士&quot;" calcext:base-cell-address="卡牌.C1123"/>
            <calcext:condition calcext:apply-style-name="法师" calcext:value="=&quot;法师&quot;" calcext:base-cell-address="卡牌.C1123"/>
            <calcext:condition calcext:apply-style-name="潜行者" calcext:value="=&quot;潜行者&quot;" calcext:base-cell-address="卡牌.C1123"/>
            <calcext:condition calcext:apply-style-name="猎人" calcext:value="=&quot;猎人&quot;" calcext:base-cell-address="卡牌.C1123"/>
            <calcext:condition calcext:apply-style-name="德鲁伊" calcext:value="=&quot;德鲁伊&quot;" calcext:base-cell-address="卡牌.C1123"/>
            <calcext:condition calcext:apply-style-name="萨满祭司" calcext:value="=&quot;萨满祭司&quot;" calcext:base-cell-address="卡牌.C1123"/>
            <calcext:condition calcext:apply-style-name="圣骑士" calcext:value="=&quot;圣骑士&quot;" calcext:base-cell-address="卡牌.C1123"/>
          </calcext:conditional-format>
          <calcext:conditional-format calcext:target-range-address="卡牌.C1124:卡牌.C1124">
            <calcext:condition calcext:apply-style-name="战士" calcext:value="=&quot;战士&quot;" calcext:base-cell-address="卡牌.C1124"/>
            <calcext:condition calcext:apply-style-name="术士" calcext:value="=&quot;术士&quot;" calcext:base-cell-address="卡牌.C1124"/>
            <calcext:condition calcext:apply-style-name="法师" calcext:value="=&quot;法师&quot;" calcext:base-cell-address="卡牌.C1124"/>
            <calcext:condition calcext:apply-style-name="潜行者" calcext:value="=&quot;潜行者&quot;" calcext:base-cell-address="卡牌.C1124"/>
            <calcext:condition calcext:apply-style-name="猎人" calcext:value="=&quot;猎人&quot;" calcext:base-cell-address="卡牌.C1124"/>
            <calcext:condition calcext:apply-style-name="德鲁伊" calcext:value="=&quot;德鲁伊&quot;" calcext:base-cell-address="卡牌.C1124"/>
            <calcext:condition calcext:apply-style-name="萨满祭司" calcext:value="=&quot;萨满祭司&quot;" calcext:base-cell-address="卡牌.C1124"/>
            <calcext:condition calcext:apply-style-name="圣骑士" calcext:value="=&quot;圣骑士&quot;" calcext:base-cell-address="卡牌.C1124"/>
          </calcext:conditional-format>
          <calcext:conditional-format calcext:target-range-address="卡牌.C1125:卡牌.C1125">
            <calcext:condition calcext:apply-style-name="战士" calcext:value="=&quot;战士&quot;" calcext:base-cell-address="卡牌.C1125"/>
            <calcext:condition calcext:apply-style-name="术士" calcext:value="=&quot;术士&quot;" calcext:base-cell-address="卡牌.C1125"/>
            <calcext:condition calcext:apply-style-name="法师" calcext:value="=&quot;法师&quot;" calcext:base-cell-address="卡牌.C1125"/>
            <calcext:condition calcext:apply-style-name="潜行者" calcext:value="=&quot;潜行者&quot;" calcext:base-cell-address="卡牌.C1125"/>
            <calcext:condition calcext:apply-style-name="猎人" calcext:value="=&quot;猎人&quot;" calcext:base-cell-address="卡牌.C1125"/>
            <calcext:condition calcext:apply-style-name="德鲁伊" calcext:value="=&quot;德鲁伊&quot;" calcext:base-cell-address="卡牌.C1125"/>
            <calcext:condition calcext:apply-style-name="萨满祭司" calcext:value="=&quot;萨满祭司&quot;" calcext:base-cell-address="卡牌.C1125"/>
            <calcext:condition calcext:apply-style-name="圣骑士" calcext:value="=&quot;圣骑士&quot;" calcext:base-cell-address="卡牌.C1125"/>
          </calcext:conditional-format>
          <calcext:conditional-format calcext:target-range-address="卡牌.C1126:卡牌.C1126">
            <calcext:condition calcext:apply-style-name="战士" calcext:value="=&quot;战士&quot;" calcext:base-cell-address="卡牌.C1126"/>
            <calcext:condition calcext:apply-style-name="术士" calcext:value="=&quot;术士&quot;" calcext:base-cell-address="卡牌.C1126"/>
            <calcext:condition calcext:apply-style-name="法师" calcext:value="=&quot;法师&quot;" calcext:base-cell-address="卡牌.C1126"/>
            <calcext:condition calcext:apply-style-name="潜行者" calcext:value="=&quot;潜行者&quot;" calcext:base-cell-address="卡牌.C1126"/>
            <calcext:condition calcext:apply-style-name="猎人" calcext:value="=&quot;猎人&quot;" calcext:base-cell-address="卡牌.C1126"/>
            <calcext:condition calcext:apply-style-name="德鲁伊" calcext:value="=&quot;德鲁伊&quot;" calcext:base-cell-address="卡牌.C1126"/>
            <calcext:condition calcext:apply-style-name="萨满祭司" calcext:value="=&quot;萨满祭司&quot;" calcext:base-cell-address="卡牌.C1126"/>
            <calcext:condition calcext:apply-style-name="圣骑士" calcext:value="=&quot;圣骑士&quot;" calcext:base-cell-address="卡牌.C1126"/>
          </calcext:conditional-format>
          <calcext:conditional-format calcext:target-range-address="卡牌.C1127:卡牌.C1127">
            <calcext:condition calcext:apply-style-name="战士" calcext:value="=&quot;战士&quot;" calcext:base-cell-address="卡牌.C1127"/>
            <calcext:condition calcext:apply-style-name="术士" calcext:value="=&quot;术士&quot;" calcext:base-cell-address="卡牌.C1127"/>
            <calcext:condition calcext:apply-style-name="法师" calcext:value="=&quot;法师&quot;" calcext:base-cell-address="卡牌.C1127"/>
            <calcext:condition calcext:apply-style-name="潜行者" calcext:value="=&quot;潜行者&quot;" calcext:base-cell-address="卡牌.C1127"/>
            <calcext:condition calcext:apply-style-name="猎人" calcext:value="=&quot;猎人&quot;" calcext:base-cell-address="卡牌.C1127"/>
            <calcext:condition calcext:apply-style-name="德鲁伊" calcext:value="=&quot;德鲁伊&quot;" calcext:base-cell-address="卡牌.C1127"/>
            <calcext:condition calcext:apply-style-name="萨满祭司" calcext:value="=&quot;萨满祭司&quot;" calcext:base-cell-address="卡牌.C1127"/>
            <calcext:condition calcext:apply-style-name="圣骑士" calcext:value="=&quot;圣骑士&quot;" calcext:base-cell-address="卡牌.C1127"/>
          </calcext:conditional-format>
          <calcext:conditional-format calcext:target-range-address="卡牌.C1128:卡牌.C1128">
            <calcext:condition calcext:apply-style-name="战士" calcext:value="=&quot;战士&quot;" calcext:base-cell-address="卡牌.C1128"/>
            <calcext:condition calcext:apply-style-name="术士" calcext:value="=&quot;术士&quot;" calcext:base-cell-address="卡牌.C1128"/>
            <calcext:condition calcext:apply-style-name="法师" calcext:value="=&quot;法师&quot;" calcext:base-cell-address="卡牌.C1128"/>
            <calcext:condition calcext:apply-style-name="潜行者" calcext:value="=&quot;潜行者&quot;" calcext:base-cell-address="卡牌.C1128"/>
            <calcext:condition calcext:apply-style-name="猎人" calcext:value="=&quot;猎人&quot;" calcext:base-cell-address="卡牌.C1128"/>
            <calcext:condition calcext:apply-style-name="德鲁伊" calcext:value="=&quot;德鲁伊&quot;" calcext:base-cell-address="卡牌.C1128"/>
            <calcext:condition calcext:apply-style-name="萨满祭司" calcext:value="=&quot;萨满祭司&quot;" calcext:base-cell-address="卡牌.C1128"/>
            <calcext:condition calcext:apply-style-name="圣骑士" calcext:value="=&quot;圣骑士&quot;" calcext:base-cell-address="卡牌.C1128"/>
          </calcext:conditional-format>
          <calcext:conditional-format calcext:target-range-address="卡牌.C1129:卡牌.C1129">
            <calcext:condition calcext:apply-style-name="战士" calcext:value="=&quot;战士&quot;" calcext:base-cell-address="卡牌.C1129"/>
            <calcext:condition calcext:apply-style-name="术士" calcext:value="=&quot;术士&quot;" calcext:base-cell-address="卡牌.C1129"/>
            <calcext:condition calcext:apply-style-name="法师" calcext:value="=&quot;法师&quot;" calcext:base-cell-address="卡牌.C1129"/>
            <calcext:condition calcext:apply-style-name="潜行者" calcext:value="=&quot;潜行者&quot;" calcext:base-cell-address="卡牌.C1129"/>
            <calcext:condition calcext:apply-style-name="猎人" calcext:value="=&quot;猎人&quot;" calcext:base-cell-address="卡牌.C1129"/>
            <calcext:condition calcext:apply-style-name="德鲁伊" calcext:value="=&quot;德鲁伊&quot;" calcext:base-cell-address="卡牌.C1129"/>
            <calcext:condition calcext:apply-style-name="萨满祭司" calcext:value="=&quot;萨满祭司&quot;" calcext:base-cell-address="卡牌.C1129"/>
            <calcext:condition calcext:apply-style-name="圣骑士" calcext:value="=&quot;圣骑士&quot;" calcext:base-cell-address="卡牌.C1129"/>
          </calcext:conditional-format>
          <calcext:conditional-format calcext:target-range-address="卡牌.C1130:卡牌.C1130">
            <calcext:condition calcext:apply-style-name="战士" calcext:value="=&quot;战士&quot;" calcext:base-cell-address="卡牌.C1130"/>
            <calcext:condition calcext:apply-style-name="术士" calcext:value="=&quot;术士&quot;" calcext:base-cell-address="卡牌.C1130"/>
            <calcext:condition calcext:apply-style-name="法师" calcext:value="=&quot;法师&quot;" calcext:base-cell-address="卡牌.C1130"/>
            <calcext:condition calcext:apply-style-name="潜行者" calcext:value="=&quot;潜行者&quot;" calcext:base-cell-address="卡牌.C1130"/>
            <calcext:condition calcext:apply-style-name="猎人" calcext:value="=&quot;猎人&quot;" calcext:base-cell-address="卡牌.C1130"/>
            <calcext:condition calcext:apply-style-name="德鲁伊" calcext:value="=&quot;德鲁伊&quot;" calcext:base-cell-address="卡牌.C1130"/>
            <calcext:condition calcext:apply-style-name="萨满祭司" calcext:value="=&quot;萨满祭司&quot;" calcext:base-cell-address="卡牌.C1130"/>
            <calcext:condition calcext:apply-style-name="圣骑士" calcext:value="=&quot;圣骑士&quot;" calcext:base-cell-address="卡牌.C1130"/>
          </calcext:conditional-format>
          <calcext:conditional-format calcext:target-range-address="卡牌.C1131:卡牌.C1131">
            <calcext:condition calcext:apply-style-name="战士" calcext:value="=&quot;战士&quot;" calcext:base-cell-address="卡牌.C1131"/>
            <calcext:condition calcext:apply-style-name="术士" calcext:value="=&quot;术士&quot;" calcext:base-cell-address="卡牌.C1131"/>
            <calcext:condition calcext:apply-style-name="法师" calcext:value="=&quot;法师&quot;" calcext:base-cell-address="卡牌.C1131"/>
            <calcext:condition calcext:apply-style-name="潜行者" calcext:value="=&quot;潜行者&quot;" calcext:base-cell-address="卡牌.C1131"/>
            <calcext:condition calcext:apply-style-name="猎人" calcext:value="=&quot;猎人&quot;" calcext:base-cell-address="卡牌.C1131"/>
            <calcext:condition calcext:apply-style-name="德鲁伊" calcext:value="=&quot;德鲁伊&quot;" calcext:base-cell-address="卡牌.C1131"/>
            <calcext:condition calcext:apply-style-name="萨满祭司" calcext:value="=&quot;萨满祭司&quot;" calcext:base-cell-address="卡牌.C1131"/>
            <calcext:condition calcext:apply-style-name="圣骑士" calcext:value="=&quot;圣骑士&quot;" calcext:base-cell-address="卡牌.C1131"/>
          </calcext:conditional-format>
          <calcext:conditional-format calcext:target-range-address="卡牌.C1132:卡牌.C1132">
            <calcext:condition calcext:apply-style-name="战士" calcext:value="=&quot;战士&quot;" calcext:base-cell-address="卡牌.C1132"/>
            <calcext:condition calcext:apply-style-name="术士" calcext:value="=&quot;术士&quot;" calcext:base-cell-address="卡牌.C1132"/>
            <calcext:condition calcext:apply-style-name="法师" calcext:value="=&quot;法师&quot;" calcext:base-cell-address="卡牌.C1132"/>
            <calcext:condition calcext:apply-style-name="潜行者" calcext:value="=&quot;潜行者&quot;" calcext:base-cell-address="卡牌.C1132"/>
            <calcext:condition calcext:apply-style-name="猎人" calcext:value="=&quot;猎人&quot;" calcext:base-cell-address="卡牌.C1132"/>
            <calcext:condition calcext:apply-style-name="德鲁伊" calcext:value="=&quot;德鲁伊&quot;" calcext:base-cell-address="卡牌.C1132"/>
            <calcext:condition calcext:apply-style-name="萨满祭司" calcext:value="=&quot;萨满祭司&quot;" calcext:base-cell-address="卡牌.C1132"/>
            <calcext:condition calcext:apply-style-name="圣骑士" calcext:value="=&quot;圣骑士&quot;" calcext:base-cell-address="卡牌.C1132"/>
          </calcext:conditional-format>
          <calcext:conditional-format calcext:target-range-address="卡牌.C1133:卡牌.C1133">
            <calcext:condition calcext:apply-style-name="战士" calcext:value="=&quot;战士&quot;" calcext:base-cell-address="卡牌.C1133"/>
            <calcext:condition calcext:apply-style-name="术士" calcext:value="=&quot;术士&quot;" calcext:base-cell-address="卡牌.C1133"/>
            <calcext:condition calcext:apply-style-name="法师" calcext:value="=&quot;法师&quot;" calcext:base-cell-address="卡牌.C1133"/>
            <calcext:condition calcext:apply-style-name="潜行者" calcext:value="=&quot;潜行者&quot;" calcext:base-cell-address="卡牌.C1133"/>
            <calcext:condition calcext:apply-style-name="猎人" calcext:value="=&quot;猎人&quot;" calcext:base-cell-address="卡牌.C1133"/>
            <calcext:condition calcext:apply-style-name="德鲁伊" calcext:value="=&quot;德鲁伊&quot;" calcext:base-cell-address="卡牌.C1133"/>
            <calcext:condition calcext:apply-style-name="萨满祭司" calcext:value="=&quot;萨满祭司&quot;" calcext:base-cell-address="卡牌.C1133"/>
            <calcext:condition calcext:apply-style-name="圣骑士" calcext:value="=&quot;圣骑士&quot;" calcext:base-cell-address="卡牌.C1133"/>
          </calcext:conditional-format>
          <calcext:conditional-format calcext:target-range-address="卡牌.C1134:卡牌.C1134">
            <calcext:condition calcext:apply-style-name="战士" calcext:value="=&quot;战士&quot;" calcext:base-cell-address="卡牌.C1134"/>
            <calcext:condition calcext:apply-style-name="术士" calcext:value="=&quot;术士&quot;" calcext:base-cell-address="卡牌.C1134"/>
            <calcext:condition calcext:apply-style-name="法师" calcext:value="=&quot;法师&quot;" calcext:base-cell-address="卡牌.C1134"/>
            <calcext:condition calcext:apply-style-name="潜行者" calcext:value="=&quot;潜行者&quot;" calcext:base-cell-address="卡牌.C1134"/>
            <calcext:condition calcext:apply-style-name="猎人" calcext:value="=&quot;猎人&quot;" calcext:base-cell-address="卡牌.C1134"/>
            <calcext:condition calcext:apply-style-name="德鲁伊" calcext:value="=&quot;德鲁伊&quot;" calcext:base-cell-address="卡牌.C1134"/>
            <calcext:condition calcext:apply-style-name="萨满祭司" calcext:value="=&quot;萨满祭司&quot;" calcext:base-cell-address="卡牌.C1134"/>
            <calcext:condition calcext:apply-style-name="圣骑士" calcext:value="=&quot;圣骑士&quot;" calcext:base-cell-address="卡牌.C1134"/>
          </calcext:conditional-format>
          <calcext:conditional-format calcext:target-range-address="卡牌.C1136:卡牌.C1136">
            <calcext:condition calcext:apply-style-name="战士" calcext:value="=&quot;战士&quot;" calcext:base-cell-address="卡牌.C1136"/>
            <calcext:condition calcext:apply-style-name="术士" calcext:value="=&quot;术士&quot;" calcext:base-cell-address="卡牌.C1136"/>
            <calcext:condition calcext:apply-style-name="法师" calcext:value="=&quot;法师&quot;" calcext:base-cell-address="卡牌.C1136"/>
            <calcext:condition calcext:apply-style-name="潜行者" calcext:value="=&quot;潜行者&quot;" calcext:base-cell-address="卡牌.C1136"/>
            <calcext:condition calcext:apply-style-name="猎人" calcext:value="=&quot;猎人&quot;" calcext:base-cell-address="卡牌.C1136"/>
            <calcext:condition calcext:apply-style-name="德鲁伊" calcext:value="=&quot;德鲁伊&quot;" calcext:base-cell-address="卡牌.C1136"/>
            <calcext:condition calcext:apply-style-name="萨满祭司" calcext:value="=&quot;萨满祭司&quot;" calcext:base-cell-address="卡牌.C1136"/>
            <calcext:condition calcext:apply-style-name="圣骑士" calcext:value="=&quot;圣骑士&quot;" calcext:base-cell-address="卡牌.C1136"/>
          </calcext:conditional-format>
          <calcext:conditional-format calcext:target-range-address="卡牌.C1137:卡牌.C1137">
            <calcext:condition calcext:apply-style-name="战士" calcext:value="=&quot;战士&quot;" calcext:base-cell-address="卡牌.C1137"/>
            <calcext:condition calcext:apply-style-name="术士" calcext:value="=&quot;术士&quot;" calcext:base-cell-address="卡牌.C1137"/>
            <calcext:condition calcext:apply-style-name="法师" calcext:value="=&quot;法师&quot;" calcext:base-cell-address="卡牌.C1137"/>
            <calcext:condition calcext:apply-style-name="潜行者" calcext:value="=&quot;潜行者&quot;" calcext:base-cell-address="卡牌.C1137"/>
            <calcext:condition calcext:apply-style-name="猎人" calcext:value="=&quot;猎人&quot;" calcext:base-cell-address="卡牌.C1137"/>
            <calcext:condition calcext:apply-style-name="德鲁伊" calcext:value="=&quot;德鲁伊&quot;" calcext:base-cell-address="卡牌.C1137"/>
            <calcext:condition calcext:apply-style-name="萨满祭司" calcext:value="=&quot;萨满祭司&quot;" calcext:base-cell-address="卡牌.C1137"/>
            <calcext:condition calcext:apply-style-name="圣骑士" calcext:value="=&quot;圣骑士&quot;" calcext:base-cell-address="卡牌.C1137"/>
          </calcext:conditional-format>
          <calcext:conditional-format calcext:target-range-address="卡牌.C1138:卡牌.C1138">
            <calcext:condition calcext:apply-style-name="战士" calcext:value="=&quot;战士&quot;" calcext:base-cell-address="卡牌.C1138"/>
            <calcext:condition calcext:apply-style-name="术士" calcext:value="=&quot;术士&quot;" calcext:base-cell-address="卡牌.C1138"/>
            <calcext:condition calcext:apply-style-name="法师" calcext:value="=&quot;法师&quot;" calcext:base-cell-address="卡牌.C1138"/>
            <calcext:condition calcext:apply-style-name="潜行者" calcext:value="=&quot;潜行者&quot;" calcext:base-cell-address="卡牌.C1138"/>
            <calcext:condition calcext:apply-style-name="猎人" calcext:value="=&quot;猎人&quot;" calcext:base-cell-address="卡牌.C1138"/>
            <calcext:condition calcext:apply-style-name="德鲁伊" calcext:value="=&quot;德鲁伊&quot;" calcext:base-cell-address="卡牌.C1138"/>
            <calcext:condition calcext:apply-style-name="萨满祭司" calcext:value="=&quot;萨满祭司&quot;" calcext:base-cell-address="卡牌.C1138"/>
            <calcext:condition calcext:apply-style-name="圣骑士" calcext:value="=&quot;圣骑士&quot;" calcext:base-cell-address="卡牌.C1138"/>
          </calcext:conditional-format>
          <calcext:conditional-format calcext:target-range-address="卡牌.C1139:卡牌.C1139">
            <calcext:condition calcext:apply-style-name="战士" calcext:value="=&quot;战士&quot;" calcext:base-cell-address="卡牌.C1139"/>
            <calcext:condition calcext:apply-style-name="术士" calcext:value="=&quot;术士&quot;" calcext:base-cell-address="卡牌.C1139"/>
            <calcext:condition calcext:apply-style-name="法师" calcext:value="=&quot;法师&quot;" calcext:base-cell-address="卡牌.C1139"/>
            <calcext:condition calcext:apply-style-name="潜行者" calcext:value="=&quot;潜行者&quot;" calcext:base-cell-address="卡牌.C1139"/>
            <calcext:condition calcext:apply-style-name="猎人" calcext:value="=&quot;猎人&quot;" calcext:base-cell-address="卡牌.C1139"/>
            <calcext:condition calcext:apply-style-name="德鲁伊" calcext:value="=&quot;德鲁伊&quot;" calcext:base-cell-address="卡牌.C1139"/>
            <calcext:condition calcext:apply-style-name="萨满祭司" calcext:value="=&quot;萨满祭司&quot;" calcext:base-cell-address="卡牌.C1139"/>
            <calcext:condition calcext:apply-style-name="圣骑士" calcext:value="=&quot;圣骑士&quot;" calcext:base-cell-address="卡牌.C1139"/>
          </calcext:conditional-format>
          <calcext:conditional-format calcext:target-range-address="卡牌.C1140:卡牌.C1140">
            <calcext:condition calcext:apply-style-name="战士" calcext:value="=&quot;战士&quot;" calcext:base-cell-address="卡牌.C1140"/>
            <calcext:condition calcext:apply-style-name="术士" calcext:value="=&quot;术士&quot;" calcext:base-cell-address="卡牌.C1140"/>
            <calcext:condition calcext:apply-style-name="法师" calcext:value="=&quot;法师&quot;" calcext:base-cell-address="卡牌.C1140"/>
            <calcext:condition calcext:apply-style-name="潜行者" calcext:value="=&quot;潜行者&quot;" calcext:base-cell-address="卡牌.C1140"/>
            <calcext:condition calcext:apply-style-name="猎人" calcext:value="=&quot;猎人&quot;" calcext:base-cell-address="卡牌.C1140"/>
            <calcext:condition calcext:apply-style-name="德鲁伊" calcext:value="=&quot;德鲁伊&quot;" calcext:base-cell-address="卡牌.C1140"/>
            <calcext:condition calcext:apply-style-name="萨满祭司" calcext:value="=&quot;萨满祭司&quot;" calcext:base-cell-address="卡牌.C1140"/>
            <calcext:condition calcext:apply-style-name="圣骑士" calcext:value="=&quot;圣骑士&quot;" calcext:base-cell-address="卡牌.C1140"/>
          </calcext:conditional-format>
          <calcext:conditional-format calcext:target-range-address="卡牌.C1141:卡牌.C1141">
            <calcext:condition calcext:apply-style-name="战士" calcext:value="=&quot;战士&quot;" calcext:base-cell-address="卡牌.C1141"/>
            <calcext:condition calcext:apply-style-name="术士" calcext:value="=&quot;术士&quot;" calcext:base-cell-address="卡牌.C1141"/>
            <calcext:condition calcext:apply-style-name="法师" calcext:value="=&quot;法师&quot;" calcext:base-cell-address="卡牌.C1141"/>
            <calcext:condition calcext:apply-style-name="潜行者" calcext:value="=&quot;潜行者&quot;" calcext:base-cell-address="卡牌.C1141"/>
            <calcext:condition calcext:apply-style-name="猎人" calcext:value="=&quot;猎人&quot;" calcext:base-cell-address="卡牌.C1141"/>
            <calcext:condition calcext:apply-style-name="德鲁伊" calcext:value="=&quot;德鲁伊&quot;" calcext:base-cell-address="卡牌.C1141"/>
            <calcext:condition calcext:apply-style-name="萨满祭司" calcext:value="=&quot;萨满祭司&quot;" calcext:base-cell-address="卡牌.C1141"/>
            <calcext:condition calcext:apply-style-name="圣骑士" calcext:value="=&quot;圣骑士&quot;" calcext:base-cell-address="卡牌.C1141"/>
          </calcext:conditional-format>
          <calcext:conditional-format calcext:target-range-address="卡牌.C1142:卡牌.C1142">
            <calcext:condition calcext:apply-style-name="战士" calcext:value="=&quot;战士&quot;" calcext:base-cell-address="卡牌.C1142"/>
            <calcext:condition calcext:apply-style-name="术士" calcext:value="=&quot;术士&quot;" calcext:base-cell-address="卡牌.C1142"/>
            <calcext:condition calcext:apply-style-name="法师" calcext:value="=&quot;法师&quot;" calcext:base-cell-address="卡牌.C1142"/>
            <calcext:condition calcext:apply-style-name="潜行者" calcext:value="=&quot;潜行者&quot;" calcext:base-cell-address="卡牌.C1142"/>
            <calcext:condition calcext:apply-style-name="猎人" calcext:value="=&quot;猎人&quot;" calcext:base-cell-address="卡牌.C1142"/>
            <calcext:condition calcext:apply-style-name="德鲁伊" calcext:value="=&quot;德鲁伊&quot;" calcext:base-cell-address="卡牌.C1142"/>
            <calcext:condition calcext:apply-style-name="萨满祭司" calcext:value="=&quot;萨满祭司&quot;" calcext:base-cell-address="卡牌.C1142"/>
            <calcext:condition calcext:apply-style-name="圣骑士" calcext:value="=&quot;圣骑士&quot;" calcext:base-cell-address="卡牌.C1142"/>
          </calcext:conditional-format>
          <calcext:conditional-format calcext:target-range-address="卡牌.C1143:卡牌.C1143">
            <calcext:condition calcext:apply-style-name="战士" calcext:value="=&quot;战士&quot;" calcext:base-cell-address="卡牌.C1143"/>
            <calcext:condition calcext:apply-style-name="术士" calcext:value="=&quot;术士&quot;" calcext:base-cell-address="卡牌.C1143"/>
            <calcext:condition calcext:apply-style-name="法师" calcext:value="=&quot;法师&quot;" calcext:base-cell-address="卡牌.C1143"/>
            <calcext:condition calcext:apply-style-name="潜行者" calcext:value="=&quot;潜行者&quot;" calcext:base-cell-address="卡牌.C1143"/>
            <calcext:condition calcext:apply-style-name="猎人" calcext:value="=&quot;猎人&quot;" calcext:base-cell-address="卡牌.C1143"/>
            <calcext:condition calcext:apply-style-name="德鲁伊" calcext:value="=&quot;德鲁伊&quot;" calcext:base-cell-address="卡牌.C1143"/>
            <calcext:condition calcext:apply-style-name="萨满祭司" calcext:value="=&quot;萨满祭司&quot;" calcext:base-cell-address="卡牌.C1143"/>
            <calcext:condition calcext:apply-style-name="圣骑士" calcext:value="=&quot;圣骑士&quot;" calcext:base-cell-address="卡牌.C1143"/>
          </calcext:conditional-format>
          <calcext:conditional-format calcext:target-range-address="卡牌.C1144:卡牌.C1144">
            <calcext:condition calcext:apply-style-name="战士" calcext:value="=&quot;战士&quot;" calcext:base-cell-address="卡牌.C1144"/>
            <calcext:condition calcext:apply-style-name="术士" calcext:value="=&quot;术士&quot;" calcext:base-cell-address="卡牌.C1144"/>
            <calcext:condition calcext:apply-style-name="法师" calcext:value="=&quot;法师&quot;" calcext:base-cell-address="卡牌.C1144"/>
            <calcext:condition calcext:apply-style-name="潜行者" calcext:value="=&quot;潜行者&quot;" calcext:base-cell-address="卡牌.C1144"/>
            <calcext:condition calcext:apply-style-name="猎人" calcext:value="=&quot;猎人&quot;" calcext:base-cell-address="卡牌.C1144"/>
            <calcext:condition calcext:apply-style-name="德鲁伊" calcext:value="=&quot;德鲁伊&quot;" calcext:base-cell-address="卡牌.C1144"/>
            <calcext:condition calcext:apply-style-name="萨满祭司" calcext:value="=&quot;萨满祭司&quot;" calcext:base-cell-address="卡牌.C1144"/>
            <calcext:condition calcext:apply-style-name="圣骑士" calcext:value="=&quot;圣骑士&quot;" calcext:base-cell-address="卡牌.C1144"/>
          </calcext:conditional-format>
          <calcext:conditional-format calcext:target-range-address="卡牌.C1146:卡牌.C1146">
            <calcext:condition calcext:apply-style-name="战士" calcext:value="=&quot;战士&quot;" calcext:base-cell-address="卡牌.C1146"/>
            <calcext:condition calcext:apply-style-name="术士" calcext:value="=&quot;术士&quot;" calcext:base-cell-address="卡牌.C1146"/>
            <calcext:condition calcext:apply-style-name="法师" calcext:value="=&quot;法师&quot;" calcext:base-cell-address="卡牌.C1146"/>
            <calcext:condition calcext:apply-style-name="潜行者" calcext:value="=&quot;潜行者&quot;" calcext:base-cell-address="卡牌.C1146"/>
            <calcext:condition calcext:apply-style-name="猎人" calcext:value="=&quot;猎人&quot;" calcext:base-cell-address="卡牌.C1146"/>
            <calcext:condition calcext:apply-style-name="德鲁伊" calcext:value="=&quot;德鲁伊&quot;" calcext:base-cell-address="卡牌.C1146"/>
            <calcext:condition calcext:apply-style-name="萨满祭司" calcext:value="=&quot;萨满祭司&quot;" calcext:base-cell-address="卡牌.C1146"/>
            <calcext:condition calcext:apply-style-name="圣骑士" calcext:value="=&quot;圣骑士&quot;" calcext:base-cell-address="卡牌.C1146"/>
          </calcext:conditional-format>
          <calcext:conditional-format calcext:target-range-address="卡牌.C1147:卡牌.C1147">
            <calcext:condition calcext:apply-style-name="战士" calcext:value="=&quot;战士&quot;" calcext:base-cell-address="卡牌.C1147"/>
            <calcext:condition calcext:apply-style-name="术士" calcext:value="=&quot;术士&quot;" calcext:base-cell-address="卡牌.C1147"/>
            <calcext:condition calcext:apply-style-name="法师" calcext:value="=&quot;法师&quot;" calcext:base-cell-address="卡牌.C1147"/>
            <calcext:condition calcext:apply-style-name="潜行者" calcext:value="=&quot;潜行者&quot;" calcext:base-cell-address="卡牌.C1147"/>
            <calcext:condition calcext:apply-style-name="猎人" calcext:value="=&quot;猎人&quot;" calcext:base-cell-address="卡牌.C1147"/>
            <calcext:condition calcext:apply-style-name="德鲁伊" calcext:value="=&quot;德鲁伊&quot;" calcext:base-cell-address="卡牌.C1147"/>
            <calcext:condition calcext:apply-style-name="萨满祭司" calcext:value="=&quot;萨满祭司&quot;" calcext:base-cell-address="卡牌.C1147"/>
            <calcext:condition calcext:apply-style-name="圣骑士" calcext:value="=&quot;圣骑士&quot;" calcext:base-cell-address="卡牌.C1147"/>
          </calcext:conditional-format>
          <calcext:conditional-format calcext:target-range-address="卡牌.C1148:卡牌.C1148">
            <calcext:condition calcext:apply-style-name="战士" calcext:value="=&quot;战士&quot;" calcext:base-cell-address="卡牌.C1148"/>
            <calcext:condition calcext:apply-style-name="术士" calcext:value="=&quot;术士&quot;" calcext:base-cell-address="卡牌.C1148"/>
            <calcext:condition calcext:apply-style-name="法师" calcext:value="=&quot;法师&quot;" calcext:base-cell-address="卡牌.C1148"/>
            <calcext:condition calcext:apply-style-name="潜行者" calcext:value="=&quot;潜行者&quot;" calcext:base-cell-address="卡牌.C1148"/>
            <calcext:condition calcext:apply-style-name="猎人" calcext:value="=&quot;猎人&quot;" calcext:base-cell-address="卡牌.C1148"/>
            <calcext:condition calcext:apply-style-name="德鲁伊" calcext:value="=&quot;德鲁伊&quot;" calcext:base-cell-address="卡牌.C1148"/>
            <calcext:condition calcext:apply-style-name="萨满祭司" calcext:value="=&quot;萨满祭司&quot;" calcext:base-cell-address="卡牌.C1148"/>
            <calcext:condition calcext:apply-style-name="圣骑士" calcext:value="=&quot;圣骑士&quot;" calcext:base-cell-address="卡牌.C1148"/>
          </calcext:conditional-format>
          <calcext:conditional-format calcext:target-range-address="卡牌.C1149:卡牌.C1149">
            <calcext:condition calcext:apply-style-name="战士" calcext:value="=&quot;战士&quot;" calcext:base-cell-address="卡牌.C1149"/>
            <calcext:condition calcext:apply-style-name="术士" calcext:value="=&quot;术士&quot;" calcext:base-cell-address="卡牌.C1149"/>
            <calcext:condition calcext:apply-style-name="法师" calcext:value="=&quot;法师&quot;" calcext:base-cell-address="卡牌.C1149"/>
            <calcext:condition calcext:apply-style-name="潜行者" calcext:value="=&quot;潜行者&quot;" calcext:base-cell-address="卡牌.C1149"/>
            <calcext:condition calcext:apply-style-name="猎人" calcext:value="=&quot;猎人&quot;" calcext:base-cell-address="卡牌.C1149"/>
            <calcext:condition calcext:apply-style-name="德鲁伊" calcext:value="=&quot;德鲁伊&quot;" calcext:base-cell-address="卡牌.C1149"/>
            <calcext:condition calcext:apply-style-name="萨满祭司" calcext:value="=&quot;萨满祭司&quot;" calcext:base-cell-address="卡牌.C1149"/>
            <calcext:condition calcext:apply-style-name="圣骑士" calcext:value="=&quot;圣骑士&quot;" calcext:base-cell-address="卡牌.C1149"/>
          </calcext:conditional-format>
          <calcext:conditional-format calcext:target-range-address="卡牌.C1150:卡牌.C1150">
            <calcext:condition calcext:apply-style-name="战士" calcext:value="=&quot;战士&quot;" calcext:base-cell-address="卡牌.C1150"/>
            <calcext:condition calcext:apply-style-name="术士" calcext:value="=&quot;术士&quot;" calcext:base-cell-address="卡牌.C1150"/>
            <calcext:condition calcext:apply-style-name="法师" calcext:value="=&quot;法师&quot;" calcext:base-cell-address="卡牌.C1150"/>
            <calcext:condition calcext:apply-style-name="潜行者" calcext:value="=&quot;潜行者&quot;" calcext:base-cell-address="卡牌.C1150"/>
            <calcext:condition calcext:apply-style-name="猎人" calcext:value="=&quot;猎人&quot;" calcext:base-cell-address="卡牌.C1150"/>
            <calcext:condition calcext:apply-style-name="德鲁伊" calcext:value="=&quot;德鲁伊&quot;" calcext:base-cell-address="卡牌.C1150"/>
            <calcext:condition calcext:apply-style-name="萨满祭司" calcext:value="=&quot;萨满祭司&quot;" calcext:base-cell-address="卡牌.C1150"/>
            <calcext:condition calcext:apply-style-name="圣骑士" calcext:value="=&quot;圣骑士&quot;" calcext:base-cell-address="卡牌.C1150"/>
          </calcext:conditional-format>
          <calcext:conditional-format calcext:target-range-address="卡牌.C1151:卡牌.C1151">
            <calcext:condition calcext:apply-style-name="战士" calcext:value="=&quot;战士&quot;" calcext:base-cell-address="卡牌.C1151"/>
            <calcext:condition calcext:apply-style-name="术士" calcext:value="=&quot;术士&quot;" calcext:base-cell-address="卡牌.C1151"/>
            <calcext:condition calcext:apply-style-name="法师" calcext:value="=&quot;法师&quot;" calcext:base-cell-address="卡牌.C1151"/>
            <calcext:condition calcext:apply-style-name="潜行者" calcext:value="=&quot;潜行者&quot;" calcext:base-cell-address="卡牌.C1151"/>
            <calcext:condition calcext:apply-style-name="猎人" calcext:value="=&quot;猎人&quot;" calcext:base-cell-address="卡牌.C1151"/>
            <calcext:condition calcext:apply-style-name="德鲁伊" calcext:value="=&quot;德鲁伊&quot;" calcext:base-cell-address="卡牌.C1151"/>
            <calcext:condition calcext:apply-style-name="萨满祭司" calcext:value="=&quot;萨满祭司&quot;" calcext:base-cell-address="卡牌.C1151"/>
            <calcext:condition calcext:apply-style-name="圣骑士" calcext:value="=&quot;圣骑士&quot;" calcext:base-cell-address="卡牌.C1151"/>
          </calcext:conditional-format>
          <calcext:conditional-format calcext:target-range-address="卡牌.C1152:卡牌.C1152">
            <calcext:condition calcext:apply-style-name="战士" calcext:value="=&quot;战士&quot;" calcext:base-cell-address="卡牌.C1152"/>
            <calcext:condition calcext:apply-style-name="术士" calcext:value="=&quot;术士&quot;" calcext:base-cell-address="卡牌.C1152"/>
            <calcext:condition calcext:apply-style-name="法师" calcext:value="=&quot;法师&quot;" calcext:base-cell-address="卡牌.C1152"/>
            <calcext:condition calcext:apply-style-name="潜行者" calcext:value="=&quot;潜行者&quot;" calcext:base-cell-address="卡牌.C1152"/>
            <calcext:condition calcext:apply-style-name="猎人" calcext:value="=&quot;猎人&quot;" calcext:base-cell-address="卡牌.C1152"/>
            <calcext:condition calcext:apply-style-name="德鲁伊" calcext:value="=&quot;德鲁伊&quot;" calcext:base-cell-address="卡牌.C1152"/>
            <calcext:condition calcext:apply-style-name="萨满祭司" calcext:value="=&quot;萨满祭司&quot;" calcext:base-cell-address="卡牌.C1152"/>
            <calcext:condition calcext:apply-style-name="圣骑士" calcext:value="=&quot;圣骑士&quot;" calcext:base-cell-address="卡牌.C1152"/>
          </calcext:conditional-format>
          <calcext:conditional-format calcext:target-range-address="卡牌.C1153:卡牌.C1153">
            <calcext:condition calcext:apply-style-name="战士" calcext:value="=&quot;战士&quot;" calcext:base-cell-address="卡牌.C1153"/>
            <calcext:condition calcext:apply-style-name="术士" calcext:value="=&quot;术士&quot;" calcext:base-cell-address="卡牌.C1153"/>
            <calcext:condition calcext:apply-style-name="法师" calcext:value="=&quot;法师&quot;" calcext:base-cell-address="卡牌.C1153"/>
            <calcext:condition calcext:apply-style-name="潜行者" calcext:value="=&quot;潜行者&quot;" calcext:base-cell-address="卡牌.C1153"/>
            <calcext:condition calcext:apply-style-name="猎人" calcext:value="=&quot;猎人&quot;" calcext:base-cell-address="卡牌.C1153"/>
            <calcext:condition calcext:apply-style-name="德鲁伊" calcext:value="=&quot;德鲁伊&quot;" calcext:base-cell-address="卡牌.C1153"/>
            <calcext:condition calcext:apply-style-name="萨满祭司" calcext:value="=&quot;萨满祭司&quot;" calcext:base-cell-address="卡牌.C1153"/>
            <calcext:condition calcext:apply-style-name="圣骑士" calcext:value="=&quot;圣骑士&quot;" calcext:base-cell-address="卡牌.C1153"/>
          </calcext:conditional-format>
          <calcext:conditional-format calcext:target-range-address="卡牌.C1154:卡牌.C1154">
            <calcext:condition calcext:apply-style-name="战士" calcext:value="=&quot;战士&quot;" calcext:base-cell-address="卡牌.C1154"/>
            <calcext:condition calcext:apply-style-name="术士" calcext:value="=&quot;术士&quot;" calcext:base-cell-address="卡牌.C1154"/>
            <calcext:condition calcext:apply-style-name="法师" calcext:value="=&quot;法师&quot;" calcext:base-cell-address="卡牌.C1154"/>
            <calcext:condition calcext:apply-style-name="潜行者" calcext:value="=&quot;潜行者&quot;" calcext:base-cell-address="卡牌.C1154"/>
            <calcext:condition calcext:apply-style-name="猎人" calcext:value="=&quot;猎人&quot;" calcext:base-cell-address="卡牌.C1154"/>
            <calcext:condition calcext:apply-style-name="德鲁伊" calcext:value="=&quot;德鲁伊&quot;" calcext:base-cell-address="卡牌.C1154"/>
            <calcext:condition calcext:apply-style-name="萨满祭司" calcext:value="=&quot;萨满祭司&quot;" calcext:base-cell-address="卡牌.C1154"/>
            <calcext:condition calcext:apply-style-name="圣骑士" calcext:value="=&quot;圣骑士&quot;" calcext:base-cell-address="卡牌.C1154"/>
          </calcext:conditional-format>
          <calcext:conditional-format calcext:target-range-address="卡牌.C1155:卡牌.C1155">
            <calcext:condition calcext:apply-style-name="战士" calcext:value="=&quot;战士&quot;" calcext:base-cell-address="卡牌.C1155"/>
            <calcext:condition calcext:apply-style-name="术士" calcext:value="=&quot;术士&quot;" calcext:base-cell-address="卡牌.C1155"/>
            <calcext:condition calcext:apply-style-name="法师" calcext:value="=&quot;法师&quot;" calcext:base-cell-address="卡牌.C1155"/>
            <calcext:condition calcext:apply-style-name="潜行者" calcext:value="=&quot;潜行者&quot;" calcext:base-cell-address="卡牌.C1155"/>
            <calcext:condition calcext:apply-style-name="猎人" calcext:value="=&quot;猎人&quot;" calcext:base-cell-address="卡牌.C1155"/>
            <calcext:condition calcext:apply-style-name="德鲁伊" calcext:value="=&quot;德鲁伊&quot;" calcext:base-cell-address="卡牌.C1155"/>
            <calcext:condition calcext:apply-style-name="萨满祭司" calcext:value="=&quot;萨满祭司&quot;" calcext:base-cell-address="卡牌.C1155"/>
            <calcext:condition calcext:apply-style-name="圣骑士" calcext:value="=&quot;圣骑士&quot;" calcext:base-cell-address="卡牌.C1155"/>
          </calcext:conditional-format>
          <calcext:conditional-format calcext:target-range-address="卡牌.C1156:卡牌.C1156">
            <calcext:condition calcext:apply-style-name="战士" calcext:value="=&quot;战士&quot;" calcext:base-cell-address="卡牌.C1156"/>
            <calcext:condition calcext:apply-style-name="术士" calcext:value="=&quot;术士&quot;" calcext:base-cell-address="卡牌.C1156"/>
            <calcext:condition calcext:apply-style-name="法师" calcext:value="=&quot;法师&quot;" calcext:base-cell-address="卡牌.C1156"/>
            <calcext:condition calcext:apply-style-name="潜行者" calcext:value="=&quot;潜行者&quot;" calcext:base-cell-address="卡牌.C1156"/>
            <calcext:condition calcext:apply-style-name="猎人" calcext:value="=&quot;猎人&quot;" calcext:base-cell-address="卡牌.C1156"/>
            <calcext:condition calcext:apply-style-name="德鲁伊" calcext:value="=&quot;德鲁伊&quot;" calcext:base-cell-address="卡牌.C1156"/>
            <calcext:condition calcext:apply-style-name="萨满祭司" calcext:value="=&quot;萨满祭司&quot;" calcext:base-cell-address="卡牌.C1156"/>
            <calcext:condition calcext:apply-style-name="圣骑士" calcext:value="=&quot;圣骑士&quot;" calcext:base-cell-address="卡牌.C1156"/>
          </calcext:conditional-format>
          <calcext:conditional-format calcext:target-range-address="卡牌.C1157:卡牌.C1157">
            <calcext:condition calcext:apply-style-name="战士" calcext:value="=&quot;战士&quot;" calcext:base-cell-address="卡牌.C1157"/>
            <calcext:condition calcext:apply-style-name="术士" calcext:value="=&quot;术士&quot;" calcext:base-cell-address="卡牌.C1157"/>
            <calcext:condition calcext:apply-style-name="法师" calcext:value="=&quot;法师&quot;" calcext:base-cell-address="卡牌.C1157"/>
            <calcext:condition calcext:apply-style-name="潜行者" calcext:value="=&quot;潜行者&quot;" calcext:base-cell-address="卡牌.C1157"/>
            <calcext:condition calcext:apply-style-name="猎人" calcext:value="=&quot;猎人&quot;" calcext:base-cell-address="卡牌.C1157"/>
            <calcext:condition calcext:apply-style-name="德鲁伊" calcext:value="=&quot;德鲁伊&quot;" calcext:base-cell-address="卡牌.C1157"/>
            <calcext:condition calcext:apply-style-name="萨满祭司" calcext:value="=&quot;萨满祭司&quot;" calcext:base-cell-address="卡牌.C1157"/>
            <calcext:condition calcext:apply-style-name="圣骑士" calcext:value="=&quot;圣骑士&quot;" calcext:base-cell-address="卡牌.C1157"/>
          </calcext:conditional-format>
          <calcext:conditional-format calcext:target-range-address="卡牌.C1158:卡牌.C1158">
            <calcext:condition calcext:apply-style-name="战士" calcext:value="=&quot;战士&quot;" calcext:base-cell-address="卡牌.C1158"/>
            <calcext:condition calcext:apply-style-name="术士" calcext:value="=&quot;术士&quot;" calcext:base-cell-address="卡牌.C1158"/>
            <calcext:condition calcext:apply-style-name="法师" calcext:value="=&quot;法师&quot;" calcext:base-cell-address="卡牌.C1158"/>
            <calcext:condition calcext:apply-style-name="潜行者" calcext:value="=&quot;潜行者&quot;" calcext:base-cell-address="卡牌.C1158"/>
            <calcext:condition calcext:apply-style-name="猎人" calcext:value="=&quot;猎人&quot;" calcext:base-cell-address="卡牌.C1158"/>
            <calcext:condition calcext:apply-style-name="德鲁伊" calcext:value="=&quot;德鲁伊&quot;" calcext:base-cell-address="卡牌.C1158"/>
            <calcext:condition calcext:apply-style-name="萨满祭司" calcext:value="=&quot;萨满祭司&quot;" calcext:base-cell-address="卡牌.C1158"/>
            <calcext:condition calcext:apply-style-name="圣骑士" calcext:value="=&quot;圣骑士&quot;" calcext:base-cell-address="卡牌.C1158"/>
          </calcext:conditional-format>
          <calcext:conditional-format calcext:target-range-address="卡牌.C1159:卡牌.C1159">
            <calcext:condition calcext:apply-style-name="战士" calcext:value="=&quot;战士&quot;" calcext:base-cell-address="卡牌.C1159"/>
            <calcext:condition calcext:apply-style-name="术士" calcext:value="=&quot;术士&quot;" calcext:base-cell-address="卡牌.C1159"/>
            <calcext:condition calcext:apply-style-name="法师" calcext:value="=&quot;法师&quot;" calcext:base-cell-address="卡牌.C1159"/>
            <calcext:condition calcext:apply-style-name="潜行者" calcext:value="=&quot;潜行者&quot;" calcext:base-cell-address="卡牌.C1159"/>
            <calcext:condition calcext:apply-style-name="猎人" calcext:value="=&quot;猎人&quot;" calcext:base-cell-address="卡牌.C1159"/>
            <calcext:condition calcext:apply-style-name="德鲁伊" calcext:value="=&quot;德鲁伊&quot;" calcext:base-cell-address="卡牌.C1159"/>
            <calcext:condition calcext:apply-style-name="萨满祭司" calcext:value="=&quot;萨满祭司&quot;" calcext:base-cell-address="卡牌.C1159"/>
            <calcext:condition calcext:apply-style-name="圣骑士" calcext:value="=&quot;圣骑士&quot;" calcext:base-cell-address="卡牌.C1159"/>
          </calcext:conditional-format>
          <calcext:conditional-format calcext:target-range-address="卡牌.C1160:卡牌.C1160">
            <calcext:condition calcext:apply-style-name="战士" calcext:value="=&quot;战士&quot;" calcext:base-cell-address="卡牌.C1160"/>
            <calcext:condition calcext:apply-style-name="术士" calcext:value="=&quot;术士&quot;" calcext:base-cell-address="卡牌.C1160"/>
            <calcext:condition calcext:apply-style-name="法师" calcext:value="=&quot;法师&quot;" calcext:base-cell-address="卡牌.C1160"/>
            <calcext:condition calcext:apply-style-name="潜行者" calcext:value="=&quot;潜行者&quot;" calcext:base-cell-address="卡牌.C1160"/>
            <calcext:condition calcext:apply-style-name="猎人" calcext:value="=&quot;猎人&quot;" calcext:base-cell-address="卡牌.C1160"/>
            <calcext:condition calcext:apply-style-name="德鲁伊" calcext:value="=&quot;德鲁伊&quot;" calcext:base-cell-address="卡牌.C1160"/>
            <calcext:condition calcext:apply-style-name="萨满祭司" calcext:value="=&quot;萨满祭司&quot;" calcext:base-cell-address="卡牌.C1160"/>
            <calcext:condition calcext:apply-style-name="圣骑士" calcext:value="=&quot;圣骑士&quot;" calcext:base-cell-address="卡牌.C1160"/>
          </calcext:conditional-format>
          <calcext:conditional-format calcext:target-range-address="卡牌.C1161:卡牌.C1161">
            <calcext:condition calcext:apply-style-name="战士" calcext:value="=&quot;战士&quot;" calcext:base-cell-address="卡牌.C1161"/>
            <calcext:condition calcext:apply-style-name="术士" calcext:value="=&quot;术士&quot;" calcext:base-cell-address="卡牌.C1161"/>
            <calcext:condition calcext:apply-style-name="法师" calcext:value="=&quot;法师&quot;" calcext:base-cell-address="卡牌.C1161"/>
            <calcext:condition calcext:apply-style-name="潜行者" calcext:value="=&quot;潜行者&quot;" calcext:base-cell-address="卡牌.C1161"/>
            <calcext:condition calcext:apply-style-name="猎人" calcext:value="=&quot;猎人&quot;" calcext:base-cell-address="卡牌.C1161"/>
            <calcext:condition calcext:apply-style-name="德鲁伊" calcext:value="=&quot;德鲁伊&quot;" calcext:base-cell-address="卡牌.C1161"/>
            <calcext:condition calcext:apply-style-name="萨满祭司" calcext:value="=&quot;萨满祭司&quot;" calcext:base-cell-address="卡牌.C1161"/>
            <calcext:condition calcext:apply-style-name="圣骑士" calcext:value="=&quot;圣骑士&quot;" calcext:base-cell-address="卡牌.C1161"/>
          </calcext:conditional-format>
          <calcext:conditional-format calcext:target-range-address="卡牌.C1162:卡牌.C1162">
            <calcext:condition calcext:apply-style-name="战士" calcext:value="=&quot;战士&quot;" calcext:base-cell-address="卡牌.C1162"/>
            <calcext:condition calcext:apply-style-name="术士" calcext:value="=&quot;术士&quot;" calcext:base-cell-address="卡牌.C1162"/>
            <calcext:condition calcext:apply-style-name="法师" calcext:value="=&quot;法师&quot;" calcext:base-cell-address="卡牌.C1162"/>
            <calcext:condition calcext:apply-style-name="潜行者" calcext:value="=&quot;潜行者&quot;" calcext:base-cell-address="卡牌.C1162"/>
            <calcext:condition calcext:apply-style-name="猎人" calcext:value="=&quot;猎人&quot;" calcext:base-cell-address="卡牌.C1162"/>
            <calcext:condition calcext:apply-style-name="德鲁伊" calcext:value="=&quot;德鲁伊&quot;" calcext:base-cell-address="卡牌.C1162"/>
            <calcext:condition calcext:apply-style-name="萨满祭司" calcext:value="=&quot;萨满祭司&quot;" calcext:base-cell-address="卡牌.C1162"/>
            <calcext:condition calcext:apply-style-name="圣骑士" calcext:value="=&quot;圣骑士&quot;" calcext:base-cell-address="卡牌.C1162"/>
          </calcext:conditional-format>
          <calcext:conditional-format calcext:target-range-address="卡牌.C1163:卡牌.C1163">
            <calcext:condition calcext:apply-style-name="战士" calcext:value="=&quot;战士&quot;" calcext:base-cell-address="卡牌.C1163"/>
            <calcext:condition calcext:apply-style-name="术士" calcext:value="=&quot;术士&quot;" calcext:base-cell-address="卡牌.C1163"/>
            <calcext:condition calcext:apply-style-name="法师" calcext:value="=&quot;法师&quot;" calcext:base-cell-address="卡牌.C1163"/>
            <calcext:condition calcext:apply-style-name="潜行者" calcext:value="=&quot;潜行者&quot;" calcext:base-cell-address="卡牌.C1163"/>
            <calcext:condition calcext:apply-style-name="猎人" calcext:value="=&quot;猎人&quot;" calcext:base-cell-address="卡牌.C1163"/>
            <calcext:condition calcext:apply-style-name="德鲁伊" calcext:value="=&quot;德鲁伊&quot;" calcext:base-cell-address="卡牌.C1163"/>
            <calcext:condition calcext:apply-style-name="萨满祭司" calcext:value="=&quot;萨满祭司&quot;" calcext:base-cell-address="卡牌.C1163"/>
            <calcext:condition calcext:apply-style-name="圣骑士" calcext:value="=&quot;圣骑士&quot;" calcext:base-cell-address="卡牌.C1163"/>
          </calcext:conditional-format>
          <calcext:conditional-format calcext:target-range-address="卡牌.C1164:卡牌.C1164">
            <calcext:condition calcext:apply-style-name="战士" calcext:value="=&quot;战士&quot;" calcext:base-cell-address="卡牌.C1164"/>
            <calcext:condition calcext:apply-style-name="术士" calcext:value="=&quot;术士&quot;" calcext:base-cell-address="卡牌.C1164"/>
            <calcext:condition calcext:apply-style-name="法师" calcext:value="=&quot;法师&quot;" calcext:base-cell-address="卡牌.C1164"/>
            <calcext:condition calcext:apply-style-name="潜行者" calcext:value="=&quot;潜行者&quot;" calcext:base-cell-address="卡牌.C1164"/>
            <calcext:condition calcext:apply-style-name="猎人" calcext:value="=&quot;猎人&quot;" calcext:base-cell-address="卡牌.C1164"/>
            <calcext:condition calcext:apply-style-name="德鲁伊" calcext:value="=&quot;德鲁伊&quot;" calcext:base-cell-address="卡牌.C1164"/>
            <calcext:condition calcext:apply-style-name="萨满祭司" calcext:value="=&quot;萨满祭司&quot;" calcext:base-cell-address="卡牌.C1164"/>
            <calcext:condition calcext:apply-style-name="圣骑士" calcext:value="=&quot;圣骑士&quot;" calcext:base-cell-address="卡牌.C1164"/>
          </calcext:conditional-format>
          <calcext:conditional-format calcext:target-range-address="卡牌.C1165:卡牌.C1165">
            <calcext:condition calcext:apply-style-name="战士" calcext:value="=&quot;战士&quot;" calcext:base-cell-address="卡牌.C1165"/>
            <calcext:condition calcext:apply-style-name="术士" calcext:value="=&quot;术士&quot;" calcext:base-cell-address="卡牌.C1165"/>
            <calcext:condition calcext:apply-style-name="法师" calcext:value="=&quot;法师&quot;" calcext:base-cell-address="卡牌.C1165"/>
            <calcext:condition calcext:apply-style-name="潜行者" calcext:value="=&quot;潜行者&quot;" calcext:base-cell-address="卡牌.C1165"/>
            <calcext:condition calcext:apply-style-name="猎人" calcext:value="=&quot;猎人&quot;" calcext:base-cell-address="卡牌.C1165"/>
            <calcext:condition calcext:apply-style-name="德鲁伊" calcext:value="=&quot;德鲁伊&quot;" calcext:base-cell-address="卡牌.C1165"/>
            <calcext:condition calcext:apply-style-name="萨满祭司" calcext:value="=&quot;萨满祭司&quot;" calcext:base-cell-address="卡牌.C1165"/>
            <calcext:condition calcext:apply-style-name="圣骑士" calcext:value="=&quot;圣骑士&quot;" calcext:base-cell-address="卡牌.C1165"/>
          </calcext:conditional-format>
          <calcext:conditional-format calcext:target-range-address="卡牌.C1166:卡牌.C1166">
            <calcext:condition calcext:apply-style-name="战士" calcext:value="=&quot;战士&quot;" calcext:base-cell-address="卡牌.C1166"/>
            <calcext:condition calcext:apply-style-name="术士" calcext:value="=&quot;术士&quot;" calcext:base-cell-address="卡牌.C1166"/>
            <calcext:condition calcext:apply-style-name="法师" calcext:value="=&quot;法师&quot;" calcext:base-cell-address="卡牌.C1166"/>
            <calcext:condition calcext:apply-style-name="潜行者" calcext:value="=&quot;潜行者&quot;" calcext:base-cell-address="卡牌.C1166"/>
            <calcext:condition calcext:apply-style-name="猎人" calcext:value="=&quot;猎人&quot;" calcext:base-cell-address="卡牌.C1166"/>
            <calcext:condition calcext:apply-style-name="德鲁伊" calcext:value="=&quot;德鲁伊&quot;" calcext:base-cell-address="卡牌.C1166"/>
            <calcext:condition calcext:apply-style-name="萨满祭司" calcext:value="=&quot;萨满祭司&quot;" calcext:base-cell-address="卡牌.C1166"/>
            <calcext:condition calcext:apply-style-name="圣骑士" calcext:value="=&quot;圣骑士&quot;" calcext:base-cell-address="卡牌.C1166"/>
          </calcext:conditional-format>
          <calcext:conditional-format calcext:target-range-address="卡牌.C1167:卡牌.C1167">
            <calcext:condition calcext:apply-style-name="战士" calcext:value="=&quot;战士&quot;" calcext:base-cell-address="卡牌.C1167"/>
            <calcext:condition calcext:apply-style-name="术士" calcext:value="=&quot;术士&quot;" calcext:base-cell-address="卡牌.C1167"/>
            <calcext:condition calcext:apply-style-name="法师" calcext:value="=&quot;法师&quot;" calcext:base-cell-address="卡牌.C1167"/>
            <calcext:condition calcext:apply-style-name="潜行者" calcext:value="=&quot;潜行者&quot;" calcext:base-cell-address="卡牌.C1167"/>
            <calcext:condition calcext:apply-style-name="猎人" calcext:value="=&quot;猎人&quot;" calcext:base-cell-address="卡牌.C1167"/>
            <calcext:condition calcext:apply-style-name="德鲁伊" calcext:value="=&quot;德鲁伊&quot;" calcext:base-cell-address="卡牌.C1167"/>
            <calcext:condition calcext:apply-style-name="萨满祭司" calcext:value="=&quot;萨满祭司&quot;" calcext:base-cell-address="卡牌.C1167"/>
            <calcext:condition calcext:apply-style-name="圣骑士" calcext:value="=&quot;圣骑士&quot;" calcext:base-cell-address="卡牌.C1167"/>
          </calcext:conditional-format>
          <calcext:conditional-format calcext:target-range-address="卡牌.C1168:卡牌.C1168">
            <calcext:condition calcext:apply-style-name="战士" calcext:value="=&quot;战士&quot;" calcext:base-cell-address="卡牌.C1168"/>
            <calcext:condition calcext:apply-style-name="术士" calcext:value="=&quot;术士&quot;" calcext:base-cell-address="卡牌.C1168"/>
            <calcext:condition calcext:apply-style-name="法师" calcext:value="=&quot;法师&quot;" calcext:base-cell-address="卡牌.C1168"/>
            <calcext:condition calcext:apply-style-name="潜行者" calcext:value="=&quot;潜行者&quot;" calcext:base-cell-address="卡牌.C1168"/>
            <calcext:condition calcext:apply-style-name="猎人" calcext:value="=&quot;猎人&quot;" calcext:base-cell-address="卡牌.C1168"/>
            <calcext:condition calcext:apply-style-name="德鲁伊" calcext:value="=&quot;德鲁伊&quot;" calcext:base-cell-address="卡牌.C1168"/>
            <calcext:condition calcext:apply-style-name="萨满祭司" calcext:value="=&quot;萨满祭司&quot;" calcext:base-cell-address="卡牌.C1168"/>
            <calcext:condition calcext:apply-style-name="圣骑士" calcext:value="=&quot;圣骑士&quot;" calcext:base-cell-address="卡牌.C1168"/>
          </calcext:conditional-format>
          <calcext:conditional-format calcext:target-range-address="卡牌.C1169:卡牌.C1169">
            <calcext:condition calcext:apply-style-name="战士" calcext:value="=&quot;战士&quot;" calcext:base-cell-address="卡牌.C1169"/>
            <calcext:condition calcext:apply-style-name="术士" calcext:value="=&quot;术士&quot;" calcext:base-cell-address="卡牌.C1169"/>
            <calcext:condition calcext:apply-style-name="法师" calcext:value="=&quot;法师&quot;" calcext:base-cell-address="卡牌.C1169"/>
            <calcext:condition calcext:apply-style-name="潜行者" calcext:value="=&quot;潜行者&quot;" calcext:base-cell-address="卡牌.C1169"/>
            <calcext:condition calcext:apply-style-name="猎人" calcext:value="=&quot;猎人&quot;" calcext:base-cell-address="卡牌.C1169"/>
            <calcext:condition calcext:apply-style-name="德鲁伊" calcext:value="=&quot;德鲁伊&quot;" calcext:base-cell-address="卡牌.C1169"/>
            <calcext:condition calcext:apply-style-name="萨满祭司" calcext:value="=&quot;萨满祭司&quot;" calcext:base-cell-address="卡牌.C1169"/>
            <calcext:condition calcext:apply-style-name="圣骑士" calcext:value="=&quot;圣骑士&quot;" calcext:base-cell-address="卡牌.C1169"/>
          </calcext:conditional-format>
          <calcext:conditional-format calcext:target-range-address="卡牌.C1170:卡牌.C1170">
            <calcext:condition calcext:apply-style-name="战士" calcext:value="=&quot;战士&quot;" calcext:base-cell-address="卡牌.C1170"/>
            <calcext:condition calcext:apply-style-name="术士" calcext:value="=&quot;术士&quot;" calcext:base-cell-address="卡牌.C1170"/>
            <calcext:condition calcext:apply-style-name="法师" calcext:value="=&quot;法师&quot;" calcext:base-cell-address="卡牌.C1170"/>
            <calcext:condition calcext:apply-style-name="潜行者" calcext:value="=&quot;潜行者&quot;" calcext:base-cell-address="卡牌.C1170"/>
            <calcext:condition calcext:apply-style-name="猎人" calcext:value="=&quot;猎人&quot;" calcext:base-cell-address="卡牌.C1170"/>
            <calcext:condition calcext:apply-style-name="德鲁伊" calcext:value="=&quot;德鲁伊&quot;" calcext:base-cell-address="卡牌.C1170"/>
            <calcext:condition calcext:apply-style-name="萨满祭司" calcext:value="=&quot;萨满祭司&quot;" calcext:base-cell-address="卡牌.C1170"/>
            <calcext:condition calcext:apply-style-name="圣骑士" calcext:value="=&quot;圣骑士&quot;" calcext:base-cell-address="卡牌.C1170"/>
          </calcext:conditional-format>
          <calcext:conditional-format calcext:target-range-address="卡牌.C1171:卡牌.C1171">
            <calcext:condition calcext:apply-style-name="战士" calcext:value="=&quot;战士&quot;" calcext:base-cell-address="卡牌.C1171"/>
            <calcext:condition calcext:apply-style-name="术士" calcext:value="=&quot;术士&quot;" calcext:base-cell-address="卡牌.C1171"/>
            <calcext:condition calcext:apply-style-name="法师" calcext:value="=&quot;法师&quot;" calcext:base-cell-address="卡牌.C1171"/>
            <calcext:condition calcext:apply-style-name="潜行者" calcext:value="=&quot;潜行者&quot;" calcext:base-cell-address="卡牌.C1171"/>
            <calcext:condition calcext:apply-style-name="猎人" calcext:value="=&quot;猎人&quot;" calcext:base-cell-address="卡牌.C1171"/>
            <calcext:condition calcext:apply-style-name="德鲁伊" calcext:value="=&quot;德鲁伊&quot;" calcext:base-cell-address="卡牌.C1171"/>
            <calcext:condition calcext:apply-style-name="萨满祭司" calcext:value="=&quot;萨满祭司&quot;" calcext:base-cell-address="卡牌.C1171"/>
            <calcext:condition calcext:apply-style-name="圣骑士" calcext:value="=&quot;圣骑士&quot;" calcext:base-cell-address="卡牌.C1171"/>
          </calcext:conditional-format>
          <calcext:conditional-format calcext:target-range-address="卡牌.C1172:卡牌.C1172">
            <calcext:condition calcext:apply-style-name="战士" calcext:value="=&quot;战士&quot;" calcext:base-cell-address="卡牌.C1172"/>
            <calcext:condition calcext:apply-style-name="术士" calcext:value="=&quot;术士&quot;" calcext:base-cell-address="卡牌.C1172"/>
            <calcext:condition calcext:apply-style-name="法师" calcext:value="=&quot;法师&quot;" calcext:base-cell-address="卡牌.C1172"/>
            <calcext:condition calcext:apply-style-name="潜行者" calcext:value="=&quot;潜行者&quot;" calcext:base-cell-address="卡牌.C1172"/>
            <calcext:condition calcext:apply-style-name="猎人" calcext:value="=&quot;猎人&quot;" calcext:base-cell-address="卡牌.C1172"/>
            <calcext:condition calcext:apply-style-name="德鲁伊" calcext:value="=&quot;德鲁伊&quot;" calcext:base-cell-address="卡牌.C1172"/>
            <calcext:condition calcext:apply-style-name="萨满祭司" calcext:value="=&quot;萨满祭司&quot;" calcext:base-cell-address="卡牌.C1172"/>
            <calcext:condition calcext:apply-style-name="圣骑士" calcext:value="=&quot;圣骑士&quot;" calcext:base-cell-address="卡牌.C1172"/>
          </calcext:conditional-format>
          <calcext:conditional-format calcext:target-range-address="卡牌.C1173:卡牌.C1173">
            <calcext:condition calcext:apply-style-name="战士" calcext:value="=&quot;战士&quot;" calcext:base-cell-address="卡牌.C1173"/>
            <calcext:condition calcext:apply-style-name="术士" calcext:value="=&quot;术士&quot;" calcext:base-cell-address="卡牌.C1173"/>
            <calcext:condition calcext:apply-style-name="法师" calcext:value="=&quot;法师&quot;" calcext:base-cell-address="卡牌.C1173"/>
            <calcext:condition calcext:apply-style-name="潜行者" calcext:value="=&quot;潜行者&quot;" calcext:base-cell-address="卡牌.C1173"/>
            <calcext:condition calcext:apply-style-name="猎人" calcext:value="=&quot;猎人&quot;" calcext:base-cell-address="卡牌.C1173"/>
            <calcext:condition calcext:apply-style-name="德鲁伊" calcext:value="=&quot;德鲁伊&quot;" calcext:base-cell-address="卡牌.C1173"/>
            <calcext:condition calcext:apply-style-name="萨满祭司" calcext:value="=&quot;萨满祭司&quot;" calcext:base-cell-address="卡牌.C1173"/>
            <calcext:condition calcext:apply-style-name="圣骑士" calcext:value="=&quot;圣骑士&quot;" calcext:base-cell-address="卡牌.C1173"/>
          </calcext:conditional-format>
          <calcext:conditional-format calcext:target-range-address="卡牌.C1174:卡牌.C1174">
            <calcext:condition calcext:apply-style-name="战士" calcext:value="=&quot;战士&quot;" calcext:base-cell-address="卡牌.C1174"/>
            <calcext:condition calcext:apply-style-name="术士" calcext:value="=&quot;术士&quot;" calcext:base-cell-address="卡牌.C1174"/>
            <calcext:condition calcext:apply-style-name="法师" calcext:value="=&quot;法师&quot;" calcext:base-cell-address="卡牌.C1174"/>
            <calcext:condition calcext:apply-style-name="潜行者" calcext:value="=&quot;潜行者&quot;" calcext:base-cell-address="卡牌.C1174"/>
            <calcext:condition calcext:apply-style-name="猎人" calcext:value="=&quot;猎人&quot;" calcext:base-cell-address="卡牌.C1174"/>
            <calcext:condition calcext:apply-style-name="德鲁伊" calcext:value="=&quot;德鲁伊&quot;" calcext:base-cell-address="卡牌.C1174"/>
            <calcext:condition calcext:apply-style-name="萨满祭司" calcext:value="=&quot;萨满祭司&quot;" calcext:base-cell-address="卡牌.C1174"/>
            <calcext:condition calcext:apply-style-name="圣骑士" calcext:value="=&quot;圣骑士&quot;" calcext:base-cell-address="卡牌.C1174"/>
          </calcext:conditional-format>
          <calcext:conditional-format calcext:target-range-address="卡牌.C1175:卡牌.C1175">
            <calcext:condition calcext:apply-style-name="战士" calcext:value="=&quot;战士&quot;" calcext:base-cell-address="卡牌.C1175"/>
            <calcext:condition calcext:apply-style-name="术士" calcext:value="=&quot;术士&quot;" calcext:base-cell-address="卡牌.C1175"/>
            <calcext:condition calcext:apply-style-name="法师" calcext:value="=&quot;法师&quot;" calcext:base-cell-address="卡牌.C1175"/>
            <calcext:condition calcext:apply-style-name="潜行者" calcext:value="=&quot;潜行者&quot;" calcext:base-cell-address="卡牌.C1175"/>
            <calcext:condition calcext:apply-style-name="猎人" calcext:value="=&quot;猎人&quot;" calcext:base-cell-address="卡牌.C1175"/>
            <calcext:condition calcext:apply-style-name="德鲁伊" calcext:value="=&quot;德鲁伊&quot;" calcext:base-cell-address="卡牌.C1175"/>
            <calcext:condition calcext:apply-style-name="萨满祭司" calcext:value="=&quot;萨满祭司&quot;" calcext:base-cell-address="卡牌.C1175"/>
            <calcext:condition calcext:apply-style-name="圣骑士" calcext:value="=&quot;圣骑士&quot;" calcext:base-cell-address="卡牌.C1175"/>
          </calcext:conditional-format>
          <calcext:conditional-format calcext:target-range-address="卡牌.C1176:卡牌.C1176">
            <calcext:condition calcext:apply-style-name="战士" calcext:value="=&quot;战士&quot;" calcext:base-cell-address="卡牌.C1176"/>
            <calcext:condition calcext:apply-style-name="术士" calcext:value="=&quot;术士&quot;" calcext:base-cell-address="卡牌.C1176"/>
            <calcext:condition calcext:apply-style-name="法师" calcext:value="=&quot;法师&quot;" calcext:base-cell-address="卡牌.C1176"/>
            <calcext:condition calcext:apply-style-name="潜行者" calcext:value="=&quot;潜行者&quot;" calcext:base-cell-address="卡牌.C1176"/>
            <calcext:condition calcext:apply-style-name="猎人" calcext:value="=&quot;猎人&quot;" calcext:base-cell-address="卡牌.C1176"/>
            <calcext:condition calcext:apply-style-name="德鲁伊" calcext:value="=&quot;德鲁伊&quot;" calcext:base-cell-address="卡牌.C1176"/>
            <calcext:condition calcext:apply-style-name="萨满祭司" calcext:value="=&quot;萨满祭司&quot;" calcext:base-cell-address="卡牌.C1176"/>
            <calcext:condition calcext:apply-style-name="圣骑士" calcext:value="=&quot;圣骑士&quot;" calcext:base-cell-address="卡牌.C1176"/>
          </calcext:conditional-format>
          <calcext:conditional-format calcext:target-range-address="卡牌.C1177:卡牌.C1177">
            <calcext:condition calcext:apply-style-name="战士" calcext:value="=&quot;战士&quot;" calcext:base-cell-address="卡牌.C1177"/>
            <calcext:condition calcext:apply-style-name="术士" calcext:value="=&quot;术士&quot;" calcext:base-cell-address="卡牌.C1177"/>
            <calcext:condition calcext:apply-style-name="法师" calcext:value="=&quot;法师&quot;" calcext:base-cell-address="卡牌.C1177"/>
            <calcext:condition calcext:apply-style-name="潜行者" calcext:value="=&quot;潜行者&quot;" calcext:base-cell-address="卡牌.C1177"/>
            <calcext:condition calcext:apply-style-name="猎人" calcext:value="=&quot;猎人&quot;" calcext:base-cell-address="卡牌.C1177"/>
            <calcext:condition calcext:apply-style-name="德鲁伊" calcext:value="=&quot;德鲁伊&quot;" calcext:base-cell-address="卡牌.C1177"/>
            <calcext:condition calcext:apply-style-name="萨满祭司" calcext:value="=&quot;萨满祭司&quot;" calcext:base-cell-address="卡牌.C1177"/>
            <calcext:condition calcext:apply-style-name="圣骑士" calcext:value="=&quot;圣骑士&quot;" calcext:base-cell-address="卡牌.C1177"/>
          </calcext:conditional-format>
          <calcext:conditional-format calcext:target-range-address="卡牌.C1178:卡牌.C1178">
            <calcext:condition calcext:apply-style-name="战士" calcext:value="=&quot;战士&quot;" calcext:base-cell-address="卡牌.C1178"/>
            <calcext:condition calcext:apply-style-name="术士" calcext:value="=&quot;术士&quot;" calcext:base-cell-address="卡牌.C1178"/>
            <calcext:condition calcext:apply-style-name="法师" calcext:value="=&quot;法师&quot;" calcext:base-cell-address="卡牌.C1178"/>
            <calcext:condition calcext:apply-style-name="潜行者" calcext:value="=&quot;潜行者&quot;" calcext:base-cell-address="卡牌.C1178"/>
            <calcext:condition calcext:apply-style-name="猎人" calcext:value="=&quot;猎人&quot;" calcext:base-cell-address="卡牌.C1178"/>
            <calcext:condition calcext:apply-style-name="德鲁伊" calcext:value="=&quot;德鲁伊&quot;" calcext:base-cell-address="卡牌.C1178"/>
            <calcext:condition calcext:apply-style-name="萨满祭司" calcext:value="=&quot;萨满祭司&quot;" calcext:base-cell-address="卡牌.C1178"/>
            <calcext:condition calcext:apply-style-name="圣骑士" calcext:value="=&quot;圣骑士&quot;" calcext:base-cell-address="卡牌.C1178"/>
          </calcext:conditional-format>
          <calcext:conditional-format calcext:target-range-address="卡牌.C1179:卡牌.C1179">
            <calcext:condition calcext:apply-style-name="战士" calcext:value="=&quot;战士&quot;" calcext:base-cell-address="卡牌.C1179"/>
            <calcext:condition calcext:apply-style-name="术士" calcext:value="=&quot;术士&quot;" calcext:base-cell-address="卡牌.C1179"/>
            <calcext:condition calcext:apply-style-name="法师" calcext:value="=&quot;法师&quot;" calcext:base-cell-address="卡牌.C1179"/>
            <calcext:condition calcext:apply-style-name="潜行者" calcext:value="=&quot;潜行者&quot;" calcext:base-cell-address="卡牌.C1179"/>
            <calcext:condition calcext:apply-style-name="猎人" calcext:value="=&quot;猎人&quot;" calcext:base-cell-address="卡牌.C1179"/>
            <calcext:condition calcext:apply-style-name="德鲁伊" calcext:value="=&quot;德鲁伊&quot;" calcext:base-cell-address="卡牌.C1179"/>
            <calcext:condition calcext:apply-style-name="萨满祭司" calcext:value="=&quot;萨满祭司&quot;" calcext:base-cell-address="卡牌.C1179"/>
            <calcext:condition calcext:apply-style-name="圣骑士" calcext:value="=&quot;圣骑士&quot;" calcext:base-cell-address="卡牌.C1179"/>
          </calcext:conditional-format>
          <calcext:conditional-format calcext:target-range-address="卡牌.C1180:卡牌.C1180">
            <calcext:condition calcext:apply-style-name="战士" calcext:value="=&quot;战士&quot;" calcext:base-cell-address="卡牌.C1180"/>
            <calcext:condition calcext:apply-style-name="术士" calcext:value="=&quot;术士&quot;" calcext:base-cell-address="卡牌.C1180"/>
            <calcext:condition calcext:apply-style-name="法师" calcext:value="=&quot;法师&quot;" calcext:base-cell-address="卡牌.C1180"/>
            <calcext:condition calcext:apply-style-name="潜行者" calcext:value="=&quot;潜行者&quot;" calcext:base-cell-address="卡牌.C1180"/>
            <calcext:condition calcext:apply-style-name="猎人" calcext:value="=&quot;猎人&quot;" calcext:base-cell-address="卡牌.C1180"/>
            <calcext:condition calcext:apply-style-name="德鲁伊" calcext:value="=&quot;德鲁伊&quot;" calcext:base-cell-address="卡牌.C1180"/>
            <calcext:condition calcext:apply-style-name="萨满祭司" calcext:value="=&quot;萨满祭司&quot;" calcext:base-cell-address="卡牌.C1180"/>
            <calcext:condition calcext:apply-style-name="圣骑士" calcext:value="=&quot;圣骑士&quot;" calcext:base-cell-address="卡牌.C1180"/>
          </calcext:conditional-format>
          <calcext:conditional-format calcext:target-range-address="卡牌.C1181:卡牌.C1181">
            <calcext:condition calcext:apply-style-name="战士" calcext:value="=&quot;战士&quot;" calcext:base-cell-address="卡牌.C1181"/>
            <calcext:condition calcext:apply-style-name="术士" calcext:value="=&quot;术士&quot;" calcext:base-cell-address="卡牌.C1181"/>
            <calcext:condition calcext:apply-style-name="法师" calcext:value="=&quot;法师&quot;" calcext:base-cell-address="卡牌.C1181"/>
            <calcext:condition calcext:apply-style-name="潜行者" calcext:value="=&quot;潜行者&quot;" calcext:base-cell-address="卡牌.C1181"/>
            <calcext:condition calcext:apply-style-name="猎人" calcext:value="=&quot;猎人&quot;" calcext:base-cell-address="卡牌.C1181"/>
            <calcext:condition calcext:apply-style-name="德鲁伊" calcext:value="=&quot;德鲁伊&quot;" calcext:base-cell-address="卡牌.C1181"/>
            <calcext:condition calcext:apply-style-name="萨满祭司" calcext:value="=&quot;萨满祭司&quot;" calcext:base-cell-address="卡牌.C1181"/>
            <calcext:condition calcext:apply-style-name="圣骑士" calcext:value="=&quot;圣骑士&quot;" calcext:base-cell-address="卡牌.C1181"/>
          </calcext:conditional-format>
          <calcext:conditional-format calcext:target-range-address="卡牌.C1182:卡牌.C1182">
            <calcext:condition calcext:apply-style-name="战士" calcext:value="=&quot;战士&quot;" calcext:base-cell-address="卡牌.C1182"/>
            <calcext:condition calcext:apply-style-name="术士" calcext:value="=&quot;术士&quot;" calcext:base-cell-address="卡牌.C1182"/>
            <calcext:condition calcext:apply-style-name="法师" calcext:value="=&quot;法师&quot;" calcext:base-cell-address="卡牌.C1182"/>
            <calcext:condition calcext:apply-style-name="潜行者" calcext:value="=&quot;潜行者&quot;" calcext:base-cell-address="卡牌.C1182"/>
            <calcext:condition calcext:apply-style-name="猎人" calcext:value="=&quot;猎人&quot;" calcext:base-cell-address="卡牌.C1182"/>
            <calcext:condition calcext:apply-style-name="德鲁伊" calcext:value="=&quot;德鲁伊&quot;" calcext:base-cell-address="卡牌.C1182"/>
            <calcext:condition calcext:apply-style-name="萨满祭司" calcext:value="=&quot;萨满祭司&quot;" calcext:base-cell-address="卡牌.C1182"/>
            <calcext:condition calcext:apply-style-name="圣骑士" calcext:value="=&quot;圣骑士&quot;" calcext:base-cell-address="卡牌.C1182"/>
          </calcext:conditional-format>
          <calcext:conditional-format calcext:target-range-address="卡牌.C1183:卡牌.C1183">
            <calcext:condition calcext:apply-style-name="战士" calcext:value="=&quot;战士&quot;" calcext:base-cell-address="卡牌.C1183"/>
            <calcext:condition calcext:apply-style-name="术士" calcext:value="=&quot;术士&quot;" calcext:base-cell-address="卡牌.C1183"/>
            <calcext:condition calcext:apply-style-name="法师" calcext:value="=&quot;法师&quot;" calcext:base-cell-address="卡牌.C1183"/>
            <calcext:condition calcext:apply-style-name="潜行者" calcext:value="=&quot;潜行者&quot;" calcext:base-cell-address="卡牌.C1183"/>
            <calcext:condition calcext:apply-style-name="猎人" calcext:value="=&quot;猎人&quot;" calcext:base-cell-address="卡牌.C1183"/>
            <calcext:condition calcext:apply-style-name="德鲁伊" calcext:value="=&quot;德鲁伊&quot;" calcext:base-cell-address="卡牌.C1183"/>
            <calcext:condition calcext:apply-style-name="萨满祭司" calcext:value="=&quot;萨满祭司&quot;" calcext:base-cell-address="卡牌.C1183"/>
            <calcext:condition calcext:apply-style-name="圣骑士" calcext:value="=&quot;圣骑士&quot;" calcext:base-cell-address="卡牌.C1183"/>
          </calcext:conditional-format>
          <calcext:conditional-format calcext:target-range-address="卡牌.C1184:卡牌.C1184">
            <calcext:condition calcext:apply-style-name="战士" calcext:value="=&quot;战士&quot;" calcext:base-cell-address="卡牌.C1184"/>
            <calcext:condition calcext:apply-style-name="术士" calcext:value="=&quot;术士&quot;" calcext:base-cell-address="卡牌.C1184"/>
            <calcext:condition calcext:apply-style-name="法师" calcext:value="=&quot;法师&quot;" calcext:base-cell-address="卡牌.C1184"/>
            <calcext:condition calcext:apply-style-name="潜行者" calcext:value="=&quot;潜行者&quot;" calcext:base-cell-address="卡牌.C1184"/>
            <calcext:condition calcext:apply-style-name="猎人" calcext:value="=&quot;猎人&quot;" calcext:base-cell-address="卡牌.C1184"/>
            <calcext:condition calcext:apply-style-name="德鲁伊" calcext:value="=&quot;德鲁伊&quot;" calcext:base-cell-address="卡牌.C1184"/>
            <calcext:condition calcext:apply-style-name="萨满祭司" calcext:value="=&quot;萨满祭司&quot;" calcext:base-cell-address="卡牌.C1184"/>
            <calcext:condition calcext:apply-style-name="圣骑士" calcext:value="=&quot;圣骑士&quot;" calcext:base-cell-address="卡牌.C1184"/>
          </calcext:conditional-format>
          <calcext:conditional-format calcext:target-range-address="卡牌.C1185:卡牌.C1185">
            <calcext:condition calcext:apply-style-name="战士" calcext:value="=&quot;战士&quot;" calcext:base-cell-address="卡牌.C1185"/>
            <calcext:condition calcext:apply-style-name="术士" calcext:value="=&quot;术士&quot;" calcext:base-cell-address="卡牌.C1185"/>
            <calcext:condition calcext:apply-style-name="法师" calcext:value="=&quot;法师&quot;" calcext:base-cell-address="卡牌.C1185"/>
            <calcext:condition calcext:apply-style-name="潜行者" calcext:value="=&quot;潜行者&quot;" calcext:base-cell-address="卡牌.C1185"/>
            <calcext:condition calcext:apply-style-name="猎人" calcext:value="=&quot;猎人&quot;" calcext:base-cell-address="卡牌.C1185"/>
            <calcext:condition calcext:apply-style-name="德鲁伊" calcext:value="=&quot;德鲁伊&quot;" calcext:base-cell-address="卡牌.C1185"/>
            <calcext:condition calcext:apply-style-name="萨满祭司" calcext:value="=&quot;萨满祭司&quot;" calcext:base-cell-address="卡牌.C1185"/>
            <calcext:condition calcext:apply-style-name="圣骑士" calcext:value="=&quot;圣骑士&quot;" calcext:base-cell-address="卡牌.C1185"/>
          </calcext:conditional-format>
          <calcext:conditional-format calcext:target-range-address="卡牌.C1186:卡牌.C1186">
            <calcext:condition calcext:apply-style-name="战士" calcext:value="=&quot;战士&quot;" calcext:base-cell-address="卡牌.C1186"/>
            <calcext:condition calcext:apply-style-name="术士" calcext:value="=&quot;术士&quot;" calcext:base-cell-address="卡牌.C1186"/>
            <calcext:condition calcext:apply-style-name="法师" calcext:value="=&quot;法师&quot;" calcext:base-cell-address="卡牌.C1186"/>
            <calcext:condition calcext:apply-style-name="潜行者" calcext:value="=&quot;潜行者&quot;" calcext:base-cell-address="卡牌.C1186"/>
            <calcext:condition calcext:apply-style-name="猎人" calcext:value="=&quot;猎人&quot;" calcext:base-cell-address="卡牌.C1186"/>
            <calcext:condition calcext:apply-style-name="德鲁伊" calcext:value="=&quot;德鲁伊&quot;" calcext:base-cell-address="卡牌.C1186"/>
            <calcext:condition calcext:apply-style-name="萨满祭司" calcext:value="=&quot;萨满祭司&quot;" calcext:base-cell-address="卡牌.C1186"/>
            <calcext:condition calcext:apply-style-name="圣骑士" calcext:value="=&quot;圣骑士&quot;" calcext:base-cell-address="卡牌.C1186"/>
          </calcext:conditional-format>
          <calcext:conditional-format calcext:target-range-address="卡牌.C1187:卡牌.C1187">
            <calcext:condition calcext:apply-style-name="战士" calcext:value="=&quot;战士&quot;" calcext:base-cell-address="卡牌.C1187"/>
            <calcext:condition calcext:apply-style-name="术士" calcext:value="=&quot;术士&quot;" calcext:base-cell-address="卡牌.C1187"/>
            <calcext:condition calcext:apply-style-name="法师" calcext:value="=&quot;法师&quot;" calcext:base-cell-address="卡牌.C1187"/>
            <calcext:condition calcext:apply-style-name="潜行者" calcext:value="=&quot;潜行者&quot;" calcext:base-cell-address="卡牌.C1187"/>
            <calcext:condition calcext:apply-style-name="猎人" calcext:value="=&quot;猎人&quot;" calcext:base-cell-address="卡牌.C1187"/>
            <calcext:condition calcext:apply-style-name="德鲁伊" calcext:value="=&quot;德鲁伊&quot;" calcext:base-cell-address="卡牌.C1187"/>
            <calcext:condition calcext:apply-style-name="萨满祭司" calcext:value="=&quot;萨满祭司&quot;" calcext:base-cell-address="卡牌.C1187"/>
            <calcext:condition calcext:apply-style-name="圣骑士" calcext:value="=&quot;圣骑士&quot;" calcext:base-cell-address="卡牌.C1187"/>
          </calcext:conditional-format>
          <calcext:conditional-format calcext:target-range-address="卡牌.C1188:卡牌.C1188">
            <calcext:condition calcext:apply-style-name="战士" calcext:value="=&quot;战士&quot;" calcext:base-cell-address="卡牌.C1188"/>
            <calcext:condition calcext:apply-style-name="术士" calcext:value="=&quot;术士&quot;" calcext:base-cell-address="卡牌.C1188"/>
            <calcext:condition calcext:apply-style-name="法师" calcext:value="=&quot;法师&quot;" calcext:base-cell-address="卡牌.C1188"/>
            <calcext:condition calcext:apply-style-name="潜行者" calcext:value="=&quot;潜行者&quot;" calcext:base-cell-address="卡牌.C1188"/>
            <calcext:condition calcext:apply-style-name="猎人" calcext:value="=&quot;猎人&quot;" calcext:base-cell-address="卡牌.C1188"/>
            <calcext:condition calcext:apply-style-name="德鲁伊" calcext:value="=&quot;德鲁伊&quot;" calcext:base-cell-address="卡牌.C1188"/>
            <calcext:condition calcext:apply-style-name="萨满祭司" calcext:value="=&quot;萨满祭司&quot;" calcext:base-cell-address="卡牌.C1188"/>
            <calcext:condition calcext:apply-style-name="圣骑士" calcext:value="=&quot;圣骑士&quot;" calcext:base-cell-address="卡牌.C1188"/>
          </calcext:conditional-format>
          <calcext:conditional-format calcext:target-range-address="卡牌.C1189:卡牌.C1189">
            <calcext:condition calcext:apply-style-name="战士" calcext:value="=&quot;战士&quot;" calcext:base-cell-address="卡牌.C1189"/>
            <calcext:condition calcext:apply-style-name="术士" calcext:value="=&quot;术士&quot;" calcext:base-cell-address="卡牌.C1189"/>
            <calcext:condition calcext:apply-style-name="法师" calcext:value="=&quot;法师&quot;" calcext:base-cell-address="卡牌.C1189"/>
            <calcext:condition calcext:apply-style-name="潜行者" calcext:value="=&quot;潜行者&quot;" calcext:base-cell-address="卡牌.C1189"/>
            <calcext:condition calcext:apply-style-name="猎人" calcext:value="=&quot;猎人&quot;" calcext:base-cell-address="卡牌.C1189"/>
            <calcext:condition calcext:apply-style-name="德鲁伊" calcext:value="=&quot;德鲁伊&quot;" calcext:base-cell-address="卡牌.C1189"/>
            <calcext:condition calcext:apply-style-name="萨满祭司" calcext:value="=&quot;萨满祭司&quot;" calcext:base-cell-address="卡牌.C1189"/>
            <calcext:condition calcext:apply-style-name="圣骑士" calcext:value="=&quot;圣骑士&quot;" calcext:base-cell-address="卡牌.C1189"/>
          </calcext:conditional-format>
          <calcext:conditional-format calcext:target-range-address="卡牌.S581:卡牌.S598">
            <calcext:condition calcext:apply-style-name="优秀" calcext:value="=&quot;优秀&quot;" calcext:base-cell-address="卡牌.S581"/>
            <calcext:condition calcext:apply-style-name="良好" calcext:value="=&quot;良好&quot;" calcext:base-cell-address="卡牌.S581"/>
            <calcext:condition calcext:apply-style-name="普通" calcext:value="=&quot;普通&quot;" calcext:base-cell-address="卡牌.S581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number-columns-repeated="3" table:default-cell-style-name="ce44"/>
        <table:table-column table:style-name="co19" table:default-cell-style-name="ce44"/>
        <table:table-column table:style-name="co15" table:number-columns-repeated="248" table:default-cell-style-name="ce44"/>
        <table:table-column table:style-name="co15" table:number-columns-repeated="768" table:default-cell-style-name="Default"/>
        <table:table-row table:style-name="ro8">
          <table:table-cell table:style-name="ce260" office:value-type="string" calcext:value-type="string" table:number-columns-spanned="1" table:number-rows-spanned="2">
            <text:p>职业</text:p>
          </table:table-cell>
          <table:table-cell table:style-name="ce260" office:value-type="string" calcext:value-type="string" table:number-columns-spanned="6" table:number-rows-spanned="1">
            <text:p>技能评分</text:p>
          </table:table-cell>
          <table:covered-table-cell table:number-columns-repeated="5" table:style-name="ce261"/>
          <table:table-cell table:style-name="ce260" office:value-type="string" calcext:value-type="string" table:number-columns-spanned="1" table:number-rows-spanned="2">
            <text:p><text:s/>技能等效估计</text:p>
          </table:table-cell>
          <table:table-cell table:number-columns-repeated="1016"/>
        </table:table-row>
        <table:table-row table:style-name="ro8">
          <table:covered-table-cell table:style-name="ce261"/>
          <table:table-cell table:style-name="ce261" office:value-type="string" calcext:value-type="string">
            <text:p>卡差</text:p>
          </table:table-cell>
          <table:table-cell table:style-name="ce261" office:value-type="string" calcext:value-type="string">
            <text:p>场面</text:p>
          </table:table-cell>
          <table:table-cell table:style-name="ce261" office:value-type="string" calcext:value-type="string">
            <text:p>血量</text:p>
          </table:table-cell>
          <table:table-cell table:style-name="ce261" table:number-columns-repeated="3"/>
          <table:covered-table-cell table:style-name="ce261"/>
          <table:table-cell table:number-columns-repeated="1016"/>
        </table:table-row>
        <table:table-row table:style-name="ro9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office:value-type="string" calcext:value-type="string">
            <text:p>造成1点伤害</text:p>
          </table:table-cell>
          <table:table-cell table:number-columns-repeated="1016"/>
        </table:table-row>
        <table:table-row table:style-name="ro9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table:style-name="ce42" table:number-columns-repeated="3"/>
          <table:table-cell office:value-type="string" calcext:value-type="string">
            <text:p>3/4几率嘲讽0/2,1/4圣骑技能</text:p>
          </table:table-cell>
          <table:table-cell table:number-columns-repeated="1016"/>
        </table:table-row>
        <table:table-row table:style-name="ro9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table:style-name="ce43" table:number-columns-repeated="3"/>
          <table:table-cell office:value-type="string" calcext:value-type="string">
            <text:p>回1点血然后对敌方英雄造成1点伤害</text:p>
          </table:table-cell>
          <table:table-cell table:number-columns-repeated="1016"/>
        </table:table-row>
        <table:table-row table:style-name="ro9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table:style-name="ce42" table:number-columns-repeated="3"/>
          <table:table-cell office:value-type="string" calcext:value-type="string">
            <text:p>回1点血和造成1点伤害取中间值</text:p>
          </table:table-cell>
          <table:table-cell table:number-columns-repeated="1016"/>
        </table:table-row>
        <table:table-row table:style-name="ro9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table:number-columns-repeated="3"/>
          <table:table-cell office:value-type="string" calcext:value-type="string">
            <text:p>对自身造成2点伤害抽1张卡</text:p>
          </table:table-cell>
          <table:table-cell table:style-name="ce261"/>
          <table:table-cell table:number-columns-repeated="1015"/>
        </table:table-row>
        <table:table-row table:style-name="ro9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office:value-type="string" calcext:value-type="string">
            <text:p>对敌方英雄造成2点伤害</text:p>
          </table:table-cell>
          <table:table-cell table:number-columns-repeated="1016"/>
        </table:table-row>
        <table:table-row table:style-name="ro9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office:value-type="string" calcext:value-type="string">
            <text:p>对敌方英雄造成1点伤害+1/1武器</text:p>
          </table:table-cell>
          <table:table-cell table:style-name="ce261"/>
          <table:table-cell table:number-columns-repeated="1015"/>
        </table:table-row>
        <table:table-row table:style-name="ro9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office:value-type="string" calcext:value-type="string">
            <text:p>恢复3点生命</text:p>
          </table:table-cell>
          <table:table-cell table:number-columns-repeated="1016"/>
        </table:table-row>
        <table:table-row table:style-name="ro9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table:number-columns-repeated="3"/>
          <table:table-cell office:value-type="string" calcext:value-type="string">
            <text:p>恢复2点生命</text:p>
          </table:table-cell>
          <table:table-cell table:number-columns-repeated="1016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8">
          <table:table-cell table:style-name="ce41"/>
          <table:table-cell table:number-columns-repeated="1023"/>
        </table:table-row>
        <table:table-row table:style-name="ro8">
          <table:table-cell table:style-name="普通" office:value-type="string" calcext:value-type="string">
            <text:p>没其他卡才带</text:p>
          </table:table-cell>
          <table:table-cell table:number-columns-repeated="1023"/>
        </table:table-row>
        <table:table-row table:style-name="ro8">
          <table:table-cell table:style-name="ce72" office:value-type="string" calcext:value-type="string">
            <text:p>倾向带1张</text:p>
          </table:table-cell>
          <table:table-cell table:number-columns-repeated="1023"/>
        </table:table-row>
        <table:table-row table:style-name="ro8">
          <table:table-cell table:style-name="ce70" office:value-type="string" calcext:value-type="string">
            <text:p>倾向带2张</text:p>
          </table:table-cell>
          <table:table-cell table:number-columns-repeated="1023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189" table:display-filter-buttons="true">
          <table:filter>
            <table:filter-and>
              <table:filter-condition table:field-number="2" table:value="萨满祭司" table:operator="=">
                <table:filter-set-item table:value="萨满祭司"/>
                <table:filter-set-item table:value="中立"/>
              </table:filter-condition>
              <table:filter-condition table:field-number="6" table:value="标准" table:operator="="/>
            </table:filter-and>
          </table:filter>
          <table:sort>
            <table:sort-by table:field-number="5" table:data-type="automatic"/>
            <table:sort-by table:field-number="2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/00/00</text:date>, <text:time style:data-style-name="N2" text:time-value="15:16:09.325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6-05T00:58:53.560000000</dc:date>
    <meta:generator>LibreOffice/5.3.2.2$Windows_X86_64 LibreOffice_project/6cd4f1ef626f15116896b1d8e1398b56da0d0ee1</meta:generator>
    <meta:editing-duration>PT6H59M50S</meta:editing-duration>
    <meta:editing-cycles>98</meta:editing-cycles>
    <meta:document-statistic meta:table-count="4" meta:cell-count="14021" meta:object-count="0"/>
    <meta:user-defined meta:name="KSOProductBuildVer">2052-10.1.0.5973</meta:user-defined>
    <meta:user-defined meta:name="KSOReadingLayout" meta:value-type="boolean">true</meta:user-defined>
  </office:meta>
</office:document-meta>
</file>